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75mm"/>
    </style:style>
    <style:style style:name="co2" style:family="table-column">
      <style:table-column-properties fo:break-before="auto" style:column-width="58.17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59.28mm"/>
    </style:style>
    <style:style style:name="co6" style:family="table-column">
      <style:table-column-properties fo:break-before="auto" style:column-width="21.9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kyline_5f_output">
      <style:table-properties table:display="true" style:writing-mode="lr-tb"/>
    </style:style>
    <style:style style:name="ta2" style:family="table" style:master-page-name="PageStyle_5f_Peptide_20_Expression_5f_Henr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yline_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Peptide Sequenc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eplicate Name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140033333333333" calcext:value-type="float">
            <text:p>0.14003333333333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215333333333333" calcext:value-type="float">
            <text:p>0.02153333333333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539666666666667" calcext:value-type="float">
            <text:p>0.05396666666666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129666666666667" calcext:value-type="float">
            <text:p>0.01296666666666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176666666666667" calcext:value-type="float">
            <text:p>0.00176666666666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223333333333333" calcext:value-type="float">
            <text:p>0.00223333333333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403333333333333" calcext:value-type="float">
            <text:p>0.00403333333333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5" calcext:value-type="float">
            <text:p>0.005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168" calcext:value-type="float">
            <text:p>0.0168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472" calcext:value-type="float">
            <text:p>0.0472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" calcext:value-type="float">
            <text:p>0.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23" calcext:value-type="float">
            <text:p>0.002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293" calcext:value-type="float">
            <text:p>0.029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492" calcext:value-type="float">
            <text:p>0.049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15" calcext:value-type="float">
            <text:p>0.00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108" calcext:value-type="float">
            <text:p>0.010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AADDTWEPFA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507666666666667" calcext:value-type="float">
            <text:p>0.05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115666666666667" calcext:value-type="float">
            <text:p>0.011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523333333333333" calcext:value-type="float">
            <text:p>0.005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22" calcext:value-type="float">
            <text:p>0.002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473333333333333" calcext:value-type="float">
            <text:p>0.004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966666666666667" calcext:value-type="float">
            <text:p>0.009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606666666666667" calcext:value-type="float">
            <text:p>0.006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66666666666667" calcext:value-type="float">
            <text:p>0.001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1" calcext:value-type="float">
            <text:p>0.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187333333333333" calcext:value-type="float">
            <text:p>0.018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102666666666667" calcext:value-type="float">
            <text:p>0.010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274" calcext:value-type="float">
            <text:p>0.027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200333333333333" calcext:value-type="float">
            <text:p>0.020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127666666666667" calcext:value-type="float">
            <text:p>0.012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AAGDVDIGDAAYYF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15" calcext:value-type="float">
            <text:p>0.00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668666666666667" calcext:value-type="float">
            <text:p>0.066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156166666666667" calcext:value-type="float">
            <text:p>0.156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753333333333333" calcext:value-type="float">
            <text:p>0.007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565333333333333" calcext:value-type="float">
            <text:p>0.05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323333333333333" calcext:value-type="float">
            <text:p>0.003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256666666666667" calcext:value-type="float">
            <text:p>0.002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273333333333333" calcext:value-type="float">
            <text:p>0.002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688333333333333" calcext:value-type="float">
            <text:p>0.068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130333333333333" calcext:value-type="float">
            <text:p>0.013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226666666666667" calcext:value-type="float">
            <text:p>0.002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249666666666667" calcext:value-type="float">
            <text:p>0.024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453333333333333" calcext:value-type="float">
            <text:p>0.004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266333333333333" calcext:value-type="float">
            <text:p>0.026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513333333333333" calcext:value-type="float">
            <text:p>0.005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33" calcext:value-type="float">
            <text:p>0.00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38" calcext:value-type="float">
            <text:p>0.003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563333333333333" calcext:value-type="float">
            <text:p>0.005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150933333333333" calcext:value-type="float">
            <text:p>0.150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1558" calcext:value-type="float">
            <text:p>0.155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3" calcext:value-type="float">
            <text:p>0.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423333333333333" calcext:value-type="float">
            <text:p>0.004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34" calcext:value-type="float">
            <text:p>0.003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213333333333333" calcext:value-type="float">
            <text:p>0.002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137333333333333" calcext:value-type="float">
            <text:p>0.013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28" calcext:value-type="float">
            <text:p>0.002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36" calcext:value-type="float">
            <text:p>0.003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365" calcext:value-type="float">
            <text:p>0.036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436666666666667" calcext:value-type="float">
            <text:p>0.004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1502" calcext:value-type="float">
            <text:p>0.15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AALSYVSEI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77" calcext:value-type="float">
            <text:p>0.07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112" calcext:value-type="float">
            <text:p>0.011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426666666666667" calcext:value-type="float">
            <text:p>0.004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463333333333333" calcext:value-type="float">
            <text:p>0.004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353333333333333" calcext:value-type="float">
            <text:p>0.003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276666666666667" calcext:value-type="float">
            <text:p>0.002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119666666666667" calcext:value-type="float">
            <text:p>0.011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2" calcext:value-type="float">
            <text:p>0.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69" calcext:value-type="float">
            <text:p>0.006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109333333333333" calcext:value-type="float">
            <text:p>0.010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82" calcext:value-type="float">
            <text:p>0.008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316666666666667" calcext:value-type="float">
            <text:p>0.003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463333333333333" calcext:value-type="float">
            <text:p>0.004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373333333333333" calcext:value-type="float">
            <text:p>0.003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25" calcext:value-type="float">
            <text:p>0.002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783333333333333" calcext:value-type="float">
            <text:p>0.007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633333333333333" calcext:value-type="float">
            <text:p>0.006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44" calcext:value-type="float">
            <text:p>0.004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366666666666667" calcext:value-type="float">
            <text:p>0.003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8" calcext:value-type="float">
            <text:p>0.001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273333333333333" calcext:value-type="float">
            <text:p>0.002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283333333333333" calcext:value-type="float">
            <text:p>0.002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139333333333333" calcext:value-type="float">
            <text:p>0.013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796666666666667" calcext:value-type="float">
            <text:p>0.007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87" calcext:value-type="float">
            <text:p>0.008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ACLISLGYDVEN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155666666666667" calcext:value-type="float">
            <text:p>0.015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214" calcext:value-type="float">
            <text:p>0.021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663333333333333" calcext:value-type="float">
            <text:p>0.006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89" calcext:value-type="float">
            <text:p>0.008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313333333333333" calcext:value-type="float">
            <text:p>0.003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207666666666667" calcext:value-type="float">
            <text:p>0.020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126666666666667" calcext:value-type="float">
            <text:p>0.001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18" calcext:value-type="float">
            <text:p>0.001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953333333333333" calcext:value-type="float">
            <text:p>0.009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160666666666667" calcext:value-type="float">
            <text:p>0.016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1" calcext:value-type="float">
            <text:p>0.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104" calcext:value-type="float">
            <text:p>0.01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406666666666667" calcext:value-type="float">
            <text:p>0.004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286666666666667" calcext:value-type="float">
            <text:p>0.002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41" calcext:value-type="float">
            <text:p>0.004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AFLASPEYVNLPINGN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36" calcext:value-type="float">
            <text:p>0.003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413333333333333" calcext:value-type="float">
            <text:p>0.004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13" calcext:value-type="float">
            <text:p>0.00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23" calcext:value-type="float">
            <text:p>0.002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56" calcext:value-type="float">
            <text:p>0.005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27" calcext:value-type="float">
            <text:p>0.002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14" calcext:value-type="float">
            <text:p>0.001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AIANECQANFIS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466666666666667" calcext:value-type="float">
            <text:p>0.004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3679" calcext:value-type="float">
            <text:p>0.367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2221" calcext:value-type="float">
            <text:p>0.222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1615" calcext:value-type="float">
            <text:p>0.16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643333333333333" calcext:value-type="float">
            <text:p>0.006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1227" calcext:value-type="float">
            <text:p>0.122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280333333333333" calcext:value-type="float">
            <text:p>0.028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207333333333333" calcext:value-type="float">
            <text:p>0.02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469666666666667" calcext:value-type="float">
            <text:p>0.046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165366666666667" calcext:value-type="float">
            <text:p>0.165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141" calcext:value-type="float">
            <text:p>0.014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57" calcext:value-type="float">
            <text:p>0.005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25" calcext:value-type="float">
            <text:p>0.002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163" calcext:value-type="float">
            <text:p>0.16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361166666666667" calcext:value-type="float">
            <text:p>0.361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185666666666667" calcext:value-type="float">
            <text:p>0.018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105333333333333" calcext:value-type="float">
            <text:p>0.01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67" calcext:value-type="float">
            <text:p>0.00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516666666666667" calcext:value-type="float">
            <text:p>0.005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439166666666667" calcext:value-type="float">
            <text:p>0.439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1586" calcext:value-type="float">
            <text:p>0.158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264666666666667" calcext:value-type="float">
            <text:p>0.026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396666666666667" calcext:value-type="float">
            <text:p>0.003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116333333333333" calcext:value-type="float">
            <text:p>0.01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AIGYLNTGY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28" calcext:value-type="float">
            <text:p>0.2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883333333333333" calcext:value-type="float">
            <text:p>0.008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29.1965" calcext:value-type="float">
            <text:p>29.196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5.82313333333333" calcext:value-type="float">
            <text:p>5.8231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11.3061333333333" calcext:value-type="float">
            <text:p>11.3061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276266666666667" calcext:value-type="float">
            <text:p>0.276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1.8755" calcext:value-type="float">
            <text:p>1.875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1.33196666666667" calcext:value-type="float">
            <text:p>1.3319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36.6753333333333" calcext:value-type="float">
            <text:p>36.675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1.4497" calcext:value-type="float">
            <text:p>1.449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33.1211" calcext:value-type="float">
            <text:p>33.12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7754" calcext:value-type="float">
            <text:p>0.775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22.5073" calcext:value-type="float">
            <text:p>22.507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204866666666667" calcext:value-type="float">
            <text:p>0.204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7.56046666666667" calcext:value-type="float">
            <text:p>7.5604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2905" calcext:value-type="float">
            <text:p>0.29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218233333333333" calcext:value-type="float">
            <text:p>0.218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1582" calcext:value-type="float">
            <text:p>0.158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2.9948" calcext:value-type="float">
            <text:p>2.994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59.6325" calcext:value-type="float">
            <text:p>59.632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375333333333333" calcext:value-type="float">
            <text:p>0.037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101766666666667" calcext:value-type="float">
            <text:p>0.101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1904" calcext:value-type="float">
            <text:p>0.19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696766666666667" calcext:value-type="float">
            <text:p>0.696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3732" calcext:value-type="float">
            <text:p>0.373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11.1474" calcext:value-type="float">
            <text:p>11.147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209666666666667" calcext:value-type="float">
            <text:p>0.209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294533333333333" calcext:value-type="float">
            <text:p>0.294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29.5701333333333" calcext:value-type="float">
            <text:p>29.5701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106.7224" calcext:value-type="float">
            <text:p>106.722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2471" calcext:value-type="float">
            <text:p>0.247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558333333333333" calcext:value-type="float">
            <text:p>0.055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6.33766666666667" calcext:value-type="float">
            <text:p>6.33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37|CYTN_HUMAN</text:p>
          </table:table-cell>
          <table:table-cell office:value-type="string" calcext:value-type="string">
            <text:p>ALHFA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10.3358333333333" calcext:value-type="float">
            <text:p>10.3358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180333333333333" calcext:value-type="float">
            <text:p>0.018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5.09213333333333" calcext:value-type="float">
            <text:p>5.0921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1.17346666666667" calcext:value-type="float">
            <text:p>1.1734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1.63263333333333" calcext:value-type="float">
            <text:p>1.6326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230666666666667" calcext:value-type="float">
            <text:p>0.023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568866666666667" calcext:value-type="float">
            <text:p>0.568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169066666666667" calcext:value-type="float">
            <text:p>0.169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6.76253333333333" calcext:value-type="float">
            <text:p>6.7625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4519" calcext:value-type="float">
            <text:p>0.451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7.90793333333333" calcext:value-type="float">
            <text:p>7.9079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169633333333333" calcext:value-type="float">
            <text:p>0.169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5.435" calcext:value-type="float">
            <text:p>5.43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29" calcext:value-type="float">
            <text:p>0.02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1.95506666666667" calcext:value-type="float">
            <text:p>1.9550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1928" calcext:value-type="float">
            <text:p>0.192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320666666666667" calcext:value-type="float">
            <text:p>0.032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565666666666667" calcext:value-type="float">
            <text:p>0.056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264566666666667" calcext:value-type="float">
            <text:p>0.264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14.4035" calcext:value-type="float">
            <text:p>14.403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396333333333333" calcext:value-type="float">
            <text:p>0.039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265333333333333" calcext:value-type="float">
            <text:p>0.026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100666666666667" calcext:value-type="float">
            <text:p>0.010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288233333333333" calcext:value-type="float">
            <text:p>0.288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153333333333333" calcext:value-type="float">
            <text:p>0.153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3.40763333333333" calcext:value-type="float">
            <text:p>3.4076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8" calcext:value-type="float">
            <text:p>0.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914666666666667" calcext:value-type="float">
            <text:p>0.091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10.6096333333333" calcext:value-type="float">
            <text:p>10.6096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48.0535666666667" calcext:value-type="float">
            <text:p>48.0535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34" calcext:value-type="float">
            <text:p>0.03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212" calcext:value-type="float">
            <text:p>0.021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3384" calcext:value-type="float">
            <text:p>0.338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ALHFVISEYN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7.04943333333333" calcext:value-type="float">
            <text:p>7.0494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106666666666667" calcext:value-type="float">
            <text:p>0.01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56" calcext:value-type="float">
            <text:p>0.005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104666666666667" calcext:value-type="float">
            <text:p>0.01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393333333333333" calcext:value-type="float">
            <text:p>0.003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433333333333333" calcext:value-type="float">
            <text:p>0.004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126666666666667" calcext:value-type="float">
            <text:p>0.001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113666666666667" calcext:value-type="float">
            <text:p>0.011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109666666666667" calcext:value-type="float">
            <text:p>0.01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246666666666667" calcext:value-type="float">
            <text:p>0.002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993333333333333" calcext:value-type="float">
            <text:p>0.009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41" calcext:value-type="float">
            <text:p>0.004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ALPQPQNVTSLLGCTH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102666666666667" calcext:value-type="float">
            <text:p>0.01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330766666666667" calcext:value-type="float">
            <text:p>0.330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365333333333333" calcext:value-type="float">
            <text:p>0.03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3" calcext:value-type="float">
            <text:p>0.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1707" calcext:value-type="float">
            <text:p>0.170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29" calcext:value-type="float">
            <text:p>0.002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14" calcext:value-type="float">
            <text:p>0.01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172333333333333" calcext:value-type="float">
            <text:p>0.017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62" calcext:value-type="float">
            <text:p>0.006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463333333333333" calcext:value-type="float">
            <text:p>0.004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102333333333333" calcext:value-type="float">
            <text:p>0.01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636666666666667" calcext:value-type="float">
            <text:p>0.006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256666666666667" calcext:value-type="float">
            <text:p>0.002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633333333333333" calcext:value-type="float">
            <text:p>0.006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4" calcext:value-type="float">
            <text:p>0.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998333333333333" calcext:value-type="float">
            <text:p>0.099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3026" calcext:value-type="float">
            <text:p>0.302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114666666666667" calcext:value-type="float">
            <text:p>0.011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22" calcext:value-type="float">
            <text:p>0.002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476666666666667" calcext:value-type="float">
            <text:p>0.004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423333333333333" calcext:value-type="float">
            <text:p>0.004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39" calcext:value-type="float">
            <text:p>0.003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22" calcext:value-type="float">
            <text:p>0.002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482" calcext:value-type="float">
            <text:p>0.048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1445" calcext:value-type="float">
            <text:p>0.144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54" calcext:value-type="float">
            <text:p>0.005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203333333333333" calcext:value-type="float">
            <text:p>0.002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723333333333333" calcext:value-type="float">
            <text:p>0.007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AWGAVVPLV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172333333333333" calcext:value-type="float">
            <text:p>0.017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533666666666667" calcext:value-type="float">
            <text:p>0.053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111666666666667" calcext:value-type="float">
            <text:p>0.011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149333333333333" calcext:value-type="float">
            <text:p>0.014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363333333333333" calcext:value-type="float">
            <text:p>0.003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19" calcext:value-type="float">
            <text:p>0.001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246666666666667" calcext:value-type="float">
            <text:p>0.002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17" calcext:value-type="float">
            <text:p>0.001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168666666666667" calcext:value-type="float">
            <text:p>0.016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243333333333333" calcext:value-type="float">
            <text:p>0.024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343333333333333" calcext:value-type="float">
            <text:p>0.003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" calcext:value-type="float">
            <text:p>0.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776666666666667" calcext:value-type="float">
            <text:p>0.007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143666666666667" calcext:value-type="float">
            <text:p>0.014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21" calcext:value-type="float">
            <text:p>0.002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556666666666667" calcext:value-type="float">
            <text:p>0.005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AYYHLLEQVA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796666666666667" calcext:value-type="float">
            <text:p>0.007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42" calcext:value-type="float">
            <text:p>0.004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155" calcext:value-type="float">
            <text:p>0.015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203" calcext:value-type="float">
            <text:p>0.02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873333333333333" calcext:value-type="float">
            <text:p>0.008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226666666666667" calcext:value-type="float">
            <text:p>0.022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383333333333333" calcext:value-type="float">
            <text:p>0.003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37" calcext:value-type="float">
            <text:p>0.003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226666666666667" calcext:value-type="float">
            <text:p>0.002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513333333333333" calcext:value-type="float">
            <text:p>0.005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44" calcext:value-type="float">
            <text:p>0.004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929666666666667" calcext:value-type="float">
            <text:p>0.092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13" calcext:value-type="float">
            <text:p>0.00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122966666666667" calcext:value-type="float">
            <text:p>0.122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3973|SLPI_HUMAN</text:p>
          </table:table-cell>
          <table:table-cell office:value-type="string" calcext:value-type="string">
            <text:p>CLDPVDTPNP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53.5379666666667" calcext:value-type="float">
            <text:p>53.5379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30.6833666666667" calcext:value-type="float">
            <text:p>30.6833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462266666666667" calcext:value-type="float">
            <text:p>0.462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22.3664666666667" calcext:value-type="float">
            <text:p>22.3664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1336" calcext:value-type="float">
            <text:p>0.133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856666666666666" calcext:value-type="float">
            <text:p>0.85666666666666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976333333333333" calcext:value-type="float">
            <text:p>0.097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25.5863333333333" calcext:value-type="float">
            <text:p>25.586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5.39883333333333" calcext:value-type="float">
            <text:p>5.3988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168466666666667" calcext:value-type="float">
            <text:p>0.168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2.2443" calcext:value-type="float">
            <text:p>2.244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339933333333333" calcext:value-type="float">
            <text:p>0.339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9.70153333333333" calcext:value-type="float">
            <text:p>9.7015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239133333333333" calcext:value-type="float">
            <text:p>0.239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897333333333333" calcext:value-type="float">
            <text:p>0.089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256533333333333" calcext:value-type="float">
            <text:p>0.256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858666666666667" calcext:value-type="float">
            <text:p>0.085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38.53" calcext:value-type="float">
            <text:p>38.5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35.3729666666667" calcext:value-type="float">
            <text:p>35.3729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1.7585" calcext:value-type="float">
            <text:p>1.758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366833333333333" calcext:value-type="float">
            <text:p>0.366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5132" calcext:value-type="float">
            <text:p>0.513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560966666666667" calcext:value-type="float">
            <text:p>0.56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2.28846666666667" calcext:value-type="float">
            <text:p>2.2884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196933333333333" calcext:value-type="float">
            <text:p>0.196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1423" calcext:value-type="float">
            <text:p>0.142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36.5097333333333" calcext:value-type="float">
            <text:p>36.5097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17.3846666666667" calcext:value-type="float">
            <text:p>17.384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779233333333333" calcext:value-type="float">
            <text:p>0.779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834666666666667" calcext:value-type="float">
            <text:p>0.083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24.4344333333333" calcext:value-type="float">
            <text:p>24.4344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DASGVTFTWTPSS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16.2117333333333" calcext:value-type="float">
            <text:p>16.2117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128" calcext:value-type="float">
            <text:p>0.012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DAVCSSSPSVVVSA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2.12556666666667" calcext:value-type="float">
            <text:p>2.1255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3832" calcext:value-type="float">
            <text:p>0.383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182333333333333" calcext:value-type="float">
            <text:p>0.018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1.64506666666667" calcext:value-type="float">
            <text:p>1.6450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106333333333333" calcext:value-type="float">
            <text:p>0.010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1" calcext:value-type="float">
            <text:p>0.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192" calcext:value-type="float">
            <text:p>0.019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133" calcext:value-type="float">
            <text:p>0.1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380333333333333" calcext:value-type="float">
            <text:p>0.038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234666666666667" calcext:value-type="float">
            <text:p>0.023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883333333333333" calcext:value-type="float">
            <text:p>0.088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88" calcext:value-type="float">
            <text:p>0.008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259666666666667" calcext:value-type="float">
            <text:p>0.025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211" calcext:value-type="float">
            <text:p>0.021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317333333333333" calcext:value-type="float">
            <text:p>0.031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27" calcext:value-type="float">
            <text:p>0.002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143666666666667" calcext:value-type="float">
            <text:p>0.014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6752" calcext:value-type="float">
            <text:p>0.675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2.15306666666667" calcext:value-type="float">
            <text:p>2.1530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838" calcext:value-type="float">
            <text:p>0.083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190333333333333" calcext:value-type="float">
            <text:p>0.019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433" calcext:value-type="float">
            <text:p>0.04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672666666666667" calcext:value-type="float">
            <text:p>0.067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123" calcext:value-type="float">
            <text:p>0.12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65" calcext:value-type="float">
            <text:p>0.006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39" calcext:value-type="float">
            <text:p>0.003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857366666666667" calcext:value-type="float">
            <text:p>0.857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263133333333333" calcext:value-type="float">
            <text:p>0.263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264" calcext:value-type="float">
            <text:p>0.026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136" calcext:value-type="float">
            <text:p>0.013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508333333333333" calcext:value-type="float">
            <text:p>0.050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LATVYVDV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858666666666667" calcext:value-type="float">
            <text:p>0.858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307" calcext:value-type="float">
            <text:p>0.3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904666666666667" calcext:value-type="float">
            <text:p>0.09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781" calcext:value-type="float">
            <text:p>0.078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114333333333333" calcext:value-type="float">
            <text:p>0.114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617" calcext:value-type="float">
            <text:p>0.061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684" calcext:value-type="float">
            <text:p>0.068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596333333333333" calcext:value-type="float">
            <text:p>0.059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794333333333333" calcext:value-type="float">
            <text:p>0.079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492" calcext:value-type="float">
            <text:p>0.049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610333333333333" calcext:value-type="float">
            <text:p>0.06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524333333333333" calcext:value-type="float">
            <text:p>0.052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137" calcext:value-type="float">
            <text:p>0.13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695333333333333" calcext:value-type="float">
            <text:p>0.069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639666666666667" calcext:value-type="float">
            <text:p>0.063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704" calcext:value-type="float">
            <text:p>0.07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500333333333333" calcext:value-type="float">
            <text:p>0.050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555" calcext:value-type="float">
            <text:p>0.055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709666666666667" calcext:value-type="float">
            <text:p>0.070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115966666666667" calcext:value-type="float">
            <text:p>0.115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127866666666667" calcext:value-type="float">
            <text:p>0.127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519333333333333" calcext:value-type="float">
            <text:p>0.051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853" calcext:value-type="float">
            <text:p>0.085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683333333333333" calcext:value-type="float">
            <text:p>0.068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709" calcext:value-type="float">
            <text:p>0.070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602666666666667" calcext:value-type="float">
            <text:p>0.06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714" calcext:value-type="float">
            <text:p>0.071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359333333333333" calcext:value-type="float">
            <text:p>0.035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989333333333333" calcext:value-type="float">
            <text:p>0.098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102766666666667" calcext:value-type="float">
            <text:p>0.102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986333333333333" calcext:value-type="float">
            <text:p>0.098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322666666666667" calcext:value-type="float">
            <text:p>0.032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533" calcext:value-type="float">
            <text:p>0.05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DLDQASLAAVSQQLA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1339" calcext:value-type="float">
            <text:p>0.133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868333333333333" calcext:value-type="float">
            <text:p>0.086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225333333333333" calcext:value-type="float">
            <text:p>0.022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186333333333333" calcext:value-type="float">
            <text:p>0.018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223333333333333" calcext:value-type="float">
            <text:p>0.002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396666666666667" calcext:value-type="float">
            <text:p>0.003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4" calcext:value-type="float">
            <text:p>0.001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289" calcext:value-type="float">
            <text:p>0.028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384666666666667" calcext:value-type="float">
            <text:p>0.038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35" calcext:value-type="float">
            <text:p>0.003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195333333333333" calcext:value-type="float">
            <text:p>0.019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113333333333333" calcext:value-type="float">
            <text:p>0.011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111666666666667" calcext:value-type="float">
            <text:p>0.011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DLLLPQPD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237333333333333" calcext:value-type="float">
            <text:p>0.023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236666666666667" calcext:value-type="float">
            <text:p>0.002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293333333333333" calcext:value-type="float">
            <text:p>0.002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14" calcext:value-type="float">
            <text:p>0.001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386666666666667" calcext:value-type="float">
            <text:p>0.003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DSLSINATN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2" calcext:value-type="float">
            <text:p>0.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337766666666667" calcext:value-type="float">
            <text:p>0.337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634333333333333" calcext:value-type="float">
            <text:p>0.063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173833333333333" calcext:value-type="float">
            <text:p>0.173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846666666666667" calcext:value-type="float">
            <text:p>0.008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42" calcext:value-type="float">
            <text:p>0.004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26" calcext:value-type="float">
            <text:p>0.002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72" calcext:value-type="float">
            <text:p>0.007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19" calcext:value-type="float">
            <text:p>0.001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115866666666667" calcext:value-type="float">
            <text:p>0.115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308666666666667" calcext:value-type="float">
            <text:p>0.308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876666666666667" calcext:value-type="float">
            <text:p>0.008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23" calcext:value-type="float">
            <text:p>0.002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686666666666667" calcext:value-type="float">
            <text:p>0.006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1475" calcext:value-type="float">
            <text:p>0.147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586" calcext:value-type="float">
            <text:p>0.058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103666666666667" calcext:value-type="float">
            <text:p>0.01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DYVSQFEGSAL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188766666666667" calcext:value-type="float">
            <text:p>0.188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8.48756666666667" calcext:value-type="float">
            <text:p>8.4875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2.0051" calcext:value-type="float">
            <text:p>2.005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200833333333333" calcext:value-type="float">
            <text:p>0.200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1.74403333333333" calcext:value-type="float">
            <text:p>1.7440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338" calcext:value-type="float">
            <text:p>0.033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381666666666667" calcext:value-type="float">
            <text:p>0.038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315433333333333" calcext:value-type="float">
            <text:p>0.315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5705" calcext:value-type="float">
            <text:p>0.57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672666666666667" calcext:value-type="float">
            <text:p>0.067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367433333333333" calcext:value-type="float">
            <text:p>0.367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322" calcext:value-type="float">
            <text:p>0.032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6692" calcext:value-type="float">
            <text:p>0.669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615" calcext:value-type="float">
            <text:p>0.06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170933333333333" calcext:value-type="float">
            <text:p>0.170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174433333333333" calcext:value-type="float">
            <text:p>0.174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274" calcext:value-type="float">
            <text:p>0.027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323333333333333" calcext:value-type="float">
            <text:p>0.003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109133333333333" calcext:value-type="float">
            <text:p>0.109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1.6104" calcext:value-type="float">
            <text:p>1.61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2.90656666666667" calcext:value-type="float">
            <text:p>2.9065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615033333333333" calcext:value-type="float">
            <text:p>0.615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735333333333333" calcext:value-type="float">
            <text:p>0.073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208033333333333" calcext:value-type="float">
            <text:p>0.208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3919" calcext:value-type="float">
            <text:p>0.391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351866666666667" calcext:value-type="float">
            <text:p>0.351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28" calcext:value-type="float">
            <text:p>0.02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501666666666667" calcext:value-type="float">
            <text:p>0.05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1.97413333333333" calcext:value-type="float">
            <text:p>1.9741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746533333333333" calcext:value-type="float">
            <text:p>0.74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1447" calcext:value-type="float">
            <text:p>0.144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1197" calcext:value-type="float">
            <text:p>0.119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319266666666667" calcext:value-type="float">
            <text:p>0.319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EAGIPEFYDYDVALI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1.19673333333333" calcext:value-type="float">
            <text:p>1.1967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EAENTLQS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EINDYVE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504333333333333" calcext:value-type="float">
            <text:p>0.050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121" calcext:value-type="float">
            <text:p>0.012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13" calcext:value-type="float">
            <text:p>0.00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259" calcext:value-type="float">
            <text:p>0.025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573333333333333" calcext:value-type="float">
            <text:p>0.005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223" calcext:value-type="float">
            <text:p>0.022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506666666666667" calcext:value-type="float">
            <text:p>0.05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113666666666667" calcext:value-type="float">
            <text:p>0.011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" calcext:value-type="float">
            <text:p>0.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256666666666667" calcext:value-type="float">
            <text:p>0.002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166" calcext:value-type="float">
            <text:p>0.016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182" calcext:value-type="float">
            <text:p>0.018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416666666666667" calcext:value-type="float">
            <text:p>0.004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453333333333333" calcext:value-type="float">
            <text:p>0.004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ENFQNW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484333333333333" calcext:value-type="float">
            <text:p>0.048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396666666666667" calcext:value-type="float">
            <text:p>0.003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16" calcext:value-type="float">
            <text:p>0.001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166666666666667" calcext:value-type="float">
            <text:p>0.001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EPVFVGGVPESLLT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873333333333333" calcext:value-type="float">
            <text:p>0.008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286666666666667" calcext:value-type="float">
            <text:p>0.002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403333333333333" calcext:value-type="float">
            <text:p>0.004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196" calcext:value-type="float">
            <text:p>0.019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170333333333333" calcext:value-type="float">
            <text:p>0.017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166333333333333" calcext:value-type="float">
            <text:p>0.016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105333333333333" calcext:value-type="float">
            <text:p>0.010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196666666666667" calcext:value-type="float">
            <text:p>0.001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ESEQGVYTCTAQGIW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8670|VIME_HUMAN</text:p>
          </table:table-cell>
          <table:table-cell office:value-type="string" calcext:value-type="string">
            <text:p>ETNLDSLPLVDTH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19" calcext:value-type="float">
            <text:p>0.001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352466666666667" calcext:value-type="float">
            <text:p>0.352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491333333333333" calcext:value-type="float">
            <text:p>0.049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273333333333333" calcext:value-type="float">
            <text:p>0.002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79" calcext:value-type="float">
            <text:p>0.07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356666666666667" calcext:value-type="float">
            <text:p>0.003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205" calcext:value-type="float">
            <text:p>0.02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233333333333333" calcext:value-type="float">
            <text:p>0.002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81" calcext:value-type="float">
            <text:p>0.008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34" calcext:value-type="float">
            <text:p>0.003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177666666666667" calcext:value-type="float">
            <text:p>0.017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666666666666667" calcext:value-type="float">
            <text:p>0.006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276666666666667" calcext:value-type="float">
            <text:p>0.002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858666666666667" calcext:value-type="float">
            <text:p>0.085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299566666666667" calcext:value-type="float">
            <text:p>0.299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243333333333333" calcext:value-type="float">
            <text:p>0.024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6" calcext:value-type="float">
            <text:p>0.001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51" calcext:value-type="float">
            <text:p>0.005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363333333333333" calcext:value-type="float">
            <text:p>0.003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526666666666667" calcext:value-type="float">
            <text:p>0.005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41" calcext:value-type="float">
            <text:p>0.004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594666666666667" calcext:value-type="float">
            <text:p>0.059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849666666666667" calcext:value-type="float">
            <text:p>0.084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102" calcext:value-type="float">
            <text:p>0.01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15" calcext:value-type="float">
            <text:p>0.00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2" calcext:value-type="float">
            <text:p>0.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FLSEIESDSL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611" calcext:value-type="float">
            <text:p>0.06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866666666666667" calcext:value-type="float">
            <text:p>0.008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743333333333333" calcext:value-type="float">
            <text:p>0.007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32" calcext:value-type="float">
            <text:p>0.003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22" calcext:value-type="float">
            <text:p>0.002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76" calcext:value-type="float">
            <text:p>0.007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254333333333333" calcext:value-type="float">
            <text:p>0.025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953333333333333" calcext:value-type="float">
            <text:p>0.009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576666666666667" calcext:value-type="float">
            <text:p>0.005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HTTEEEFVEGIY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233333333333333" calcext:value-type="float">
            <text:p>0.002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153166666666667" calcext:value-type="float">
            <text:p>0.153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182333333333333" calcext:value-type="float">
            <text:p>0.018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42" calcext:value-type="float">
            <text:p>0.004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640666666666667" calcext:value-type="float">
            <text:p>0.064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176666666666667" calcext:value-type="float">
            <text:p>0.001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39" calcext:value-type="float">
            <text:p>0.003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117666666666667" calcext:value-type="float">
            <text:p>0.011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166333333333333" calcext:value-type="float">
            <text:p>0.016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766666666666667" calcext:value-type="float">
            <text:p>0.007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155333333333333" calcext:value-type="float">
            <text:p>0.015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563333333333333" calcext:value-type="float">
            <text:p>0.005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29" calcext:value-type="float">
            <text:p>0.002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383333333333333" calcext:value-type="float">
            <text:p>0.003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43" calcext:value-type="float">
            <text:p>0.004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266666666666667" calcext:value-type="float">
            <text:p>0.002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554" calcext:value-type="float">
            <text:p>0.055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166933333333333" calcext:value-type="float">
            <text:p>0.166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130333333333333" calcext:value-type="float">
            <text:p>0.013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506666666666667" calcext:value-type="float">
            <text:p>0.0050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72" calcext:value-type="float">
            <text:p>0.007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496666666666667" calcext:value-type="float">
            <text:p>0.004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323333333333333" calcext:value-type="float">
            <text:p>0.003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333333333333333" calcext:value-type="float">
            <text:p>0.003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398333333333333" calcext:value-type="float">
            <text:p>0.039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548333333333333" calcext:value-type="float">
            <text:p>0.054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107" calcext:value-type="float">
            <text:p>0.01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4" calcext:value-type="float">
            <text:p>0.0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204" calcext:value-type="float">
            <text:p>0.02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NUQ9|FA49B_HUMAN</text:p>
          </table:table-cell>
          <table:table-cell office:value-type="string" calcext:value-type="string">
            <text:p>GLLGALTSTPYSPTQHL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332" calcext:value-type="float">
            <text:p>0.033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123666666666667" calcext:value-type="float">
            <text:p>0.012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216666666666667" calcext:value-type="float">
            <text:p>0.002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C0L5|CO4B_HUMAN</text:p>
          </table:table-cell>
          <table:table-cell office:value-type="string" calcext:value-type="string">
            <text:p>GLNVTLSST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GPAYGL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176666666666667" calcext:value-type="float">
            <text:p>0.001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GQVPENEANVVNTT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285933333333333" calcext:value-type="float">
            <text:p>0.285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601" calcext:value-type="float">
            <text:p>0.06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31" calcext:value-type="float">
            <text:p>0.003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1667" calcext:value-type="float">
            <text:p>0.1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303333333333333" calcext:value-type="float">
            <text:p>0.003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44" calcext:value-type="float">
            <text:p>0.004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841" calcext:value-type="float">
            <text:p>0.084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540333333333333" calcext:value-type="float">
            <text:p>0.054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369666666666667" calcext:value-type="float">
            <text:p>0.036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124666666666667" calcext:value-type="float">
            <text:p>0.012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603" calcext:value-type="float">
            <text:p>0.06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15" calcext:value-type="float">
            <text:p>0.00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302" calcext:value-type="float">
            <text:p>0.03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423333333333333" calcext:value-type="float">
            <text:p>0.004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476666666666667" calcext:value-type="float">
            <text:p>0.004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22" calcext:value-type="float">
            <text:p>0.002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31" calcext:value-type="float">
            <text:p>0.003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981" calcext:value-type="float">
            <text:p>0.098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1753" calcext:value-type="float">
            <text:p>0.175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183666666666667" calcext:value-type="float">
            <text:p>0.018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232" calcext:value-type="float">
            <text:p>0.023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2" calcext:value-type="float">
            <text:p>0.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766666666666667" calcext:value-type="float">
            <text:p>0.007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293" calcext:value-type="float">
            <text:p>0.029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466666666666667" calcext:value-type="float">
            <text:p>0.004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819333333333334" calcext:value-type="float">
            <text:p>0.08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155666666666667" calcext:value-type="float">
            <text:p>0.155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181666666666667" calcext:value-type="float">
            <text:p>0.018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487666666666667" calcext:value-type="float">
            <text:p>0.048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66|TTHY_HUMAN</text:p>
          </table:table-cell>
          <table:table-cell office:value-type="string" calcext:value-type="string">
            <text:p>GSPAINVAVHV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181533333333333" calcext:value-type="float">
            <text:p>0.181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553333333333333" calcext:value-type="float">
            <text:p>0.005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66" calcext:value-type="float">
            <text:p>0.006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361666666666667" calcext:value-type="float">
            <text:p>0.036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265333333333333" calcext:value-type="float">
            <text:p>0.02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904" calcext:value-type="float">
            <text:p>0.09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583666666666667" calcext:value-type="float">
            <text:p>0.058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413" calcext:value-type="float">
            <text:p>0.04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238166666666667" calcext:value-type="float">
            <text:p>0.238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116333333333333" calcext:value-type="float">
            <text:p>0.01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616" calcext:value-type="float">
            <text:p>0.061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135" calcext:value-type="float">
            <text:p>0.013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517666666666667" calcext:value-type="float">
            <text:p>0.051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536666666666667" calcext:value-type="float">
            <text:p>0.005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249333333333333" calcext:value-type="float">
            <text:p>0.024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168333333333333" calcext:value-type="float">
            <text:p>0.016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634233333333334" calcext:value-type="float">
            <text:p>0.63423333333333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191333333333333" calcext:value-type="float">
            <text:p>0.019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128333333333333" calcext:value-type="float">
            <text:p>0.012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279333333333333" calcext:value-type="float">
            <text:p>0.027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205666666666667" calcext:value-type="float">
            <text:p>0.02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244333333333333" calcext:value-type="float">
            <text:p>0.024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136933333333333" calcext:value-type="float">
            <text:p>0.136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617666666666667" calcext:value-type="float">
            <text:p>0.061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916666666666667" calcext:value-type="float">
            <text:p>0.009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183" calcext:value-type="float">
            <text:p>0.018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167" calcext:value-type="float">
            <text:p>0.01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906666666666667" calcext:value-type="float">
            <text:p>0.009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639" calcext:value-type="float">
            <text:p>0.063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126" calcext:value-type="float">
            <text:p>0.012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504866666666667" calcext:value-type="float">
            <text:p>0.504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172666666666667" calcext:value-type="float">
            <text:p>0.017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193666666666667" calcext:value-type="float">
            <text:p>0.019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4083|ANXA1_HUMAN</text:p>
          </table:table-cell>
          <table:table-cell office:value-type="string" calcext:value-type="string">
            <text:p>GTDVNVFNTILTT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207466666666667" calcext:value-type="float">
            <text:p>0.207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253333333333333" calcext:value-type="float">
            <text:p>0.002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366666666666667" calcext:value-type="float">
            <text:p>0.003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614666666666667" calcext:value-type="float">
            <text:p>0.061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869333333333333" calcext:value-type="float">
            <text:p>0.086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353433333333333" calcext:value-type="float">
            <text:p>0.353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849333333333333" calcext:value-type="float">
            <text:p>0.084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27" calcext:value-type="float">
            <text:p>0.002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2" calcext:value-type="float">
            <text:p>0.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213333333333333" calcext:value-type="float">
            <text:p>0.002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117333333333333" calcext:value-type="float">
            <text:p>0.011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183" calcext:value-type="float">
            <text:p>0.018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263333333333333" calcext:value-type="float">
            <text:p>0.002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33" calcext:value-type="float">
            <text:p>0.00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27" calcext:value-type="float">
            <text:p>0.002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483333333333333" calcext:value-type="float">
            <text:p>0.004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216866666666667" calcext:value-type="float">
            <text:p>0.216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853333333333333" calcext:value-type="float">
            <text:p>0.008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926666666666667" calcext:value-type="float">
            <text:p>0.009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14|ACTN1_HUMAN</text:p>
          </table:table-cell>
          <table:table-cell office:value-type="string" calcext:value-type="string">
            <text:p>HEAFESDLAAHQ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428333333333333" calcext:value-type="float">
            <text:p>0.042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222" calcext:value-type="float">
            <text:p>0.022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144" calcext:value-type="float">
            <text:p>0.014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141666666666667" calcext:value-type="float">
            <text:p>0.014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139666666666667" calcext:value-type="float">
            <text:p>0.013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87" calcext:value-type="float">
            <text:p>0.008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846666666666667" calcext:value-type="float">
            <text:p>0.008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836666666666667" calcext:value-type="float">
            <text:p>0.008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101666666666667" calcext:value-type="float">
            <text:p>0.01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185633333333333" calcext:value-type="float">
            <text:p>0.185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91" calcext:value-type="float">
            <text:p>0.009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148666666666667" calcext:value-type="float">
            <text:p>0.014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132" calcext:value-type="float">
            <text:p>0.013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138666666666667" calcext:value-type="float">
            <text:p>0.013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996666666666667" calcext:value-type="float">
            <text:p>0.009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112" calcext:value-type="float">
            <text:p>0.011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144666666666667" calcext:value-type="float">
            <text:p>0.014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593333333333333" calcext:value-type="float">
            <text:p>0.005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113666666666667" calcext:value-type="float">
            <text:p>0.011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158666666666667" calcext:value-type="float">
            <text:p>0.015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338" calcext:value-type="float">
            <text:p>0.033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903333333333334" calcext:value-type="float">
            <text:p>0.009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99" calcext:value-type="float">
            <text:p>0.009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95" calcext:value-type="float">
            <text:p>0.009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643333333333333" calcext:value-type="float">
            <text:p>0.006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903333333333333" calcext:value-type="float">
            <text:p>0.009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126" calcext:value-type="float">
            <text:p>0.012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85" calcext:value-type="float">
            <text:p>0.008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200333333333333" calcext:value-type="float">
            <text:p>0.020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123333333333333" calcext:value-type="float">
            <text:p>0.012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903333333333334" calcext:value-type="float">
            <text:p>0.009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92" calcext:value-type="float">
            <text:p>0.009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132" calcext:value-type="float">
            <text:p>0.013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HPDSSVNFAEF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257666666666667" calcext:value-type="float">
            <text:p>0.025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244666666666667" calcext:value-type="float">
            <text:p>0.024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153533333333333" calcext:value-type="float">
            <text:p>0.153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453" calcext:value-type="float">
            <text:p>0.045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1.322" calcext:value-type="float">
            <text:p>1.32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635333333333333" calcext:value-type="float">
            <text:p>0.063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345" calcext:value-type="float">
            <text:p>0.034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554666666666667" calcext:value-type="float">
            <text:p>0.055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892333333333333" calcext:value-type="float">
            <text:p>0.089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115066666666667" calcext:value-type="float">
            <text:p>0.1150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667666666666667" calcext:value-type="float">
            <text:p>0.066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1206" calcext:value-type="float">
            <text:p>0.120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609866666666667" calcext:value-type="float">
            <text:p>0.609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465333333333333" calcext:value-type="float">
            <text:p>0.04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102433333333333" calcext:value-type="float">
            <text:p>0.102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704" calcext:value-type="float">
            <text:p>0.07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866" calcext:value-type="float">
            <text:p>0.086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538333333333333" calcext:value-type="float">
            <text:p>0.053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321333333333333" calcext:value-type="float">
            <text:p>0.032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2111" calcext:value-type="float">
            <text:p>0.21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318866666666667" calcext:value-type="float">
            <text:p>0.318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255466666666667" calcext:value-type="float">
            <text:p>0.255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1153" calcext:value-type="float">
            <text:p>0.115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465333333333333" calcext:value-type="float">
            <text:p>0.04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483333333333333" calcext:value-type="float">
            <text:p>0.048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878666666666667" calcext:value-type="float">
            <text:p>0.087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321333333333333" calcext:value-type="float">
            <text:p>0.032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321333333333333" calcext:value-type="float">
            <text:p>0.032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4809" calcext:value-type="float">
            <text:p>0.48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1164" calcext:value-type="float">
            <text:p>0.116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112566666666667" calcext:value-type="float">
            <text:p>0.112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127866666666667" calcext:value-type="float">
            <text:p>0.127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651666666666667" calcext:value-type="float">
            <text:p>0.065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363|LAMA4_HUMAN</text:p>
          </table:table-cell>
          <table:table-cell office:value-type="string" calcext:value-type="string">
            <text:p>HVNEINATIYLL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532466666666667" calcext:value-type="float">
            <text:p>0.532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768666666666667" calcext:value-type="float">
            <text:p>0.076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916" calcext:value-type="float">
            <text:p>0.091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893333333333333" calcext:value-type="float">
            <text:p>0.008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658666666666667" calcext:value-type="float">
            <text:p>0.065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956666666666667" calcext:value-type="float">
            <text:p>0.009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68" calcext:value-type="float">
            <text:p>0.006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203333333333333" calcext:value-type="float">
            <text:p>0.002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425666666666667" calcext:value-type="float">
            <text:p>0.042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513333333333333" calcext:value-type="float">
            <text:p>0.005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809" calcext:value-type="float">
            <text:p>0.08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856666666666666" calcext:value-type="float">
            <text:p>0.008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479333333333333" calcext:value-type="float">
            <text:p>0.047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38" calcext:value-type="float">
            <text:p>0.003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227666666666667" calcext:value-type="float">
            <text:p>0.022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567666666666667" calcext:value-type="float">
            <text:p>0.056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216666666666667" calcext:value-type="float">
            <text:p>0.002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346666666666667" calcext:value-type="float">
            <text:p>0.003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336666666666667" calcext:value-type="float">
            <text:p>0.003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403333333333333" calcext:value-type="float">
            <text:p>0.004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893333333333334" calcext:value-type="float">
            <text:p>0.008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23" calcext:value-type="float">
            <text:p>0.002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4" calcext:value-type="float">
            <text:p>0.001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640666666666667" calcext:value-type="float">
            <text:p>0.064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580333333333333" calcext:value-type="float">
            <text:p>0.058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443333333333333" calcext:value-type="float">
            <text:p>0.004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786333333333333" calcext:value-type="float">
            <text:p>0.078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IEENILSSE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87" calcext:value-type="float">
            <text:p>0.008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13" calcext:value-type="float">
            <text:p>0.00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176566666666667" calcext:value-type="float">
            <text:p>0.176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633333333333333" calcext:value-type="float">
            <text:p>0.006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420666666666667" calcext:value-type="float">
            <text:p>0.042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13" calcext:value-type="float">
            <text:p>0.00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178" calcext:value-type="float">
            <text:p>0.017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633666666666667" calcext:value-type="float">
            <text:p>0.063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886666666666667" calcext:value-type="float">
            <text:p>0.008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266666666666667" calcext:value-type="float">
            <text:p>0.002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416" calcext:value-type="float">
            <text:p>0.041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906666666666667" calcext:value-type="float">
            <text:p>0.009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436466666666667" calcext:value-type="float">
            <text:p>0.436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336666666666667" calcext:value-type="float">
            <text:p>0.003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237333333333333" calcext:value-type="float">
            <text:p>0.023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199" calcext:value-type="float">
            <text:p>0.19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1.74733333333333" calcext:value-type="float">
            <text:p>1.74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51" calcext:value-type="float">
            <text:p>0.005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28|CYTT_HUMAN</text:p>
          </table:table-cell>
          <table:table-cell office:value-type="string" calcext:value-type="string">
            <text:p>IIEGGIYDADLNDE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113466666666667" calcext:value-type="float">
            <text:p>0.113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513333333333333" calcext:value-type="float">
            <text:p>0.005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251666666666667" calcext:value-type="float">
            <text:p>0.025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863333333333333" calcext:value-type="float">
            <text:p>0.008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533333333333333" calcext:value-type="float">
            <text:p>0.005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313333333333333" calcext:value-type="float">
            <text:p>0.003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28" calcext:value-type="float">
            <text:p>0.002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16" calcext:value-type="float">
            <text:p>0.001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19" calcext:value-type="float">
            <text:p>0.01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83" calcext:value-type="float">
            <text:p>0.008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284666666666667" calcext:value-type="float">
            <text:p>0.028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99" calcext:value-type="float">
            <text:p>0.009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118333333333333" calcext:value-type="float">
            <text:p>0.011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N4F0|BPIB2_HUMAN</text:p>
          </table:table-cell>
          <table:table-cell office:value-type="string" calcext:value-type="string">
            <text:p>ILNVHVP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313333333333333" calcext:value-type="float">
            <text:p>0.003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16" calcext:value-type="float">
            <text:p>0.001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273333333333333" calcext:value-type="float">
            <text:p>0.002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203333333333333" calcext:value-type="float">
            <text:p>0.002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IPLENLQII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117666666666667" calcext:value-type="float">
            <text:p>0.011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35" calcext:value-type="float">
            <text:p>0.003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39" calcext:value-type="float">
            <text:p>0.003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556666666666667" calcext:value-type="float">
            <text:p>0.005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15" calcext:value-type="float">
            <text:p>0.00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160333333333333" calcext:value-type="float">
            <text:p>0.016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58" calcext:value-type="float">
            <text:p>0.005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73" calcext:value-type="float">
            <text:p>0.007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44" calcext:value-type="float">
            <text:p>0.004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226666666666667" calcext:value-type="float">
            <text:p>0.002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613333333333333" calcext:value-type="float">
            <text:p>0.006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102666666666667" calcext:value-type="float">
            <text:p>0.01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32" calcext:value-type="float">
            <text:p>0.003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159" calcext:value-type="float">
            <text:p>0.015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333333333333333" calcext:value-type="float">
            <text:p>0.003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24" calcext:value-type="float">
            <text:p>0.002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IWEEQVNSLPGS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181333333333333" calcext:value-type="float">
            <text:p>0.018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3|LAMC2_HUMAN</text:p>
          </table:table-cell>
          <table:table-cell office:value-type="string" calcext:value-type="string">
            <text:p>LEPVYFVA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549333333333333" calcext:value-type="float">
            <text:p>0.054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743333333333333" calcext:value-type="float">
            <text:p>0.007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134666666666667" calcext:value-type="float">
            <text:p>0.013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293333333333333" calcext:value-type="float">
            <text:p>0.002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103" calcext:value-type="float">
            <text:p>0.01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338" calcext:value-type="float">
            <text:p>0.033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15" calcext:value-type="float">
            <text:p>0.00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596666666666667" calcext:value-type="float">
            <text:p>0.005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119333333333333" calcext:value-type="float">
            <text:p>0.01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2790|HXK3_HUMAN</text:p>
          </table:table-cell>
          <table:table-cell office:value-type="string" calcext:value-type="string">
            <text:p>LLEETLAP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86" calcext:value-type="float">
            <text:p>0.008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923333333333333" calcext:value-type="float">
            <text:p>0.009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396666666666667" calcext:value-type="float">
            <text:p>0.003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236666666666667" calcext:value-type="float">
            <text:p>0.002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393333333333333" calcext:value-type="float">
            <text:p>0.003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236666666666667" calcext:value-type="float">
            <text:p>0.002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493333333333333" calcext:value-type="float">
            <text:p>0.004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68" calcext:value-type="float">
            <text:p>0.006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15" calcext:value-type="float">
            <text:p>0.00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616666666666667" calcext:value-type="float">
            <text:p>0.006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233333333333333" calcext:value-type="float">
            <text:p>0.002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19" calcext:value-type="float">
            <text:p>0.001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09|A1AT_HUMAN</text:p>
          </table:table-cell>
          <table:table-cell office:value-type="string" calcext:value-type="string">
            <text:p>LQHLENELTHDII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102" calcext:value-type="float">
            <text:p>0.01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5967" calcext:value-type="float">
            <text:p>0.59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249066666666667" calcext:value-type="float">
            <text:p>0.249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3014" calcext:value-type="float">
            <text:p>0.301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191666666666667" calcext:value-type="float">
            <text:p>0.019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171333333333333" calcext:value-type="float">
            <text:p>0.017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383333333333333" calcext:value-type="float">
            <text:p>0.003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31" calcext:value-type="float">
            <text:p>0.003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144666666666667" calcext:value-type="float">
            <text:p>0.014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135" calcext:value-type="float">
            <text:p>0.013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673333333333333" calcext:value-type="float">
            <text:p>0.006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615966666666667" calcext:value-type="float">
            <text:p>0.615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5146" calcext:value-type="float">
            <text:p>0.514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28" calcext:value-type="float">
            <text:p>0.002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576666666666667" calcext:value-type="float">
            <text:p>0.005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219666666666667" calcext:value-type="float">
            <text:p>0.021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626666666666667" calcext:value-type="float">
            <text:p>0.006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2546" calcext:value-type="float">
            <text:p>0.254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162" calcext:value-type="float">
            <text:p>0.16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48" calcext:value-type="float">
            <text:p>0.004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117666666666667" calcext:value-type="float">
            <text:p>0.011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471666666666667" calcext:value-type="float">
            <text:p>0.047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O43707|ACTN4_HUMAN</text:p>
          </table:table-cell>
          <table:table-cell office:value-type="string" calcext:value-type="string">
            <text:p>LSGSNPYTTVTPQIIN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1111" calcext:value-type="float">
            <text:p>0.11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55" calcext:value-type="float">
            <text:p>0.005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LVQGFMPHF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666666666666667" calcext:value-type="float">
            <text:p>0.006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643333333333333" calcext:value-type="float">
            <text:p>0.006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18" calcext:value-type="float">
            <text:p>0.001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233333333333333" calcext:value-type="float">
            <text:p>0.002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100333333333333" calcext:value-type="float">
            <text:p>0.010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19" calcext:value-type="float">
            <text:p>0.001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166666666666667" calcext:value-type="float">
            <text:p>0.001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246666666666667" calcext:value-type="float">
            <text:p>0.002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32" calcext:value-type="float">
            <text:p>0.003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2" calcext:value-type="float">
            <text:p>0.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104666666666667" calcext:value-type="float">
            <text:p>0.01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15" calcext:value-type="float">
            <text:p>0.00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363333333333333" calcext:value-type="float">
            <text:p>0.003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34" calcext:value-type="float">
            <text:p>0.003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223333333333333" calcext:value-type="float">
            <text:p>0.002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283333333333333" calcext:value-type="float">
            <text:p>0.002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132" calcext:value-type="float">
            <text:p>0.013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NATASLWSGPGLE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102666666666667" calcext:value-type="float">
            <text:p>0.01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1.41543333333333" calcext:value-type="float">
            <text:p>1.4154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2198" calcext:value-type="float">
            <text:p>0.219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293333333333333" calcext:value-type="float">
            <text:p>0.002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577233333333333" calcext:value-type="float">
            <text:p>0.577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16" calcext:value-type="float">
            <text:p>0.001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204333333333333" calcext:value-type="float">
            <text:p>0.02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117333333333333" calcext:value-type="float">
            <text:p>0.011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42" calcext:value-type="float">
            <text:p>0.004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2" calcext:value-type="float">
            <text:p>0.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164666666666667" calcext:value-type="float">
            <text:p>0.016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3546" calcext:value-type="float">
            <text:p>0.354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743933333333333" calcext:value-type="float">
            <text:p>0.743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448333333333333" calcext:value-type="float">
            <text:p>0.044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31" calcext:value-type="float">
            <text:p>0.003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733333333333333" calcext:value-type="float">
            <text:p>0.007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4" calcext:value-type="float">
            <text:p>0.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153" calcext:value-type="float">
            <text:p>0.015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411466666666667" calcext:value-type="float">
            <text:p>0.411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195333333333333" calcext:value-type="float">
            <text:p>0.195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54" calcext:value-type="float">
            <text:p>0.005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410666666666667" calcext:value-type="float">
            <text:p>0.041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NFPSPVDAA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611833333333333" calcext:value-type="float">
            <text:p>0.611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7802|TAGL2_HUMAN</text:p>
          </table:table-cell>
          <table:table-cell office:value-type="string" calcext:value-type="string">
            <text:p>NFSDNQLQEG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344" calcext:value-type="float">
            <text:p>0.034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813333333333333" calcext:value-type="float">
            <text:p>0.008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436" calcext:value-type="float">
            <text:p>0.043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99" calcext:value-type="float">
            <text:p>0.009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566666666666667" calcext:value-type="float">
            <text:p>0.005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443333333333333" calcext:value-type="float">
            <text:p>0.004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263333333333333" calcext:value-type="float">
            <text:p>0.002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13" calcext:value-type="float">
            <text:p>0.001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76" calcext:value-type="float">
            <text:p>0.007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223" calcext:value-type="float">
            <text:p>0.022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34" calcext:value-type="float">
            <text:p>0.003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343333333333333" calcext:value-type="float">
            <text:p>0.003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102333333333333" calcext:value-type="float">
            <text:p>0.01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726666666666667" calcext:value-type="float">
            <text:p>0.007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22" calcext:value-type="float">
            <text:p>0.002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54" calcext:value-type="float">
            <text:p>0.005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NFTFSHT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443333333333333" calcext:value-type="float">
            <text:p>0.004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62" calcext:value-type="float">
            <text:p>0.006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206666666666667" calcext:value-type="float">
            <text:p>0.0020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203333333333333" calcext:value-type="float">
            <text:p>0.002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456666666666667" calcext:value-type="float">
            <text:p>0.004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36|C1R_HUMAN</text:p>
          </table:table-cell>
          <table:table-cell office:value-type="string" calcext:value-type="string">
            <text:p>NLPNGDF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27" calcext:value-type="float">
            <text:p>0.002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402" calcext:value-type="float">
            <text:p>0.04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113" calcext:value-type="float">
            <text:p>0.01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27" calcext:value-type="float">
            <text:p>0.002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9" calcext:value-type="float">
            <text:p>0.00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236666666666667" calcext:value-type="float">
            <text:p>0.002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176666666666667" calcext:value-type="float">
            <text:p>0.001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23" calcext:value-type="float">
            <text:p>0.002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793333333333333" calcext:value-type="float">
            <text:p>0.007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713333333333333" calcext:value-type="float">
            <text:p>0.007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26" calcext:value-type="float">
            <text:p>0.002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18" calcext:value-type="float">
            <text:p>0.001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31" calcext:value-type="float">
            <text:p>0.003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213333333333333" calcext:value-type="float">
            <text:p>0.002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166666666666667" calcext:value-type="float">
            <text:p>0.001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126666666666667" calcext:value-type="float">
            <text:p>0.001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468" calcext:value-type="float">
            <text:p>0.046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147666666666667" calcext:value-type="float">
            <text:p>0.014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483333333333333" calcext:value-type="float">
            <text:p>0.004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96666666666667" calcext:value-type="float">
            <text:p>0.001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18" calcext:value-type="float">
            <text:p>0.001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2" calcext:value-type="float">
            <text:p>0.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28" calcext:value-type="float">
            <text:p>0.002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526666666666667" calcext:value-type="float">
            <text:p>0.005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970666666666667" calcext:value-type="float">
            <text:p>0.0970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9" calcext:value-type="float">
            <text:p>0.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973333333333333" calcext:value-type="float">
            <text:p>0.009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533|EGFR_HUMAN</text:p>
          </table:table-cell>
          <table:table-cell office:value-type="string" calcext:value-type="string">
            <text:p>NLQEILHGA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475333333333333" calcext:value-type="float">
            <text:p>0.047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903333333333333" calcext:value-type="float">
            <text:p>0.009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913333333333333" calcext:value-type="float">
            <text:p>0.009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686666666666667" calcext:value-type="float">
            <text:p>0.006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863333333333333" calcext:value-type="float">
            <text:p>0.008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7" calcext:value-type="float">
            <text:p>0.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856666666666667" calcext:value-type="float">
            <text:p>0.008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866666666666667" calcext:value-type="float">
            <text:p>0.008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226666666666667" calcext:value-type="float">
            <text:p>0.002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896666666666667" calcext:value-type="float">
            <text:p>0.008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101333333333333" calcext:value-type="float">
            <text:p>0.01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89" calcext:value-type="float">
            <text:p>0.008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753333333333333" calcext:value-type="float">
            <text:p>0.007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78" calcext:value-type="float">
            <text:p>0.007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723333333333333" calcext:value-type="float">
            <text:p>0.007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906666666666667" calcext:value-type="float">
            <text:p>0.0090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776666666666667" calcext:value-type="float">
            <text:p>0.007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7" calcext:value-type="float">
            <text:p>0.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87" calcext:value-type="float">
            <text:p>0.008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103" calcext:value-type="float">
            <text:p>0.01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763333333333333" calcext:value-type="float">
            <text:p>0.007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696666666666667" calcext:value-type="float">
            <text:p>0.006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65" calcext:value-type="float">
            <text:p>0.006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833333333333333" calcext:value-type="float">
            <text:p>0.008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793333333333333" calcext:value-type="float">
            <text:p>0.007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736666666666667" calcext:value-type="float">
            <text:p>0.007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85" calcext:value-type="float">
            <text:p>0.008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896666666666667" calcext:value-type="float">
            <text:p>0.008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96" calcext:value-type="float">
            <text:p>0.009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593333333333333" calcext:value-type="float">
            <text:p>0.005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676666666666667" calcext:value-type="float">
            <text:p>0.006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117666666666667" calcext:value-type="float">
            <text:p>0.011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NTGVISVVTTGLD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9" calcext:value-type="float">
            <text:p>0.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3346" calcext:value-type="float">
            <text:p>0.334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951666666666667" calcext:value-type="float">
            <text:p>0.095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266666666666667" calcext:value-type="float">
            <text:p>0.002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842" calcext:value-type="float">
            <text:p>0.084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53" calcext:value-type="float">
            <text:p>0.005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386666666666667" calcext:value-type="float">
            <text:p>0.003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56" calcext:value-type="float">
            <text:p>0.005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347333333333333" calcext:value-type="float">
            <text:p>0.034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79" calcext:value-type="float">
            <text:p>0.007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264333333333333" calcext:value-type="float">
            <text:p>0.026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51" calcext:value-type="float">
            <text:p>0.005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873333333333333" calcext:value-type="float">
            <text:p>0.008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266666666666667" calcext:value-type="float">
            <text:p>0.002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26" calcext:value-type="float">
            <text:p>0.002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92" calcext:value-type="float">
            <text:p>0.009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436666666666667" calcext:value-type="float">
            <text:p>0.004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163566666666667" calcext:value-type="float">
            <text:p>0.163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3533" calcext:value-type="float">
            <text:p>0.35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297" calcext:value-type="float">
            <text:p>0.029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913333333333333" calcext:value-type="float">
            <text:p>0.009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713333333333333" calcext:value-type="float">
            <text:p>0.007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553333333333333" calcext:value-type="float">
            <text:p>0.005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526666666666667" calcext:value-type="float">
            <text:p>0.005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8" calcext:value-type="float">
            <text:p>0.001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129833333333333" calcext:value-type="float">
            <text:p>0.129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530333333333333" calcext:value-type="float">
            <text:p>0.053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22" calcext:value-type="float">
            <text:p>0.002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216666666666667" calcext:value-type="float">
            <text:p>0.002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996666666666667" calcext:value-type="float">
            <text:p>0.009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75|FIBB_HUMAN</text:p>
          </table:table-cell>
          <table:table-cell office:value-type="string" calcext:value-type="string">
            <text:p>NYCGLPGEYWLGND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357933333333333" calcext:value-type="float">
            <text:p>0.357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1.6029" calcext:value-type="float">
            <text:p>1.602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609033333333334" calcext:value-type="float">
            <text:p>0.60903333333333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556" calcext:value-type="float">
            <text:p>0.055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647766666666667" calcext:value-type="float">
            <text:p>0.647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906666666666667" calcext:value-type="float">
            <text:p>0.0090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153333333333333" calcext:value-type="float">
            <text:p>0.015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4" calcext:value-type="float">
            <text:p>0.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2077" calcext:value-type="float">
            <text:p>0.207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143" calcext:value-type="float">
            <text:p>0.014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497666666666667" calcext:value-type="float">
            <text:p>0.049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207" calcext:value-type="float">
            <text:p>0.020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751" calcext:value-type="float">
            <text:p>0.075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37" calcext:value-type="float">
            <text:p>0.003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601333333333333" calcext:value-type="float">
            <text:p>0.06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29" calcext:value-type="float">
            <text:p>0.002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996666666666667" calcext:value-type="float">
            <text:p>0.009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553333333333333" calcext:value-type="float">
            <text:p>0.005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629566666666667" calcext:value-type="float">
            <text:p>0.629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1.2976" calcext:value-type="float">
            <text:p>1.297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409" calcext:value-type="float">
            <text:p>0.04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133" calcext:value-type="float">
            <text:p>0.01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94" calcext:value-type="float">
            <text:p>0.009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116333333333333" calcext:value-type="float">
            <text:p>0.01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328333333333333" calcext:value-type="float">
            <text:p>0.032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11" calcext:value-type="float">
            <text:p>0.01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46" calcext:value-type="float">
            <text:p>0.004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628433333333333" calcext:value-type="float">
            <text:p>0.628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369066666666667" calcext:value-type="float">
            <text:p>0.3690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441" calcext:value-type="float">
            <text:p>0.044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17" calcext:value-type="float">
            <text:p>0.001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268033333333333" calcext:value-type="float">
            <text:p>0.268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211|GSTP1_HUMAN</text:p>
          </table:table-cell>
          <table:table-cell office:value-type="string" calcext:value-type="string">
            <text:p>PPYTVVYFP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174133333333333" calcext:value-type="float">
            <text:p>0.174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246666666666667" calcext:value-type="float">
            <text:p>0.024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185666666666667" calcext:value-type="float">
            <text:p>0.018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23" calcext:value-type="float">
            <text:p>0.002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21" calcext:value-type="float">
            <text:p>0.02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77" calcext:value-type="float">
            <text:p>0.007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273333333333333" calcext:value-type="float">
            <text:p>0.002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216333333333333" calcext:value-type="float">
            <text:p>0.021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169" calcext:value-type="float">
            <text:p>0.016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236333333333333" calcext:value-type="float">
            <text:p>0.023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215" calcext:value-type="float">
            <text:p>0.021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746666666666667" calcext:value-type="float">
            <text:p>0.007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746666666666667" calcext:value-type="float">
            <text:p>0.007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363333333333333" calcext:value-type="float">
            <text:p>0.003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323333333333333" calcext:value-type="float">
            <text:p>0.003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42" calcext:value-type="float">
            <text:p>0.004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114666666666667" calcext:value-type="float">
            <text:p>0.011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383666666666667" calcext:value-type="float">
            <text:p>0.038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406666666666667" calcext:value-type="float">
            <text:p>0.0040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806666666666667" calcext:value-type="float">
            <text:p>0.008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26" calcext:value-type="float">
            <text:p>0.002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853333333333333" calcext:value-type="float">
            <text:p>0.008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516666666666667" calcext:value-type="float">
            <text:p>0.005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83" calcext:value-type="float">
            <text:p>0.008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203333333333333" calcext:value-type="float">
            <text:p>0.002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135666666666667" calcext:value-type="float">
            <text:p>0.013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378" calcext:value-type="float">
            <text:p>0.037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793333333333333" calcext:value-type="float">
            <text:p>0.007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21" calcext:value-type="float">
            <text:p>0.002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215333333333333" calcext:value-type="float">
            <text:p>0.021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758|TACD2_HUMAN</text:p>
          </table:table-cell>
          <table:table-cell office:value-type="string" calcext:value-type="string">
            <text:p>PTAGAFNHSDLAAE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158666666666667" calcext:value-type="float">
            <text:p>0.015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15" calcext:value-type="float">
            <text:p>0.001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22" calcext:value-type="float">
            <text:p>0.002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516666666666667" calcext:value-type="float">
            <text:p>0.005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253333333333333" calcext:value-type="float">
            <text:p>0.002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QELAVFCSPEPP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1.19893333333333" calcext:value-type="float">
            <text:p>1.1989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937" calcext:value-type="float">
            <text:p>0.093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289033333333333" calcext:value-type="float">
            <text:p>0.289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209666666666667" calcext:value-type="float">
            <text:p>0.02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1055" calcext:value-type="float">
            <text:p>0.105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3" calcext:value-type="float">
            <text:p>0.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846666666666667" calcext:value-type="float">
            <text:p>0.008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5" calcext:value-type="float">
            <text:p>0.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193466666666667" calcext:value-type="float">
            <text:p>0.193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423466666666667" calcext:value-type="float">
            <text:p>0.423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205" calcext:value-type="float">
            <text:p>0.02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246666666666667" calcext:value-type="float">
            <text:p>0.002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118833333333333" calcext:value-type="float">
            <text:p>0.118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215733333333333" calcext:value-type="float">
            <text:p>0.215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293333333333333" calcext:value-type="float">
            <text:p>0.002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QFVTATDV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421" calcext:value-type="float">
            <text:p>0.042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16" calcext:value-type="float">
            <text:p>0.001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19" calcext:value-type="float">
            <text:p>0.001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QGNAVTLGDYYQ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283333333333333" calcext:value-type="float">
            <text:p>0.002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875666666666667" calcext:value-type="float">
            <text:p>0.087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35" calcext:value-type="float">
            <text:p>0.003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37" calcext:value-type="float">
            <text:p>0.03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366666666666667" calcext:value-type="float">
            <text:p>0.003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223333333333333" calcext:value-type="float">
            <text:p>0.002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167" calcext:value-type="float">
            <text:p>0.01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882666666666667" calcext:value-type="float">
            <text:p>0.088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663333333333333" calcext:value-type="float">
            <text:p>0.006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186666666666667" calcext:value-type="float">
            <text:p>0.018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6583|HMGB2_HUMAN</text:p>
          </table:table-cell>
          <table:table-cell office:value-type="string" calcext:value-type="string">
            <text:p>SEHPGLSIGDT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333" calcext:value-type="float">
            <text:p>0.0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238666666666667" calcext:value-type="float">
            <text:p>0.023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32" calcext:value-type="float">
            <text:p>0.003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46" calcext:value-type="float">
            <text:p>0.004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42" calcext:value-type="float">
            <text:p>0.004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566666666666667" calcext:value-type="float">
            <text:p>0.005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164666666666667" calcext:value-type="float">
            <text:p>0.016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46" calcext:value-type="float">
            <text:p>0.004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853333333333333" calcext:value-type="float">
            <text:p>0.008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9Y490|TLN1_HUMAN</text:p>
          </table:table-cell>
          <table:table-cell office:value-type="string" calcext:value-type="string">
            <text:p>SNTSPEELGPLANQLTSDYG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503333333333333" calcext:value-type="float">
            <text:p>0.005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SSAGGQGSYVP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546666666666667" calcext:value-type="float">
            <text:p>0.005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86X29|LSR_HUMAN</text:p>
          </table:table-cell>
          <table:table-cell office:value-type="string" calcext:value-type="string">
            <text:p>SVDALDDLTPPSTAESGS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3.98313333333333" calcext:value-type="float">
            <text:p>3.9831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3.25473333333333" calcext:value-type="float">
            <text:p>3.2547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326666666666667" calcext:value-type="float">
            <text:p>0.003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1.57133333333333" calcext:value-type="float">
            <text:p>1.57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286333333333333" calcext:value-type="float">
            <text:p>0.028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83" calcext:value-type="float">
            <text:p>0.008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65" calcext:value-type="float">
            <text:p>0.006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6928" calcext:value-type="float">
            <text:p>0.692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283666666666667" calcext:value-type="float">
            <text:p>0.028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787666666666667" calcext:value-type="float">
            <text:p>0.078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108" calcext:value-type="float">
            <text:p>0.01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401" calcext:value-type="float">
            <text:p>0.04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286666666666667" calcext:value-type="float">
            <text:p>0.002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176466666666667" calcext:value-type="float">
            <text:p>0.176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586666666666667" calcext:value-type="float">
            <text:p>0.005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79" calcext:value-type="float">
            <text:p>0.07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16" calcext:value-type="float">
            <text:p>0.001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4.70416666666667" calcext:value-type="float">
            <text:p>4.7041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3.83783333333333" calcext:value-type="float">
            <text:p>3.8378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296666666666667" calcext:value-type="float">
            <text:p>0.029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416666666666667" calcext:value-type="float">
            <text:p>0.004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473333333333333" calcext:value-type="float">
            <text:p>0.004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386666666666667" calcext:value-type="float">
            <text:p>0.003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317" calcext:value-type="float">
            <text:p>0.031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22" calcext:value-type="float">
            <text:p>0.002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82" calcext:value-type="float">
            <text:p>0.008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2.88636666666667" calcext:value-type="float">
            <text:p>2.8863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1.43286666666667" calcext:value-type="float">
            <text:p>1.4328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119666666666667" calcext:value-type="float">
            <text:p>0.011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1.36806666666667" calcext:value-type="float">
            <text:p>1.3680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FTCTAAYPE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1.1517" calcext:value-type="float">
            <text:p>1.151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2126" calcext:value-type="float">
            <text:p>0.212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531333333333333" calcext:value-type="float">
            <text:p>0.053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813333333333333" calcext:value-type="float">
            <text:p>0.008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276666666666667" calcext:value-type="float">
            <text:p>0.027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84" calcext:value-type="float">
            <text:p>0.008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803333333333333" calcext:value-type="float">
            <text:p>0.008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703333333333333" calcext:value-type="float">
            <text:p>0.007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201333333333333" calcext:value-type="float">
            <text:p>0.02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155333333333333" calcext:value-type="float">
            <text:p>0.015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184333333333333" calcext:value-type="float">
            <text:p>0.018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125" calcext:value-type="float">
            <text:p>0.012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38" calcext:value-type="float">
            <text:p>0.03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593333333333333" calcext:value-type="float">
            <text:p>0.005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141333333333333" calcext:value-type="float">
            <text:p>0.014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716666666666667" calcext:value-type="float">
            <text:p>0.007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103333333333333" calcext:value-type="float">
            <text:p>0.01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903333333333333" calcext:value-type="float">
            <text:p>0.009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585" calcext:value-type="float">
            <text:p>0.058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119866666666667" calcext:value-type="float">
            <text:p>0.119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398" calcext:value-type="float">
            <text:p>0.039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973333333333333" calcext:value-type="float">
            <text:p>0.009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138" calcext:value-type="float">
            <text:p>0.013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179666666666667" calcext:value-type="float">
            <text:p>0.017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122333333333333" calcext:value-type="float">
            <text:p>0.012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746666666666667" calcext:value-type="float">
            <text:p>0.007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353333333333333" calcext:value-type="float">
            <text:p>0.003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479333333333333" calcext:value-type="float">
            <text:p>0.047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261" calcext:value-type="float">
            <text:p>0.026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166666666666667" calcext:value-type="float">
            <text:p>0.016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454666666666667" calcext:value-type="float">
            <text:p>0.045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206333333333333" calcext:value-type="float">
            <text:p>0.020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TLDLGENQLETLPPDL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41" calcext:value-type="float">
            <text:p>0.04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410666666666667" calcext:value-type="float">
            <text:p>0.041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202" calcext:value-type="float">
            <text:p>0.02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313333333333333" calcext:value-type="float">
            <text:p>0.031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756666666666667" calcext:value-type="float">
            <text:p>0.007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43" calcext:value-type="float">
            <text:p>0.004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13" calcext:value-type="float">
            <text:p>0.00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59" calcext:value-type="float">
            <text:p>0.005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126666666666667" calcext:value-type="float">
            <text:p>0.012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202" calcext:value-type="float">
            <text:p>0.02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356666666666667" calcext:value-type="float">
            <text:p>0.003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286666666666667" calcext:value-type="float">
            <text:p>0.002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731333333333333" calcext:value-type="float">
            <text:p>0.073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162666666666667" calcext:value-type="float">
            <text:p>0.016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4" calcext:value-type="float">
            <text:p>0.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9871|C1S_HUMAN</text:p>
          </table:table-cell>
          <table:table-cell office:value-type="string" calcext:value-type="string">
            <text:p>TNFDNDIAL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303666666666667" calcext:value-type="float">
            <text:p>0.03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148666666666667" calcext:value-type="float">
            <text:p>0.014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117333333333333" calcext:value-type="float">
            <text:p>0.011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34" calcext:value-type="float">
            <text:p>0.003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33" calcext:value-type="float">
            <text:p>0.00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37" calcext:value-type="float">
            <text:p>0.003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1" calcext:value-type="float">
            <text:p>0.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323333333333333" calcext:value-type="float">
            <text:p>0.003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266666666666667" calcext:value-type="float">
            <text:p>0.002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49" calcext:value-type="float">
            <text:p>0.004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241" calcext:value-type="float">
            <text:p>0.024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176666666666667" calcext:value-type="float">
            <text:p>0.001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346666666666667" calcext:value-type="float">
            <text:p>0.003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TNTLLGHLI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106" calcext:value-type="float">
            <text:p>0.010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15.8199" calcext:value-type="float">
            <text:p>15.819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4.9091" calcext:value-type="float">
            <text:p>4.909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342666666666667" calcext:value-type="float">
            <text:p>0.034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3.21406666666667" calcext:value-type="float">
            <text:p>3.2140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118666666666667" calcext:value-type="float">
            <text:p>0.011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991" calcext:value-type="float">
            <text:p>0.099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121333333333333" calcext:value-type="float">
            <text:p>0.012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1.5751" calcext:value-type="float">
            <text:p>1.575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702666666666667" calcext:value-type="float">
            <text:p>0.070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387866666666667" calcext:value-type="float">
            <text:p>0.387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319333333333333" calcext:value-type="float">
            <text:p>0.03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1284" calcext:value-type="float">
            <text:p>0.128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125" calcext:value-type="float">
            <text:p>0.012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695266666666667" calcext:value-type="float">
            <text:p>0.695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121" calcext:value-type="float">
            <text:p>0.012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496666666666667" calcext:value-type="float">
            <text:p>0.004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835" calcext:value-type="float">
            <text:p>0.083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205666666666667" calcext:value-type="float">
            <text:p>0.02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8.30026666666667" calcext:value-type="float">
            <text:p>8.3002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4.74413333333333" calcext:value-type="float">
            <text:p>4.7441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629333333333333" calcext:value-type="float">
            <text:p>0.062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247" calcext:value-type="float">
            <text:p>0.024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408" calcext:value-type="float">
            <text:p>0.04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147" calcext:value-type="float">
            <text:p>0.014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910333333333333" calcext:value-type="float">
            <text:p>0.09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281666666666667" calcext:value-type="float">
            <text:p>0.028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128" calcext:value-type="float">
            <text:p>0.012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18.0645666666667" calcext:value-type="float">
            <text:p>18.0645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3.9815" calcext:value-type="float">
            <text:p>3.98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494666666666667" calcext:value-type="float">
            <text:p>0.049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503333333333333" calcext:value-type="float">
            <text:p>0.005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6.4477" calcext:value-type="float">
            <text:p>6.447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876|IGHA1_HUMAN</text:p>
          </table:table-cell>
          <table:table-cell office:value-type="string" calcext:value-type="string">
            <text:p>TPLTAT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5.4835" calcext:value-type="float">
            <text:p>5.483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398866666666667" calcext:value-type="float">
            <text:p>0.398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101833333333333" calcext:value-type="float">
            <text:p>0.101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733" calcext:value-type="float">
            <text:p>0.07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162333333333333" calcext:value-type="float">
            <text:p>0.016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416666666666667" calcext:value-type="float">
            <text:p>0.004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346666666666667" calcext:value-type="float">
            <text:p>0.003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103666666666667" calcext:value-type="float">
            <text:p>0.01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593333333333333" calcext:value-type="float">
            <text:p>0.005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109266666666667" calcext:value-type="float">
            <text:p>0.109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893666666666667" calcext:value-type="float">
            <text:p>0.089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72" calcext:value-type="float">
            <text:p>0.007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16" calcext:value-type="float">
            <text:p>0.001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610666666666667" calcext:value-type="float">
            <text:p>0.0610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367333333333333" calcext:value-type="float">
            <text:p>0.036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323333333333333" calcext:value-type="float">
            <text:p>0.032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50|A2GL_HUMAN</text:p>
          </table:table-cell>
          <table:table-cell office:value-type="string" calcext:value-type="string">
            <text:p>VAAGAFQG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750666666666667" calcext:value-type="float">
            <text:p>0.075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586666666666667" calcext:value-type="float">
            <text:p>0.005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486666666666667" calcext:value-type="float">
            <text:p>0.004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214" calcext:value-type="float">
            <text:p>0.021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59" calcext:value-type="float">
            <text:p>0.005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128" calcext:value-type="float">
            <text:p>0.012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165" calcext:value-type="float">
            <text:p>0.016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358666666666667" calcext:value-type="float">
            <text:p>0.035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142133333333333" calcext:value-type="float">
            <text:p>0.142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1413" calcext:value-type="float">
            <text:p>0.14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138733333333333" calcext:value-type="float">
            <text:p>0.138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419033333333333" calcext:value-type="float">
            <text:p>0.419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194666666666667" calcext:value-type="float">
            <text:p>0.019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278" calcext:value-type="float">
            <text:p>0.027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560666666666667" calcext:value-type="float">
            <text:p>0.056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359333333333333" calcext:value-type="float">
            <text:p>0.035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603333333333333" calcext:value-type="float">
            <text:p>0.006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355" calcext:value-type="float">
            <text:p>0.035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716666666666667" calcext:value-type="float">
            <text:p>0.007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153" calcext:value-type="float">
            <text:p>0.015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255" calcext:value-type="float">
            <text:p>0.025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119333333333333" calcext:value-type="float">
            <text:p>0.011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896666666666667" calcext:value-type="float">
            <text:p>0.008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351" calcext:value-type="float">
            <text:p>0.035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456333333333333" calcext:value-type="float">
            <text:p>0.045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175666666666667" calcext:value-type="float">
            <text:p>0.017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263" calcext:value-type="float">
            <text:p>0.026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533333333333333" calcext:value-type="float">
            <text:p>0.005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496666666666667" calcext:value-type="float">
            <text:p>0.004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376" calcext:value-type="float">
            <text:p>0.037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452333333333333" calcext:value-type="float">
            <text:p>0.045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756666666666667" calcext:value-type="float">
            <text:p>0.007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3796|PLSL_HUMAN</text:p>
          </table:table-cell>
          <table:table-cell office:value-type="string" calcext:value-type="string">
            <text:p>VDTEGNGYISFNELNDLF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17" calcext:value-type="float">
            <text:p>0.001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31" calcext:value-type="float">
            <text:p>0.003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31" calcext:value-type="float">
            <text:p>0.003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956666666666667" calcext:value-type="float">
            <text:p>0.009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5121|PAI1_HUMAN</text:p>
          </table:table-cell>
          <table:table-cell office:value-type="string" calcext:value-type="string">
            <text:p>VFQQVAQA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263333333333333" calcext:value-type="float">
            <text:p>0.002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12" calcext:value-type="float">
            <text:p>0.01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54" calcext:value-type="float">
            <text:p>0.005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18" calcext:value-type="float">
            <text:p>0.001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953333333333333" calcext:value-type="float">
            <text:p>0.009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5" calcext:value-type="float">
            <text:p>0.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49" calcext:value-type="float">
            <text:p>0.004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18" calcext:value-type="float">
            <text:p>0.001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61" calcext:value-type="float">
            <text:p>0.006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803333333333334" calcext:value-type="float">
            <text:p>0.008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693333333333333" calcext:value-type="float">
            <text:p>0.006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99" calcext:value-type="float">
            <text:p>0.009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526666666666667" calcext:value-type="float">
            <text:p>0.005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97" calcext:value-type="float">
            <text:p>0.009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VGDFVATDLDTGRPSTTV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160333333333333" calcext:value-type="float">
            <text:p>0.016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279666666666667" calcext:value-type="float">
            <text:p>0.027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233" calcext:value-type="float">
            <text:p>0.02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21" calcext:value-type="float">
            <text:p>0.002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53" calcext:value-type="float">
            <text:p>0.005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41" calcext:value-type="float">
            <text:p>0.004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706666666666667" calcext:value-type="float">
            <text:p>0.007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61" calcext:value-type="float">
            <text:p>0.006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283333333333333" calcext:value-type="float">
            <text:p>0.002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393333333333333" calcext:value-type="float">
            <text:p>0.003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413333333333333" calcext:value-type="float">
            <text:p>0.004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66" calcext:value-type="float">
            <text:p>0.006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34" calcext:value-type="float">
            <text:p>0.003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443333333333333" calcext:value-type="float">
            <text:p>0.004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433333333333333" calcext:value-type="float">
            <text:p>0.004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433333333333333" calcext:value-type="float">
            <text:p>0.004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667333333333333" calcext:value-type="float">
            <text:p>0.066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410666666666667" calcext:value-type="float">
            <text:p>0.041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180333333333333" calcext:value-type="float">
            <text:p>0.018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28" calcext:value-type="float">
            <text:p>0.002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543333333333333" calcext:value-type="float">
            <text:p>0.005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29" calcext:value-type="float">
            <text:p>0.002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1" calcext:value-type="float">
            <text:p>0.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313333333333333" calcext:value-type="float">
            <text:p>0.003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154666666666667" calcext:value-type="float">
            <text:p>0.015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141333333333333" calcext:value-type="float">
            <text:p>0.014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161" calcext:value-type="float">
            <text:p>0.016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141666666666667" calcext:value-type="float">
            <text:p>0.014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12830|CADH1_HUMAN</text:p>
          </table:table-cell>
          <table:table-cell office:value-type="string" calcext:value-type="string">
            <text:p>VGTDGVITV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211333333333333" calcext:value-type="float">
            <text:p>0.021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553333333333333" calcext:value-type="float">
            <text:p>0.005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17" calcext:value-type="float">
            <text:p>0.001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29" calcext:value-type="float">
            <text:p>0.002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83" calcext:value-type="float">
            <text:p>0.008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223333333333333" calcext:value-type="float">
            <text:p>0.002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32926|DSG3_HUMAN</text:p>
          </table:table-cell>
          <table:table-cell office:value-type="string" calcext:value-type="string">
            <text:p>VICPISSVPGNLAGPTQ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216666666666667" calcext:value-type="float">
            <text:p>0.002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02" calcext:value-type="float">
            <text:p>0.000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1.34343333333333" calcext:value-type="float">
            <text:p>1.3434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4|CO3_HUMAN</text:p>
          </table:table-cell>
          <table:table-cell office:value-type="string" calcext:value-type="string">
            <text:p>VLLDGVQN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19" calcext:value-type="float">
            <text:p>0.001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11" calcext:value-type="float">
            <text:p>0.001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386666666666667" calcext:value-type="float">
            <text:p>0.003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8" calcext:value-type="float">
            <text:p>0.000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1" calcext:value-type="float">
            <text:p>0.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1" calcext:value-type="float">
            <text:p>0.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15" calcext:value-type="float">
            <text:p>0.001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3751|LAMB3_HUMAN</text:p>
          </table:table-cell>
          <table:table-cell office:value-type="string" calcext:value-type="string">
            <text:p>VQLNLMDLVSGIPATQS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942333333333333" calcext:value-type="float">
            <text:p>0.094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163333333333333" calcext:value-type="float">
            <text:p>0.016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449333333333333" calcext:value-type="float">
            <text:p>0.0449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24" calcext:value-type="float">
            <text:p>0.002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65" calcext:value-type="float">
            <text:p>0.006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4" calcext:value-type="float">
            <text:p>0.000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285" calcext:value-type="float">
            <text:p>0.028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408666666666667" calcext:value-type="float">
            <text:p>0.040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503333333333333" calcext:value-type="float">
            <text:p>0.005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358666666666667" calcext:value-type="float">
            <text:p>0.035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153666666666667" calcext:value-type="float">
            <text:p>0.015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3" calcext:value-type="float">
            <text:p>0.000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27" calcext:value-type="float">
            <text:p>0.002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647|APOA1_HUMAN</text:p>
          </table:table-cell>
          <table:table-cell office:value-type="string" calcext:value-type="string">
            <text:p>VQPYLDDFQ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353333333333333" calcext:value-type="float">
            <text:p>0.035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252666666666667" calcext:value-type="float">
            <text:p>0.252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704" calcext:value-type="float">
            <text:p>0.070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131333333333333" calcext:value-type="float">
            <text:p>0.013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31" calcext:value-type="float">
            <text:p>0.003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293333333333333" calcext:value-type="float">
            <text:p>0.002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82" calcext:value-type="float">
            <text:p>0.008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360666666666667" calcext:value-type="float">
            <text:p>0.036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345333333333333" calcext:value-type="float">
            <text:p>0.034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529666666666667" calcext:value-type="float">
            <text:p>0.052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726666666666667" calcext:value-type="float">
            <text:p>0.0072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88" calcext:value-type="float">
            <text:p>0.008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VSEADSSNADWVT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321" calcext:value-type="float">
            <text:p>0.032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63" calcext:value-type="float">
            <text:p>0.006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22" calcext:value-type="float">
            <text:p>0.002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126666666666667" calcext:value-type="float">
            <text:p>0.001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196666666666667" calcext:value-type="float">
            <text:p>0.001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343333333333333" calcext:value-type="float">
            <text:p>0.003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14" calcext:value-type="float">
            <text:p>0.0014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15" calcext:value-type="float">
            <text:p>0.00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333333333333333" calcext:value-type="float">
            <text:p>0.003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826666666666667" calcext:value-type="float">
            <text:p>0.008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16" calcext:value-type="float">
            <text:p>0.001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16" calcext:value-type="float">
            <text:p>0.001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233333333333333" calcext:value-type="float">
            <text:p>0.002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16787|LAMA3_HUMAN</text:p>
          </table:table-cell>
          <table:table-cell office:value-type="string" calcext:value-type="string">
            <text:p>VSSYGGYLTYQA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226666666666667" calcext:value-type="float">
            <text:p>0.002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1.1576" calcext:value-type="float">
            <text:p>1.157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997533333333333" calcext:value-type="float">
            <text:p>0.997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196666666666667" calcext:value-type="float">
            <text:p>0.001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1.66363333333333" calcext:value-type="float">
            <text:p>1.6636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253333333333333" calcext:value-type="float">
            <text:p>0.002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663333333333333" calcext:value-type="float">
            <text:p>0.006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1528" calcext:value-type="float">
            <text:p>0.152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902666666666667" calcext:value-type="float">
            <text:p>0.09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235333333333333" calcext:value-type="float">
            <text:p>0.023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137333333333333" calcext:value-type="float">
            <text:p>0.013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1239" calcext:value-type="float">
            <text:p>0.123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27" calcext:value-type="float">
            <text:p>0.002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158" calcext:value-type="float">
            <text:p>0.015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9" calcext:value-type="float">
            <text:p>0.000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207666666666667" calcext:value-type="float">
            <text:p>0.0207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887766666666667" calcext:value-type="float">
            <text:p>0.8877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1.92943333333333" calcext:value-type="float">
            <text:p>1.9294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439" calcext:value-type="float">
            <text:p>0.043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139666666666667" calcext:value-type="float">
            <text:p>0.013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82" calcext:value-type="float">
            <text:p>0.008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112333333333333" calcext:value-type="float">
            <text:p>0.011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21.4087333333333" calcext:value-type="float">
            <text:p>21.4087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595166666666667" calcext:value-type="float">
            <text:p>0.595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33" calcext:value-type="float">
            <text:p>0.0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265333333333333" calcext:value-type="float">
            <text:p>0.026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1023|A2MG_HUMAN</text:p>
          </table:table-cell>
          <table:table-cell office:value-type="string" calcext:value-type="string">
            <text:p>VTAAPQSVC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3.16546666666667" calcext:value-type="float">
            <text:p>3.1654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0956666666666667" calcext:value-type="float">
            <text:p>0.009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026" calcext:value-type="float">
            <text:p>0.002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06" calcext:value-type="float">
            <text:p>0.000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0346666666666667" calcext:value-type="float">
            <text:p>0.0034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00356666666666667" calcext:value-type="float">
            <text:p>0.003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0393333333333333" calcext:value-type="float">
            <text:p>0.003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1" calcext:value-type="float">
            <text:p>0.000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55072|TERA_HUMAN</text:p>
          </table:table-cell>
          <table:table-cell office:value-type="string" calcext:value-type="string">
            <text:p>WALSQSNPSA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022" calcext:value-type="float">
            <text:p>0.002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2.20353333333333" calcext:value-type="float">
            <text:p>2.2035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583" calcext:value-type="float">
            <text:p>0.58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423333333333333" calcext:value-type="float">
            <text:p>0.0042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4236" calcext:value-type="float">
            <text:p>0.423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333333333333333" calcext:value-type="float">
            <text:p>0.003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69" calcext:value-type="float">
            <text:p>0.006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196666666666667" calcext:value-type="float">
            <text:p>0.001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346" calcext:value-type="float">
            <text:p>0.34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221666666666667" calcext:value-type="float">
            <text:p>0.0221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491" calcext:value-type="float">
            <text:p>0.049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111333333333333" calcext:value-type="float">
            <text:p>0.011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174333333333333" calcext:value-type="float">
            <text:p>0.1743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321" calcext:value-type="float">
            <text:p>0.0321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28" calcext:value-type="float">
            <text:p>0.002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606666666666667" calcext:value-type="float">
            <text:p>0.0060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392166666666667" calcext:value-type="float">
            <text:p>0.392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5475" calcext:value-type="float">
            <text:p>0.547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676666666666667" calcext:value-type="float">
            <text:p>0.067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148333333333333" calcext:value-type="float">
            <text:p>0.0148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452666666666667" calcext:value-type="float">
            <text:p>0.0452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683333333333333" calcext:value-type="float">
            <text:p>0.006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210333333333333" calcext:value-type="float">
            <text:p>0.02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823333333333333" calcext:value-type="float">
            <text:p>0.008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05" calcext:value-type="float">
            <text:p>0.00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1.09406666666667" calcext:value-type="float">
            <text:p>1.0940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180733333333333" calcext:value-type="float">
            <text:p>0.18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538333333333333" calcext:value-type="float">
            <text:p>0.0538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142633333333333" calcext:value-type="float">
            <text:p>0.142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0751|CFAB_HUMAN</text:p>
          </table:table-cell>
          <table:table-cell office:value-type="string" calcext:value-type="string">
            <text:p>YGLVTYATYP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717366666666667" calcext:value-type="float">
            <text:p>0.717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0.0362" calcext:value-type="float">
            <text:p>0.036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0.0615" calcext:value-type="float">
            <text:p>0.061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0.0444333333333333" calcext:value-type="float">
            <text:p>0.044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012" calcext:value-type="float">
            <text:p>0.001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00716666666666667" calcext:value-type="float">
            <text:p>0.0071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115666666666667" calcext:value-type="float">
            <text:p>0.011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566666666666667" calcext:value-type="float">
            <text:p>0.005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00856666666666667" calcext:value-type="float">
            <text:p>0.008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0108" calcext:value-type="float">
            <text:p>0.010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51" calcext:value-type="float">
            <text:p>0.0051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258" calcext:value-type="float">
            <text:p>0.025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07" calcext:value-type="float">
            <text:p>0.000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0.0244666666666667" calcext:value-type="float">
            <text:p>0.0244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0.1357" calcext:value-type="float">
            <text:p>0.135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00363333333333333" calcext:value-type="float">
            <text:p>0.003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0443333333333333" calcext:value-type="float">
            <text:p>0.0044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018" calcext:value-type="float">
            <text:p>0.001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00236666666666667" calcext:value-type="float">
            <text:p>0.0023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" calcext:value-type="float">
            <text:p>0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0.0567" calcext:value-type="float">
            <text:p>0.05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0.0189" calcext:value-type="float">
            <text:p>0.018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0573333333333333" calcext:value-type="float">
            <text:p>0.005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0724" calcext:value-type="float">
            <text:p>0.072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Q02413|DSG1_HUMAN</text:p>
          </table:table-cell>
          <table:table-cell office:value-type="string" calcext:value-type="string">
            <text:p>YQGTILSIDDNLQ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0.0200666666666667" calcext:value-type="float">
            <text:p>0.020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5.2697" calcext:value-type="float">
            <text:p>5.269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9.1713" calcext:value-type="float">
            <text:p>9.17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870633333333333" calcext:value-type="float">
            <text:p>0.870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4.33026666666667" calcext:value-type="float">
            <text:p>4.3302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915666666666667" calcext:value-type="float">
            <text:p>0.091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268666666666667" calcext:value-type="float">
            <text:p>0.268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505966666666667" calcext:value-type="float">
            <text:p>0.5059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2.94233333333333" calcext:value-type="float">
            <text:p>2.942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141633333333333" calcext:value-type="float">
            <text:p>0.141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1.90013333333333" calcext:value-type="float">
            <text:p>1.9001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377" calcext:value-type="float">
            <text:p>0.037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1.54013333333333" calcext:value-type="float">
            <text:p>1.5401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1538" calcext:value-type="float">
            <text:p>0.1538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2.3069" calcext:value-type="float">
            <text:p>2.306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164133333333333" calcext:value-type="float">
            <text:p>0.1641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613" calcext:value-type="float">
            <text:p>0.061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710666666666667" calcext:value-type="float">
            <text:p>0.071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1254" calcext:value-type="float">
            <text:p>0.1254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10.0884666666667" calcext:value-type="float">
            <text:p>10.0884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8.27943333333333" calcext:value-type="float">
            <text:p>8.2794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2345" calcext:value-type="float">
            <text:p>0.234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915" calcext:value-type="float">
            <text:p>0.091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103533333333333" calcext:value-type="float">
            <text:p>0.103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320733333333333" calcext:value-type="float">
            <text:p>0.3207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1.07606666666667" calcext:value-type="float">
            <text:p>1.0760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192866666666667" calcext:value-type="float">
            <text:p>0.192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2236" calcext:value-type="float">
            <text:p>0.223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7.04693333333333" calcext:value-type="float">
            <text:p>7.0469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6.64776666666667" calcext:value-type="float">
            <text:p>6.6477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233066666666667" calcext:value-type="float">
            <text:p>0.233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192" calcext:value-type="float">
            <text:p>0.0192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12.7847666666667" calcext:value-type="float">
            <text:p>12.7847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25311|ZA2G_HUMAN</text:p>
          </table:table-cell>
          <table:table-cell office:value-type="string" calcext:value-type="string">
            <text:p>YSLTYIYTGLSK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1.6978" calcext:value-type="float">
            <text:p>1.697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04</text:p>
          </table:table-cell>
          <table:table-cell table:style-name="ce1" office:value-type="float" office:value="5.57613333333333" calcext:value-type="float">
            <text:p>5.5761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6</text:p>
          </table:table-cell>
          <table:table-cell table:style-name="ce1" office:value-type="float" office:value="1.76576666666667" calcext:value-type="float">
            <text:p>1.7657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08</text:p>
          </table:table-cell>
          <table:table-cell table:style-name="ce1" office:value-type="float" office:value="0.0296333333333333" calcext:value-type="float">
            <text:p>0.0296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10</text:p>
          </table:table-cell>
          <table:table-cell table:style-name="ce1" office:value-type="float" office:value="3.5937" calcext:value-type="float">
            <text:p>3.593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4</text:p>
          </table:table-cell>
          <table:table-cell table:style-name="ce1" office:value-type="float" office:value="0.00466666666666667" calcext:value-type="float">
            <text:p>0.0046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16</text:p>
          </table:table-cell>
          <table:table-cell table:style-name="ce1" office:value-type="float" office:value="0.0078" calcext:value-type="float">
            <text:p>0.0078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</text:p>
          </table:table-cell>
          <table:table-cell table:style-name="ce1" office:value-type="float" office:value="0.0135" calcext:value-type="float">
            <text:p>0.0135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0</text:p>
          </table:table-cell>
          <table:table-cell table:style-name="ce1" office:value-type="float" office:value="0.253333333333333" calcext:value-type="float">
            <text:p>0.253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122</text:p>
          </table:table-cell>
          <table:table-cell table:style-name="ce1" office:value-type="float" office:value="0.00693333333333333" calcext:value-type="float">
            <text:p>0.006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4</text:p>
          </table:table-cell>
          <table:table-cell table:style-name="ce1" office:value-type="float" office:value="0.0276" calcext:value-type="float">
            <text:p>0.0276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6</text:p>
          </table:table-cell>
          <table:table-cell table:style-name="ce1" office:value-type="float" office:value="0.00386666666666667" calcext:value-type="float">
            <text:p>0.0038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128</text:p>
          </table:table-cell>
          <table:table-cell table:style-name="ce1" office:value-type="float" office:value="0.227933333333333" calcext:value-type="float">
            <text:p>0.2279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32</text:p>
          </table:table-cell>
          <table:table-cell table:style-name="ce1" office:value-type="float" office:value="0.0057" calcext:value-type="float">
            <text:p>0.005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1</text:p>
          </table:table-cell>
          <table:table-cell table:style-name="ce1" office:value-type="float" office:value="0.230333333333333" calcext:value-type="float">
            <text:p>0.2303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4</text:p>
          </table:table-cell>
          <table:table-cell table:style-name="ce1" office:value-type="float" office:value="0.0160666666666667" calcext:value-type="float">
            <text:p>0.0160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45</text:p>
          </table:table-cell>
          <table:table-cell table:style-name="ce1" office:value-type="float" office:value="0.00356666666666667" calcext:value-type="float">
            <text:p>0.0035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57</text:p>
          </table:table-cell>
          <table:table-cell table:style-name="ce1" office:value-type="float" office:value="0.0053" calcext:value-type="float">
            <text:p>0.005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6</text:p>
          </table:table-cell>
          <table:table-cell table:style-name="ce1" office:value-type="float" office:value="0.00456666666666667" calcext:value-type="float">
            <text:p>0.00456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67</text:p>
          </table:table-cell>
          <table:table-cell table:style-name="ce1" office:value-type="float" office:value="2.0419" calcext:value-type="float">
            <text:p>2.0419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69</text:p>
          </table:table-cell>
          <table:table-cell table:style-name="ce1" office:value-type="float" office:value="3.78246666666667" calcext:value-type="float">
            <text:p>3.78246666666667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0</text:p>
          </table:table-cell>
          <table:table-cell table:style-name="ce1" office:value-type="float" office:value="0.67385" calcext:value-type="float">
            <text:p>0.67385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2</text:p>
          </table:table-cell>
          <table:table-cell table:style-name="ce1" office:value-type="float" office:value="0.0166666666666667" calcext:value-type="float">
            <text:p>0.01666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4</text:p>
          </table:table-cell>
          <table:table-cell table:style-name="ce1" office:value-type="float" office:value="0.0522" calcext:value-type="float">
            <text:p>0.0522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6</text:p>
          </table:table-cell>
          <table:table-cell table:style-name="ce1" office:value-type="float" office:value="0.0523" calcext:value-type="float">
            <text:p>0.052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77</text:p>
          </table:table-cell>
          <table:table-cell table:style-name="ce1" office:value-type="float" office:value="0.2217" calcext:value-type="float">
            <text:p>0.221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0</text:p>
          </table:table-cell>
          <table:table-cell table:style-name="ce1" office:value-type="float" office:value="0.0079" calcext:value-type="float">
            <text:p>0.0079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1</text:p>
          </table:table-cell>
          <table:table-cell table:style-name="ce1" office:value-type="float" office:value="0.00353333333333333" calcext:value-type="float">
            <text:p>0.0035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82</text:p>
          </table:table-cell>
          <table:table-cell table:style-name="ce1" office:value-type="float" office:value="3.23956666666667" calcext:value-type="float">
            <text:p>3.23956666666667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S97</text:p>
          </table:table-cell>
          <table:table-cell table:style-name="ce1" office:value-type="float" office:value="1.3913" calcext:value-type="float">
            <text:p>1.39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S98</text:p>
          </table:table-cell>
          <table:table-cell table:style-name="ce1" office:value-type="float" office:value="0.0410333333333333" calcext:value-type="float">
            <text:p>0.04103333333333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T2</text:p>
          </table:table-cell>
          <table:table-cell table:style-name="ce1" office:value-type="float" office:value="0.00673333333333333" calcext:value-type="float">
            <text:p>0.006733333333333</text:p>
          </table:table-cell>
          <table:table-cell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1</text:p>
          </table:table-cell>
          <table:table-cell table:style-name="ce1" office:value-type="float" office:value="0.1913" calcext:value-type="float">
            <text:p>0.1913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sp|P02790|HEMO_HUMAN</text:p>
          </table:table-cell>
          <table:table-cell office:value-type="string" calcext:value-type="string">
            <text:p>YYCFQGNQFLR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W32</text:p>
          </table:table-cell>
          <table:table-cell table:style-name="ce1" office:value-type="float" office:value="4.236" calcext:value-type="float">
            <text:p>4.236</text:p>
          </table:table-cell>
          <table:table-cell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 table:number-columns-spanned="1" table:number-rows-spanned="3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>
          <table:table-cell table:number-columns-repeated="6"/>
          <table:covered-table-cell table:style-name="ce2"/>
          <table:table-cell table:number-columns-repeated="1017"/>
        </table:table-row>
        <table:table-row table:style-name="ro1" table:number-rows-repeated="10452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ptide Expression_Henry" table:style-name="ta2">
        <office:forms form:automatic-focus="false" form:apply-design-mode="false"/>
        <table:table-column table:style-name="co5" table:default-cell-style-name="Default"/>
        <table:table-column table:style-name="co3" table:number-columns-repeated="8" table:default-cell-style-name="Default"/>
        <table:table-column table:style-name="co6" table:default-cell-style-name="ce4"/>
        <table:table-column table:style-name="co3" table:number-columns-repeated="1013" table:default-cell-style-name="Default"/>
        <table:table-row table:style-name="ro2">
          <table:table-cell/>
          <table:table-cell office:value-type="string" calcext:value-type="string">
            <text:p>S104</text:p>
          </table:table-cell>
          <table:table-cell office:value-type="string" calcext:value-type="string">
            <text:p>S106</text:p>
          </table:table-cell>
          <table:table-cell office:value-type="string" calcext:value-type="string">
            <text:p>S108</text:p>
          </table:table-cell>
          <table:table-cell office:value-type="string" calcext:value-type="string">
            <text:p>S110</text:p>
          </table:table-cell>
          <table:table-cell office:value-type="string" calcext:value-type="string">
            <text:p>S114</text:p>
          </table:table-cell>
          <table:table-cell office:value-type="string" calcext:value-type="string">
            <text:p>S116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20</text:p>
          </table:table-cell>
          <table:table-cell office:value-type="string" calcext:value-type="string">
            <text:p>S122</text:p>
          </table:table-cell>
          <table:table-cell office:value-type="string" calcext:value-type="string">
            <text:p>S124</text:p>
          </table:table-cell>
          <table:table-cell office:value-type="string" calcext:value-type="string">
            <text:p>S126</text:p>
          </table:table-cell>
          <table:table-cell office:value-type="string" calcext:value-type="string">
            <text:p>S128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S44</text:p>
          </table:table-cell>
          <table:table-cell office:value-type="string" calcext:value-type="string">
            <text:p>S45</text:p>
          </table:table-cell>
          <table:table-cell office:value-type="string" calcext:value-type="string">
            <text:p>S57</text:p>
          </table:table-cell>
          <table:table-cell office:value-type="string" calcext:value-type="string">
            <text:p>S66</text:p>
          </table:table-cell>
          <table:table-cell office:value-type="string" calcext:value-type="string">
            <text:p>S67</text:p>
          </table:table-cell>
          <table:table-cell office:value-type="string" calcext:value-type="string">
            <text:p>S69</text:p>
          </table:table-cell>
          <table:table-cell office:value-type="string" calcext:value-type="string">
            <text:p>S70</text:p>
          </table:table-cell>
          <table:table-cell office:value-type="string" calcext:value-type="string">
            <text:p>S72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S76</text:p>
          </table:table-cell>
          <table:table-cell office:value-type="string" calcext:value-type="string">
            <text:p>S77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S81</text:p>
          </table:table-cell>
          <table:table-cell office:value-type="string" calcext:value-type="string">
            <text:p>S82</text:p>
          </table:table-cell>
          <table:table-cell office:value-type="string" calcext:value-type="string">
            <text:p>S97</text:p>
          </table:table-cell>
          <table:table-cell office:value-type="string" calcext:value-type="string">
            <text:p>S98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31</text:p>
          </table:table-cell>
          <table:table-cell office:value-type="string" calcext:value-type="string">
            <text:p>W3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Protein</text:p>
          </table:table-cell>
          <table:table-cell office:value-type="string" calcext:value-type="string">
            <text:p>N0</text:p>
          </table:table-cell>
          <table:table-cell table:number-columns-repeated="2" office:value-type="string" calcext:value-type="string">
            <text:p>N+</text:p>
          </table:table-cell>
          <table:table-cell office:value-type="string" calcext:value-type="string">
            <text:p>N0</text:p>
          </table:table-cell>
          <table:table-cell table:number-columns-repeated="3" office:value-type="string" calcext:value-type="string">
            <text:p>N+</text:p>
          </table:table-cell>
          <table:table-cell table:number-columns-repeated="2" office:value-type="string" calcext:value-type="string">
            <text:p>N0</text:p>
          </table:table-cell>
          <table:table-cell table:number-columns-repeated="7" office:value-type="string" calcext:value-type="string">
            <text:p>N+</text:p>
          </table:table-cell>
          <table:table-cell office:value-type="string" calcext:value-type="string">
            <text:p>N0</text:p>
          </table:table-cell>
          <table:table-cell table:number-columns-repeated="2" office:value-type="string" calcext:value-type="string">
            <text:p>N+</text:p>
          </table:table-cell>
          <table:table-cell office:value-type="string" calcext:value-type="string">
            <text:p>N0</text:p>
          </table:table-cell>
          <table:table-cell table:number-columns-repeated="8" office:value-type="string" calcext:value-type="string">
            <text:p>N+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+</text:p>
          </table:table-cell>
          <table:table-cell table:number-columns-repeated="3" office:value-type="string" calcext:value-type="string">
            <text:p>N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766_TTHY</text:p>
          </table:table-cell>
          <table:table-cell table:style-name="ce1" office:value-type="float" office:value="0.140033333333333" calcext:value-type="float">
            <text:p>0.140033333333333</text:p>
          </table:table-cell>
          <table:table-cell table:style-name="ce1" office:value-type="float" office:value="0.0215333333333333" calcext:value-type="float">
            <text:p>0.0215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539666666666667" calcext:value-type="float">
            <text:p>0.05396666666666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129666666666667" calcext:value-type="float">
            <text:p>0.012966666666667</text:p>
          </table:table-cell>
          <table:table-cell table:style-name="ce1" office:value-type="float" office:value="0.00176666666666667" calcext:value-type="float">
            <text:p>0.001766666666667</text:p>
          </table:table-cell>
          <table:table-cell table:style-name="ce1" office:value-type="float" office:value="0.00223333333333333" calcext:value-type="float">
            <text:p>0.002233333333333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403333333333333" calcext:value-type="float">
            <text:p>0.0040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472" calcext:value-type="float">
            <text:p>0.0472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23" calcext:value-type="float">
            <text:p>0.002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293" calcext:value-type="float">
            <text:p>0.0293</text:p>
          </table:table-cell>
          <table:table-cell table:style-name="ce1" office:value-type="float" office:value="0.0492" calcext:value-type="float">
            <text:p>0.0492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108" calcext:value-type="float">
            <text:p>0.0108</text:p>
          </table:table-cell>
          <table:table-cell table:style-name="ce1" office:value-type="float" office:value="0.0507666666666667" calcext:value-type="float">
            <text:p>0.0507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9758_TACD2</text:p>
          </table:table-cell>
          <table:table-cell table:style-name="ce1" office:value-type="float" office:value="0.0115666666666667" calcext:value-type="float">
            <text:p>0.011566666666667</text:p>
          </table:table-cell>
          <table:table-cell table:style-name="ce1" office:value-type="float" office:value="0.00523333333333333" calcext:value-type="float">
            <text:p>0.0052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004" calcext:value-type="float">
            <text:p>0.00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473333333333333" calcext:value-type="float">
            <text:p>0.004733333333333</text:p>
          </table:table-cell>
          <table:table-cell table:style-name="ce1" office:value-type="float" office:value="0.00966666666666667" calcext:value-type="float">
            <text:p>0.009666666666667</text:p>
          </table:table-cell>
          <table:table-cell table:style-name="ce1" office:value-type="float" office:value="0.00606666666666667" calcext:value-type="float">
            <text:p>0.006066666666667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166666666666667" calcext:value-type="float">
            <text:p>0.0016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187333333333333" calcext:value-type="float">
            <text:p>0.018733333333333</text:p>
          </table:table-cell>
          <table:table-cell table:style-name="ce1" office:value-type="float" office:value="0.0102666666666667" calcext:value-type="float">
            <text:p>0.010266666666667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274" calcext:value-type="float">
            <text:p>0.0274</text:p>
          </table:table-cell>
          <table:table-cell table:style-name="ce1" office:value-type="float" office:value="0.0200333333333333" calcext:value-type="float">
            <text:p>0.0200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27666666666667" calcext:value-type="float">
            <text:p>0.012766666666667</text:p>
          </table:table-cell>
          <table:table-cell table:style-name="ce1" office:value-type="float" office:value="0.0015" calcext:value-type="float">
            <text:p>0.001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8N4F0_BPIB2</text:p>
          </table:table-cell>
          <table:table-cell table:style-name="ce1" office:value-type="float" office:value="0.0668666666666667" calcext:value-type="float">
            <text:p>0.066866666666667</text:p>
          </table:table-cell>
          <table:table-cell table:style-name="ce1" office:value-type="float" office:value="0.156166666666667" calcext:value-type="float">
            <text:p>0.156166666666667</text:p>
          </table:table-cell>
          <table:table-cell table:style-name="ce1" office:value-type="float" office:value="0.00753333333333333" calcext:value-type="float">
            <text:p>0.007533333333333</text:p>
          </table:table-cell>
          <table:table-cell table:style-name="ce1" office:value-type="float" office:value="0.0565333333333333" calcext:value-type="float">
            <text:p>0.056533333333333</text:p>
          </table:table-cell>
          <table:table-cell table:style-name="ce1" office:value-type="float" office:value="0.00323333333333333" calcext:value-type="float">
            <text:p>0.003233333333333</text:p>
          </table:table-cell>
          <table:table-cell table:style-name="ce1" office:value-type="float" office:value="0.00256666666666667" calcext:value-type="float">
            <text:p>0.002566666666667</text:p>
          </table:table-cell>
          <table:table-cell table:style-name="ce1" office:value-type="float" office:value="0.00273333333333333" calcext:value-type="float">
            <text:p>0.002733333333333</text:p>
          </table:table-cell>
          <table:table-cell table:style-name="ce1" office:value-type="float" office:value="0.0688333333333333" calcext:value-type="float">
            <text:p>0.068833333333333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.0130333333333333" calcext:value-type="float">
            <text:p>0.013033333333333</text:p>
          </table:table-cell>
          <table:table-cell table:style-name="ce1" office:value-type="float" office:value="0.00226666666666667" calcext:value-type="float">
            <text:p>0.002266666666667</text:p>
          </table:table-cell>
          <table:table-cell table:style-name="ce1" office:value-type="float" office:value="0.0249666666666667" calcext:value-type="float">
            <text:p>0.024966666666667</text:p>
          </table:table-cell>
          <table:table-cell table:style-name="ce1" office:value-type="float" office:value="0.00453333333333333" calcext:value-type="float">
            <text:p>0.004533333333333</text:p>
          </table:table-cell>
          <table:table-cell table:style-name="ce1" office:value-type="float" office:value="0.0266333333333333" calcext:value-type="float">
            <text:p>0.026633333333333</text:p>
          </table:table-cell>
          <table:table-cell table:style-name="ce1" office:value-type="float" office:value="0.00513333333333333" calcext:value-type="float">
            <text:p>0.005133333333333</text:p>
          </table:table-cell>
          <table:table-cell table:style-name="ce1" office:value-type="float" office:value="0.0033" calcext:value-type="float">
            <text:p>0.0033</text:p>
          </table:table-cell>
          <table:table-cell table:style-name="ce1" office:value-type="float" office:value="0.0038" calcext:value-type="float">
            <text:p>0.0038</text:p>
          </table:table-cell>
          <table:table-cell table:style-name="ce1" office:value-type="float" office:value="0.00563333333333333" calcext:value-type="float">
            <text:p>0.005633333333333</text:p>
          </table:table-cell>
          <table:table-cell table:style-name="ce1" office:value-type="float" office:value="0.150933333333333" calcext:value-type="float">
            <text:p>0.150933333333333</text:p>
          </table:table-cell>
          <table:table-cell table:style-name="ce1" office:value-type="float" office:value="0.1558" calcext:value-type="float">
            <text:p>0.1558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0423333333333333" calcext:value-type="float">
            <text:p>0.004233333333333</text:p>
          </table:table-cell>
          <table:table-cell table:style-name="ce1" office:value-type="float" office:value="0.0034" calcext:value-type="float">
            <text:p>0.0034</text:p>
          </table:table-cell>
          <table:table-cell table:style-name="ce1" office:value-type="float" office:value="0.00213333333333333" calcext:value-type="float">
            <text:p>0.002133333333333</text:p>
          </table:table-cell>
          <table:table-cell table:style-name="ce1" office:value-type="float" office:value="0.0137333333333333" calcext:value-type="float">
            <text:p>0.013733333333333</text:p>
          </table:table-cell>
          <table:table-cell table:style-name="ce1" office:value-type="float" office:value="0.0028" calcext:value-type="float">
            <text:p>0.0028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style-name="ce1" office:value-type="float" office:value="0.0036" calcext:value-type="float">
            <text:p>0.0036</text:p>
          </table:table-cell>
          <table:table-cell table:style-name="ce1" office:value-type="float" office:value="0.0365" calcext:value-type="float">
            <text:p>0.0365</text:p>
          </table:table-cell>
          <table:table-cell table:style-name="ce1" office:value-type="float" office:value="0.00436666666666667" calcext:value-type="float">
            <text:p>0.004366666666667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1502" calcext:value-type="float">
            <text:p>0.1502</text:p>
          </table:table-cell>
          <table:table-cell table:style-name="ce1" office:value-type="float" office:value="0.077" calcext:value-type="float">
            <text:p>0.07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O43707_ACTN4</text:p>
          </table:table-cell>
          <table:table-cell table:style-name="ce1" office:value-type="float" office:value="0.0112" calcext:value-type="float">
            <text:p>0.0112</text:p>
          </table:table-cell>
          <table:table-cell table:style-name="ce1" office:value-type="float" office:value="0.00426666666666667" calcext:value-type="float">
            <text:p>0.004266666666667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463333333333333" calcext:value-type="float">
            <text:p>0.004633333333333</text:p>
          </table:table-cell>
          <table:table-cell table:style-name="ce1" office:value-type="float" office:value="0.00353333333333333" calcext:value-type="float">
            <text:p>0.003533333333333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276666666666667" calcext:value-type="float">
            <text:p>0.002766666666667</text:p>
          </table:table-cell>
          <table:table-cell table:style-name="ce1" office:value-type="float" office:value="0.0119666666666667" calcext:value-type="float">
            <text:p>0.011966666666667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0069" calcext:value-type="float">
            <text:p>0.0069</text:p>
          </table:table-cell>
          <table:table-cell table:style-name="ce1" office:value-type="float" office:value="0.0109333333333333" calcext:value-type="float">
            <text:p>0.010933333333333</text:p>
          </table:table-cell>
          <table:table-cell table:style-name="ce1" office:value-type="float" office:value="0.0082" calcext:value-type="float">
            <text:p>0.0082</text:p>
          </table:table-cell>
          <table:table-cell table:style-name="ce1" office:value-type="float" office:value="0.00316666666666667" calcext:value-type="float">
            <text:p>0.003166666666667</text:p>
          </table:table-cell>
          <table:table-cell table:style-name="ce1" office:value-type="float" office:value="0.00463333333333333" calcext:value-type="float">
            <text:p>0.004633333333333</text:p>
          </table:table-cell>
          <table:table-cell table:style-name="ce1" office:value-type="float" office:value="0.00373333333333333" calcext:value-type="float">
            <text:p>0.003733333333333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 table:style-name="ce1" office:value-type="float" office:value="0.00783333333333333" calcext:value-type="float">
            <text:p>0.007833333333333</text:p>
          </table:table-cell>
          <table:table-cell table:style-name="ce1" office:value-type="float" office:value="0.00633333333333333" calcext:value-type="float">
            <text:p>0.006333333333333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044" calcext:value-type="float">
            <text:p>0.0044</text:p>
          </table:table-cell>
          <table:table-cell table:style-name="ce1" office:value-type="float" office:value="0.00366666666666667" calcext:value-type="float">
            <text:p>0.003666666666667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office:value-type="float" office:value="0.00273333333333333" calcext:value-type="float">
            <text:p>0.002733333333333</text:p>
          </table:table-cell>
          <table:table-cell table:style-name="ce1" office:value-type="float" office:value="0.00283333333333333" calcext:value-type="float">
            <text:p>0.002833333333333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139333333333333" calcext:value-type="float">
            <text:p>0.013933333333333</text:p>
          </table:table-cell>
          <table:table-cell table:style-name="ce1" office:value-type="float" office:value="0.00796666666666667" calcext:value-type="float">
            <text:p>0.007966666666667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 table:style-name="ce1" office:value-type="float" office:value="0.0087" calcext:value-type="float">
            <text:p>0.0087</text:p>
          </table:table-cell>
          <table:table-cell table:style-name="ce1" office:value-type="float" office:value="0.0155666666666667" calcext:value-type="float">
            <text:p>0.0155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9211_GSTP1</text:p>
          </table:table-cell>
          <table:table-cell table:style-name="ce1" office:value-type="float" office:value="0.0214" calcext:value-type="float">
            <text:p>0.0214</text:p>
          </table:table-cell>
          <table:table-cell table:style-name="ce1" office:value-type="float" office:value="0.00663333333333333" calcext:value-type="float">
            <text:p>0.0066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89" calcext:value-type="float">
            <text:p>0.0089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313333333333333" calcext:value-type="float">
            <text:p>0.003133333333333</text:p>
          </table:table-cell>
          <table:table-cell table:style-name="ce1" office:value-type="float" office:value="0.0207666666666667" calcext:value-type="float">
            <text:p>0.020766666666667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26666666666667" calcext:value-type="float">
            <text:p>0.001266666666667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953333333333333" calcext:value-type="float">
            <text:p>0.009533333333333</text:p>
          </table:table-cell>
          <table:table-cell table:style-name="ce1" office:value-type="float" office:value="0.0160666666666667" calcext:value-type="float">
            <text:p>0.016066666666667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04" calcext:value-type="float">
            <text:p>0.0104</text:p>
          </table:table-cell>
          <table:table-cell table:style-name="ce1" office:value-type="float" office:value="0.00406666666666667" calcext:value-type="float">
            <text:p>0.004066666666667</text:p>
          </table:table-cell>
          <table:table-cell table:style-name="ce1" office:value-type="float" office:value="0.00286666666666667" calcext:value-type="float">
            <text:p>0.00286666666666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41" calcext:value-type="float">
            <text:p>0.0041</text:p>
          </table:table-cell>
          <table:table-cell table:style-name="ce1" office:value-type="float" office:value="0.0036" calcext:value-type="float">
            <text:p>0.003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55072_TERA</text:p>
          </table:table-cell>
          <table:table-cell table:style-name="ce1" office:value-type="float" office:value="0.00413333333333333" calcext:value-type="float">
            <text:p>0.004133333333333</text:p>
          </table:table-cell>
          <table:table-cell table:style-name="ce1" office:value-type="float" office:value="0.0013" calcext:value-type="float">
            <text:p>0.001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23" calcext:value-type="float">
            <text:p>0.002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 table:style-name="ce1" office:value-type="float" office:value="0.0027" calcext:value-type="float">
            <text:p>0.0027</text:p>
          </table:table-cell>
          <table:table-cell table:number-columns-repeated="2" table:style-name="ce1" office:value-type="float" office:value="0.0003" calcext:value-type="float">
            <text:p>0.000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 table:style-name="ce1" office:value-type="float" office:value="0.0014" calcext:value-type="float">
            <text:p>0.0014</text:p>
          </table:table-cell>
          <table:table-cell table:number-columns-repeated="2"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466666666666667" calcext:value-type="float">
            <text:p>0.0046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1023_A2MG</text:p>
          </table:table-cell>
          <table:table-cell table:style-name="ce1" office:value-type="float" office:value="0.3679" calcext:value-type="float">
            <text:p>0.3679</text:p>
          </table:table-cell>
          <table:table-cell table:style-name="ce1" office:value-type="float" office:value="0.2221" calcext:value-type="float">
            <text:p>0.2221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 table:style-name="ce1" office:value-type="float" office:value="0.1615" calcext:value-type="float">
            <text:p>0.1615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643333333333333" calcext:value-type="float">
            <text:p>0.006433333333333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1227" calcext:value-type="float">
            <text:p>0.1227</text:p>
          </table:table-cell>
          <table:table-cell table:style-name="ce1" office:value-type="float" office:value="0.0280333333333333" calcext:value-type="float">
            <text:p>0.028033333333333</text:p>
          </table:table-cell>
          <table:table-cell table:style-name="ce1" office:value-type="float" office:value="0.0207333333333333" calcext:value-type="float">
            <text:p>0.020733333333333</text:p>
          </table:table-cell>
          <table:table-cell table:style-name="ce1" office:value-type="float" office:value="0.0469666666666667" calcext:value-type="float">
            <text:p>0.046966666666667</text:p>
          </table:table-cell>
          <table:table-cell table:style-name="ce1" office:value-type="float" office:value="0.165366666666667" calcext:value-type="float">
            <text:p>0.165366666666667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141" calcext:value-type="float">
            <text:p>0.0141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57" calcext:value-type="float">
            <text:p>0.0057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0.361166666666667" calcext:value-type="float">
            <text:p>0.361166666666667</text:p>
          </table:table-cell>
          <table:table-cell table:style-name="ce1" office:value-type="float" office:value="0.0185666666666667" calcext:value-type="float">
            <text:p>0.018566666666667</text:p>
          </table:table-cell>
          <table:table-cell table:style-name="ce1" office:value-type="float" office:value="0.0105333333333333" calcext:value-type="float">
            <text:p>0.010533333333333</text:p>
          </table:table-cell>
          <table:table-cell table:style-name="ce1" office:value-type="float" office:value="0.0067" calcext:value-type="float">
            <text:p>0.0067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516666666666667" calcext:value-type="float">
            <text:p>0.005166666666667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style-name="ce1" office:value-type="float" office:value="0.439166666666667" calcext:value-type="float">
            <text:p>0.439166666666667</text:p>
          </table:table-cell>
          <table:table-cell table:style-name="ce1" office:value-type="float" office:value="0.1586" calcext:value-type="float">
            <text:p>0.1586</text:p>
          </table:table-cell>
          <table:table-cell table:style-name="ce1" office:value-type="float" office:value="0.0264666666666667" calcext:value-type="float">
            <text:p>0.026466666666667</text:p>
          </table:table-cell>
          <table:table-cell table:style-name="ce1" office:value-type="float" office:value="0.00396666666666667" calcext:value-type="float">
            <text:p>0.003966666666667</text:p>
          </table:table-cell>
          <table:table-cell table:style-name="ce1" office:value-type="float" office:value="0.0116333333333333" calcext:value-type="float">
            <text:p>0.011633333333333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1037_CYTN</text:p>
          </table:table-cell>
          <table:table-cell table:style-name="ce1" office:value-type="float" office:value="0.00883333333333333" calcext:value-type="float">
            <text:p>0.008833333333333</text:p>
          </table:table-cell>
          <table:table-cell table:style-name="ce1" office:value-type="float" office:value="29.1965" calcext:value-type="float">
            <text:p>29.1965</text:p>
          </table:table-cell>
          <table:table-cell table:style-name="ce1" office:value-type="float" office:value="5.82313333333333" calcext:value-type="float">
            <text:p>5.82313333333333</text:p>
          </table:table-cell>
          <table:table-cell table:style-name="ce1" office:value-type="float" office:value="11.3061333333333" calcext:value-type="float">
            <text:p>11.3061333333333</text:p>
          </table:table-cell>
          <table:table-cell table:style-name="ce1" office:value-type="float" office:value="0.276266666666667" calcext:value-type="float">
            <text:p>0.276266666666667</text:p>
          </table:table-cell>
          <table:table-cell table:style-name="ce1" office:value-type="float" office:value="1.8755" calcext:value-type="float">
            <text:p>1.8755</text:p>
          </table:table-cell>
          <table:table-cell table:style-name="ce1" office:value-type="float" office:value="1.33196666666667" calcext:value-type="float">
            <text:p>1.33196666666667</text:p>
          </table:table-cell>
          <table:table-cell table:style-name="ce1" office:value-type="float" office:value="36.6753333333333" calcext:value-type="float">
            <text:p>36.6753333333333</text:p>
          </table:table-cell>
          <table:table-cell table:style-name="ce1" office:value-type="float" office:value="1.4497" calcext:value-type="float">
            <text:p>1.4497</text:p>
          </table:table-cell>
          <table:table-cell table:style-name="ce1" office:value-type="float" office:value="33.1211" calcext:value-type="float">
            <text:p>33.1211</text:p>
          </table:table-cell>
          <table:table-cell table:style-name="ce1" office:value-type="float" office:value="0.7754" calcext:value-type="float">
            <text:p>0.7754</text:p>
          </table:table-cell>
          <table:table-cell table:style-name="ce1" office:value-type="float" office:value="22.5073" calcext:value-type="float">
            <text:p>22.5073</text:p>
          </table:table-cell>
          <table:table-cell table:style-name="ce1" office:value-type="float" office:value="0.204866666666667" calcext:value-type="float">
            <text:p>0.204866666666667</text:p>
          </table:table-cell>
          <table:table-cell table:style-name="ce1" office:value-type="float" office:value="7.56046666666667" calcext:value-type="float">
            <text:p>7.56046666666667</text:p>
          </table:table-cell>
          <table:table-cell table:style-name="ce1" office:value-type="float" office:value="0.2905" calcext:value-type="float">
            <text:p>0.2905</text:p>
          </table:table-cell>
          <table:table-cell table:style-name="ce1" office:value-type="float" office:value="0.218233333333333" calcext:value-type="float">
            <text:p>0.218233333333333</text:p>
          </table:table-cell>
          <table:table-cell table:style-name="ce1" office:value-type="float" office:value="0.1582" calcext:value-type="float">
            <text:p>0.1582</text:p>
          </table:table-cell>
          <table:table-cell table:style-name="ce1" office:value-type="float" office:value="2.9948" calcext:value-type="float">
            <text:p>2.9948</text:p>
          </table:table-cell>
          <table:table-cell table:style-name="ce1" office:value-type="float" office:value="59.6325" calcext:value-type="float">
            <text:p>59.6325</text:p>
          </table:table-cell>
          <table:table-cell table:style-name="ce1" office:value-type="float" office:value="0.0375333333333333" calcext:value-type="float">
            <text:p>0.037533333333333</text:p>
          </table:table-cell>
          <table:table-cell table:style-name="ce1" office:value-type="float" office:value="0.101766666666667" calcext:value-type="float">
            <text:p>0.101766666666667</text:p>
          </table:table-cell>
          <table:table-cell table:style-name="ce1" office:value-type="float" office:value="0.1904" calcext:value-type="float">
            <text:p>0.1904</text:p>
          </table:table-cell>
          <table:table-cell table:style-name="ce1" office:value-type="float" office:value="0.696766666666667" calcext:value-type="float">
            <text:p>0.696766666666667</text:p>
          </table:table-cell>
          <table:table-cell table:style-name="ce1" office:value-type="float" office:value="0.3732" calcext:value-type="float">
            <text:p>0.3732</text:p>
          </table:table-cell>
          <table:table-cell table:style-name="ce1" office:value-type="float" office:value="11.1474" calcext:value-type="float">
            <text:p>11.1474</text:p>
          </table:table-cell>
          <table:table-cell table:style-name="ce1" office:value-type="float" office:value="0.209666666666667" calcext:value-type="float">
            <text:p>0.209666666666667</text:p>
          </table:table-cell>
          <table:table-cell table:style-name="ce1" office:value-type="float" office:value="0.294533333333333" calcext:value-type="float">
            <text:p>0.294533333333333</text:p>
          </table:table-cell>
          <table:table-cell table:style-name="ce1" office:value-type="float" office:value="29.5701333333333" calcext:value-type="float">
            <text:p>29.5701333333333</text:p>
          </table:table-cell>
          <table:table-cell table:style-name="ce1" office:value-type="float" office:value="106.7224" calcext:value-type="float">
            <text:p>106.7224</text:p>
          </table:table-cell>
          <table:table-cell table:style-name="ce1" office:value-type="float" office:value="0.2471" calcext:value-type="float">
            <text:p>0.2471</text:p>
          </table:table-cell>
          <table:table-cell table:style-name="ce1" office:value-type="float" office:value="0.0558333333333333" calcext:value-type="float">
            <text:p>0.055833333333333</text:p>
          </table:table-cell>
          <table:table-cell table:style-name="ce1" office:value-type="float" office:value="6.33766666666667" calcext:value-type="float">
            <text:p>6.33766666666667</text:p>
          </table:table-cell>
          <table:table-cell table:style-name="ce1" office:value-type="float" office:value="10.3358333333333" calcext:value-type="float">
            <text:p>10.3358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9228_CYTT</text:p>
          </table:table-cell>
          <table:table-cell table:style-name="ce1" office:value-type="float" office:value="0.0180333333333333" calcext:value-type="float">
            <text:p>0.018033333333333</text:p>
          </table:table-cell>
          <table:table-cell table:style-name="ce1" office:value-type="float" office:value="5.09213333333333" calcext:value-type="float">
            <text:p>5.09213333333333</text:p>
          </table:table-cell>
          <table:table-cell table:style-name="ce1" office:value-type="float" office:value="1.17346666666667" calcext:value-type="float">
            <text:p>1.17346666666667</text:p>
          </table:table-cell>
          <table:table-cell table:style-name="ce1" office:value-type="float" office:value="1.63263333333333" calcext:value-type="float">
            <text:p>1.63263333333333</text:p>
          </table:table-cell>
          <table:table-cell table:style-name="ce1" office:value-type="float" office:value="0.0230666666666667" calcext:value-type="float">
            <text:p>0.023066666666667</text:p>
          </table:table-cell>
          <table:table-cell table:style-name="ce1" office:value-type="float" office:value="0.568866666666667" calcext:value-type="float">
            <text:p>0.568866666666667</text:p>
          </table:table-cell>
          <table:table-cell table:style-name="ce1" office:value-type="float" office:value="0.169066666666667" calcext:value-type="float">
            <text:p>0.169066666666667</text:p>
          </table:table-cell>
          <table:table-cell table:style-name="ce1" office:value-type="float" office:value="6.76253333333333" calcext:value-type="float">
            <text:p>6.76253333333333</text:p>
          </table:table-cell>
          <table:table-cell table:style-name="ce1" office:value-type="float" office:value="0.4519" calcext:value-type="float">
            <text:p>0.4519</text:p>
          </table:table-cell>
          <table:table-cell table:style-name="ce1" office:value-type="float" office:value="7.90793333333333" calcext:value-type="float">
            <text:p>7.90793333333333</text:p>
          </table:table-cell>
          <table:table-cell table:style-name="ce1" office:value-type="float" office:value="0.169633333333333" calcext:value-type="float">
            <text:p>0.169633333333333</text:p>
          </table:table-cell>
          <table:table-cell table:style-name="ce1" office:value-type="float" office:value="5.435" calcext:value-type="float">
            <text:p>5.435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1.95506666666667" calcext:value-type="float">
            <text:p>1.95506666666667</text:p>
          </table:table-cell>
          <table:table-cell table:style-name="ce1" office:value-type="float" office:value="0.1928" calcext:value-type="float">
            <text:p>0.1928</text:p>
          </table:table-cell>
          <table:table-cell table:style-name="ce1" office:value-type="float" office:value="0.0320666666666667" calcext:value-type="float">
            <text:p>0.032066666666667</text:p>
          </table:table-cell>
          <table:table-cell table:style-name="ce1" office:value-type="float" office:value="0.0565666666666667" calcext:value-type="float">
            <text:p>0.056566666666667</text:p>
          </table:table-cell>
          <table:table-cell table:style-name="ce1" office:value-type="float" office:value="0.264566666666667" calcext:value-type="float">
            <text:p>0.264566666666667</text:p>
          </table:table-cell>
          <table:table-cell table:style-name="ce1" office:value-type="float" office:value="14.4035" calcext:value-type="float">
            <text:p>14.4035</text:p>
          </table:table-cell>
          <table:table-cell table:style-name="ce1" office:value-type="float" office:value="0.0396333333333333" calcext:value-type="float">
            <text:p>0.039633333333333</text:p>
          </table:table-cell>
          <table:table-cell table:style-name="ce1" office:value-type="float" office:value="0.0265333333333333" calcext:value-type="float">
            <text:p>0.026533333333333</text:p>
          </table:table-cell>
          <table:table-cell table:style-name="ce1" office:value-type="float" office:value="0.0100666666666667" calcext:value-type="float">
            <text:p>0.010066666666667</text:p>
          </table:table-cell>
          <table:table-cell table:style-name="ce1" office:value-type="float" office:value="0.288233333333333" calcext:value-type="float">
            <text:p>0.288233333333333</text:p>
          </table:table-cell>
          <table:table-cell table:style-name="ce1" office:value-type="float" office:value="0.153333333333333" calcext:value-type="float">
            <text:p>0.153333333333333</text:p>
          </table:table-cell>
          <table:table-cell table:style-name="ce1" office:value-type="float" office:value="3.40763333333333" calcext:value-type="float">
            <text:p>3.40763333333333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0.0914666666666667" calcext:value-type="float">
            <text:p>0.091466666666667</text:p>
          </table:table-cell>
          <table:table-cell table:style-name="ce1" office:value-type="float" office:value="10.6096333333333" calcext:value-type="float">
            <text:p>10.6096333333333</text:p>
          </table:table-cell>
          <table:table-cell table:style-name="ce1" office:value-type="float" office:value="48.0535666666667" calcext:value-type="float">
            <text:p>48.0535666666667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0.0212" calcext:value-type="float">
            <text:p>0.0212</text:p>
          </table:table-cell>
          <table:table-cell table:style-name="ce1" office:value-type="float" office:value="0.3384" calcext:value-type="float">
            <text:p>0.3384</text:p>
          </table:table-cell>
          <table:table-cell table:style-name="ce1" office:value-type="float" office:value="7.04943333333333" calcext:value-type="float">
            <text:p>7.0494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790_HEMO</text:p>
          </table:table-cell>
          <table:table-cell table:style-name="ce1" office:value-type="float" office:value="0.0106666666666667" calcext:value-type="float">
            <text:p>0.010666666666667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104666666666667" calcext:value-type="float">
            <text:p>0.01046666666666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393333333333333" calcext:value-type="float">
            <text:p>0.00393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433333333333333" calcext:value-type="float">
            <text:p>0.0043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126666666666667" calcext:value-type="float">
            <text:p>0.00126666666666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number-columns-repeated="2" table:style-name="ce1" office:value-type="float" office:value="0.0002" calcext:value-type="float">
            <text:p>0.000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113666666666667" calcext:value-type="float">
            <text:p>0.011366666666667</text:p>
          </table:table-cell>
          <table:table-cell table:style-name="ce1" office:value-type="float" office:value="0.0109666666666667" calcext:value-type="float">
            <text:p>0.010966666666667</text:p>
          </table:table-cell>
          <table:table-cell table:style-name="ce1" office:value-type="float" office:value="0.00246666666666667" calcext:value-type="float">
            <text:p>0.00246666666666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993333333333333" calcext:value-type="float">
            <text:p>0.009933333333333</text:p>
          </table:table-cell>
          <table:table-cell table:style-name="ce1" office:value-type="float" office:value="0.0041" calcext:value-type="float">
            <text:p>0.0041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102666666666667" calcext:value-type="float">
            <text:p>0.0102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9NUQ9_FA49B</text:p>
          </table:table-cell>
          <table:table-cell table:style-name="ce1" office:value-type="float" office:value="0.330766666666667" calcext:value-type="float">
            <text:p>0.330766666666667</text:p>
          </table:table-cell>
          <table:table-cell table:style-name="ce1" office:value-type="float" office:value="0.0365333333333333" calcext:value-type="float">
            <text:p>0.036533333333333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1707" calcext:value-type="float">
            <text:p>0.1707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0.0172333333333333" calcext:value-type="float">
            <text:p>0.017233333333333</text:p>
          </table:table-cell>
          <table:table-cell table:style-name="ce1" office:value-type="float" office:value="0.0062" calcext:value-type="float">
            <text:p>0.0062</text:p>
          </table:table-cell>
          <table:table-cell table:style-name="ce1" office:value-type="float" office:value="0.00463333333333333" calcext:value-type="float">
            <text:p>0.004633333333333</text:p>
          </table:table-cell>
          <table:table-cell table:style-name="ce1" office:value-type="float" office:value="0.0102333333333333" calcext:value-type="float">
            <text:p>0.010233333333333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 table:style-name="ce1" office:value-type="float" office:value="0.00636666666666667" calcext:value-type="float">
            <text:p>0.006366666666667</text:p>
          </table:table-cell>
          <table:table-cell table:style-name="ce1" office:value-type="float" office:value="0.00256666666666667" calcext:value-type="float">
            <text:p>0.002566666666667</text:p>
          </table:table-cell>
          <table:table-cell table:style-name="ce1" office:value-type="float" office:value="0.00633333333333333" calcext:value-type="float">
            <text:p>0.006333333333333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998333333333333" calcext:value-type="float">
            <text:p>0.099833333333333</text:p>
          </table:table-cell>
          <table:table-cell table:style-name="ce1" office:value-type="float" office:value="0.3026" calcext:value-type="float">
            <text:p>0.3026</text:p>
          </table:table-cell>
          <table:table-cell table:style-name="ce1" office:value-type="float" office:value="0.0114666666666667" calcext:value-type="float">
            <text:p>0.011466666666667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0476666666666667" calcext:value-type="float">
            <text:p>0.004766666666667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423333333333333" calcext:value-type="float">
            <text:p>0.004233333333333</text:p>
          </table:table-cell>
          <table:table-cell table:style-name="ce1" office:value-type="float" office:value="0.0039" calcext:value-type="float">
            <text:p>0.0039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482" calcext:value-type="float">
            <text:p>0.0482</text:p>
          </table:table-cell>
          <table:table-cell table:style-name="ce1" office:value-type="float" office:value="0.1445" calcext:value-type="float">
            <text:p>0.1445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float" office:value="0.00203333333333333" calcext:value-type="float">
            <text:p>0.002033333333333</text:p>
          </table:table-cell>
          <table:table-cell table:style-name="ce1" office:value-type="float" office:value="0.00723333333333333" calcext:value-type="float">
            <text:p>0.007233333333333</text:p>
          </table:table-cell>
          <table:table-cell table:style-name="ce1" office:value-type="float" office:value="0.0172333333333333" calcext:value-type="float">
            <text:p>0.0172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13796_PLSL</text:p>
          </table:table-cell>
          <table:table-cell table:style-name="ce1" office:value-type="float" office:value="0.0533666666666667" calcext:value-type="float">
            <text:p>0.053366666666667</text:p>
          </table:table-cell>
          <table:table-cell table:style-name="ce1" office:value-type="float" office:value="0.0111666666666667" calcext:value-type="float">
            <text:p>0.011166666666667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style-name="ce1" office:value-type="float" office:value="0.0149333333333333" calcext:value-type="float">
            <text:p>0.014933333333333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 table:style-name="ce1" office:value-type="float" office:value="0.00363333333333333" calcext:value-type="float">
            <text:p>0.003633333333333</text:p>
          </table:table-cell>
          <table:table-cell table:style-name="ce1" office:value-type="float" office:value="0.0019" calcext:value-type="float">
            <text:p>0.0019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246666666666667" calcext:value-type="float">
            <text:p>0.002466666666667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 table:style-name="ce1" office:value-type="float" office:value="0.0017" calcext:value-type="float">
            <text:p>0.0017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 table:style-name="ce1" office:value-type="float" office:value="0.0168666666666667" calcext:value-type="float">
            <text:p>0.016866666666667</text:p>
          </table:table-cell>
          <table:table-cell table:style-name="ce1" office:value-type="float" office:value="0.0243333333333333" calcext:value-type="float">
            <text:p>0.024333333333333</text:p>
          </table:table-cell>
          <table:table-cell table:style-name="ce1" office:value-type="float" office:value="0.00343333333333333" calcext:value-type="float">
            <text:p>0.003433333333333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776666666666667" calcext:value-type="float">
            <text:p>0.007766666666667</text:p>
          </table:table-cell>
          <table:table-cell table:style-name="ce1" office:value-type="float" office:value="0.0143666666666667" calcext:value-type="float">
            <text:p>0.014366666666667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style-name="ce1" office:value-type="float" office:value="0.00556666666666667" calcext:value-type="float">
            <text:p>0.005566666666667</text:p>
          </table:table-cell>
          <table:table-cell table:style-name="ce1" office:value-type="float" office:value="0.00796666666666667" calcext:value-type="float">
            <text:p>0.0079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3973_SLPI</text:p>
          </table:table-cell>
          <table:table-cell table:style-name="ce1" office:value-type="float" office:value="0.0042" calcext:value-type="float">
            <text:p>0.0042</text:p>
          </table:table-cell>
          <table:table-cell table:style-name="ce1" office:value-type="float" office:value="0.0155" calcext:value-type="float">
            <text:p>0.0155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203" calcext:value-type="float">
            <text:p>0.0203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873333333333333" calcext:value-type="float">
            <text:p>0.008733333333333</text:p>
          </table:table-cell>
          <table:table-cell table:style-name="ce1" office:value-type="float" office:value="0.0226666666666667" calcext:value-type="float">
            <text:p>0.022666666666667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383333333333333" calcext:value-type="float">
            <text:p>0.003833333333333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37" calcext:value-type="float">
            <text:p>0.003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226666666666667" calcext:value-type="float">
            <text:p>0.0022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513333333333333" calcext:value-type="float">
            <text:p>0.005133333333333</text:p>
          </table:table-cell>
          <table:table-cell table:style-name="ce1" office:value-type="float" office:value="0.0044" calcext:value-type="float">
            <text:p>0.004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29666666666667" calcext:value-type="float">
            <text:p>0.092966666666667</text:p>
          </table:table-cell>
          <table:table-cell table:style-name="ce1" office:value-type="float" office:value="0.0013" calcext:value-type="float">
            <text:p>0.001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122966666666667" calcext:value-type="float">
            <text:p>0.122966666666667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1876_IGHA1</text:p>
          </table:table-cell>
          <table:table-cell table:style-name="ce1" office:value-type="float" office:value="53.5379666666667" calcext:value-type="float">
            <text:p>53.5379666666667</text:p>
          </table:table-cell>
          <table:table-cell table:style-name="ce1" office:value-type="float" office:value="30.6833666666667" calcext:value-type="float">
            <text:p>30.6833666666667</text:p>
          </table:table-cell>
          <table:table-cell table:style-name="ce1" office:value-type="float" office:value="0.462266666666667" calcext:value-type="float">
            <text:p>0.462266666666667</text:p>
          </table:table-cell>
          <table:table-cell table:style-name="ce1" office:value-type="float" office:value="22.3664666666667" calcext:value-type="float">
            <text:p>22.3664666666667</text:p>
          </table:table-cell>
          <table:table-cell table:style-name="ce1" office:value-type="float" office:value="0.1336" calcext:value-type="float">
            <text:p>0.1336</text:p>
          </table:table-cell>
          <table:table-cell table:style-name="ce1" office:value-type="float" office:value="0.856666666666666" calcext:value-type="float">
            <text:p>0.856666666666666</text:p>
          </table:table-cell>
          <table:table-cell table:style-name="ce1" office:value-type="float" office:value="0.0976333333333333" calcext:value-type="float">
            <text:p>0.097633333333333</text:p>
          </table:table-cell>
          <table:table-cell table:style-name="ce1" office:value-type="float" office:value="25.5863333333333" calcext:value-type="float">
            <text:p>25.586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.39883333333333" calcext:value-type="float">
            <text:p>5.39883333333333</text:p>
          </table:table-cell>
          <table:table-cell table:style-name="ce1" office:value-type="float" office:value="0.168466666666667" calcext:value-type="float">
            <text:p>0.168466666666667</text:p>
          </table:table-cell>
          <table:table-cell table:style-name="ce1" office:value-type="float" office:value="2.2443" calcext:value-type="float">
            <text:p>2.2443</text:p>
          </table:table-cell>
          <table:table-cell table:style-name="ce1" office:value-type="float" office:value="0.339933333333333" calcext:value-type="float">
            <text:p>0.339933333333333</text:p>
          </table:table-cell>
          <table:table-cell table:style-name="ce1" office:value-type="float" office:value="9.70153333333333" calcext:value-type="float">
            <text:p>9.70153333333333</text:p>
          </table:table-cell>
          <table:table-cell table:style-name="ce1" office:value-type="float" office:value="0.239133333333333" calcext:value-type="float">
            <text:p>0.239133333333333</text:p>
          </table:table-cell>
          <table:table-cell table:style-name="ce1" office:value-type="float" office:value="0.0897333333333333" calcext:value-type="float">
            <text:p>0.089733333333333</text:p>
          </table:table-cell>
          <table:table-cell table:style-name="ce1" office:value-type="float" office:value="0.256533333333333" calcext:value-type="float">
            <text:p>0.256533333333333</text:p>
          </table:table-cell>
          <table:table-cell table:style-name="ce1" office:value-type="float" office:value="0.0858666666666667" calcext:value-type="float">
            <text:p>0.085866666666667</text:p>
          </table:table-cell>
          <table:table-cell table:style-name="ce1" office:value-type="float" office:value="38.53" calcext:value-type="float">
            <text:p>38.53</text:p>
          </table:table-cell>
          <table:table-cell table:style-name="ce1" office:value-type="float" office:value="35.3729666666667" calcext:value-type="float">
            <text:p>35.3729666666667</text:p>
          </table:table-cell>
          <table:table-cell table:style-name="ce1" office:value-type="float" office:value="1.7585" calcext:value-type="float">
            <text:p>1.7585</text:p>
          </table:table-cell>
          <table:table-cell table:style-name="ce1" office:value-type="float" office:value="0.366833333333333" calcext:value-type="float">
            <text:p>0.366833333333333</text:p>
          </table:table-cell>
          <table:table-cell table:style-name="ce1" office:value-type="float" office:value="0.5132" calcext:value-type="float">
            <text:p>0.5132</text:p>
          </table:table-cell>
          <table:table-cell table:style-name="ce1" office:value-type="float" office:value="0.560966666666667" calcext:value-type="float">
            <text:p>0.560966666666667</text:p>
          </table:table-cell>
          <table:table-cell table:style-name="ce1" office:value-type="float" office:value="2.28846666666667" calcext:value-type="float">
            <text:p>2.28846666666667</text:p>
          </table:table-cell>
          <table:table-cell table:style-name="ce1" office:value-type="float" office:value="0.196933333333333" calcext:value-type="float">
            <text:p>0.196933333333333</text:p>
          </table:table-cell>
          <table:table-cell table:style-name="ce1" office:value-type="float" office:value="0.1423" calcext:value-type="float">
            <text:p>0.1423</text:p>
          </table:table-cell>
          <table:table-cell table:style-name="ce1" office:value-type="float" office:value="36.5097333333333" calcext:value-type="float">
            <text:p>36.5097333333333</text:p>
          </table:table-cell>
          <table:table-cell table:style-name="ce1" office:value-type="float" office:value="17.3846666666667" calcext:value-type="float">
            <text:p>17.3846666666667</text:p>
          </table:table-cell>
          <table:table-cell table:style-name="ce1" office:value-type="float" office:value="0.779233333333333" calcext:value-type="float">
            <text:p>0.779233333333333</text:p>
          </table:table-cell>
          <table:table-cell table:style-name="ce1" office:value-type="float" office:value="0.0834666666666667" calcext:value-type="float">
            <text:p>0.083466666666667</text:p>
          </table:table-cell>
          <table:table-cell table:style-name="ce1" office:value-type="float" office:value="24.4344333333333" calcext:value-type="float">
            <text:p>24.4344333333333</text:p>
          </table:table-cell>
          <table:table-cell table:style-name="ce1" office:value-type="float" office:value="16.2117333333333" calcext:value-type="float">
            <text:p>16.2117333333333</text:p>
          </table:table-cell>
          <table:table-cell table:style-name="ce1"/>
          <table:table-cell table:number-columns-repeated="988"/>
        </table:table-row>
        <table:table-row table:style-name="ro2">
          <table:table-cell office:value-type="string" calcext:value-type="string">
            <text:p>sp_P32926_DSG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28" calcext:value-type="float">
            <text:p>0.0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3" calcext:value-type="float">
            <text:p>0.000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number-columns-repeated="2"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1" calcext:value-type="float">
            <text:p>0.00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number-columns-repeated="2" table:style-name="ce1" office:value-type="float" office:value="0.0001" calcext:value-type="float">
            <text:p>0.00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647_APOA1</text:p>
          </table:table-cell>
          <table:table-cell table:style-name="ce1" office:value-type="float" office:value="2.12556666666667" calcext:value-type="float">
            <text:p>2.12556666666667</text:p>
          </table:table-cell>
          <table:table-cell table:style-name="ce1" office:value-type="float" office:value="0.3832" calcext:value-type="float">
            <text:p>0.3832</text:p>
          </table:table-cell>
          <table:table-cell table:style-name="ce1" office:value-type="float" office:value="0.0182333333333333" calcext:value-type="float">
            <text:p>0.018233333333333</text:p>
          </table:table-cell>
          <table:table-cell table:style-name="ce1" office:value-type="float" office:value="1.64506666666667" calcext:value-type="float">
            <text:p>1.64506666666667</text:p>
          </table:table-cell>
          <table:table-cell table:style-name="ce1" office:value-type="float" office:value="0.0106333333333333" calcext:value-type="float">
            <text:p>0.01063333333333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192" calcext:value-type="float">
            <text:p>0.0192</text:p>
          </table:table-cell>
          <table:table-cell table:style-name="ce1"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380333333333333" calcext:value-type="float">
            <text:p>0.038033333333333</text:p>
          </table:table-cell>
          <table:table-cell table:style-name="ce1" office:value-type="float" office:value="0.0234666666666667" calcext:value-type="float">
            <text:p>0.023466666666667</text:p>
          </table:table-cell>
          <table:table-cell table:style-name="ce1" office:value-type="float" office:value="0.0883333333333333" calcext:value-type="float">
            <text:p>0.088333333333333</text:p>
          </table:table-cell>
          <table:table-cell table:style-name="ce1" office:value-type="float" office:value="0.0088" calcext:value-type="float">
            <text:p>0.0088</text:p>
          </table:table-cell>
          <table:table-cell table:style-name="ce1" office:value-type="float" office:value="0.0259666666666667" calcext:value-type="float">
            <text:p>0.025966666666667</text:p>
          </table:table-cell>
          <table:table-cell table:style-name="ce1" office:value-type="float" office:value="0.0211" calcext:value-type="float">
            <text:p>0.0211</text:p>
          </table:table-cell>
          <table:table-cell table:style-name="ce1" office:value-type="float" office:value="0.0317333333333333" calcext:value-type="float">
            <text:p>0.031733333333333</text:p>
          </table:table-cell>
          <table:table-cell table:style-name="ce1" office:value-type="float" office:value="0.0027" calcext:value-type="float">
            <text:p>0.0027</text:p>
          </table:table-cell>
          <table:table-cell table:style-name="ce1" office:value-type="float" office:value="0.0143666666666667" calcext:value-type="float">
            <text:p>0.014366666666667</text:p>
          </table:table-cell>
          <table:table-cell table:style-name="ce1" office:value-type="float" office:value="0.6752" calcext:value-type="float">
            <text:p>0.6752</text:p>
          </table:table-cell>
          <table:table-cell table:style-name="ce1" office:value-type="float" office:value="2.15306666666667" calcext:value-type="float">
            <text:p>2.15306666666667</text:p>
          </table:table-cell>
          <table:table-cell table:style-name="ce1" office:value-type="float" office:value="0.0838" calcext:value-type="float">
            <text:p>0.0838</text:p>
          </table:table-cell>
          <table:table-cell table:style-name="ce1" office:value-type="float" office:value="0.0190333333333333" calcext:value-type="float">
            <text:p>0.019033333333333</text:p>
          </table:table-cell>
          <table:table-cell table:style-name="ce1" office:value-type="float" office:value="0.0433" calcext:value-type="float">
            <text:p>0.0433</text:p>
          </table:table-cell>
          <table:table-cell table:style-name="ce1" office:value-type="float" office:value="0.0672666666666667" calcext:value-type="float">
            <text:p>0.067266666666667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0.0065" calcext:value-type="float">
            <text:p>0.0065</text:p>
          </table:table-cell>
          <table:table-cell table:style-name="ce1" office:value-type="float" office:value="0.0039" calcext:value-type="float">
            <text:p>0.0039</text:p>
          </table:table-cell>
          <table:table-cell table:style-name="ce1" office:value-type="float" office:value="0.857366666666667" calcext:value-type="float">
            <text:p>0.857366666666667</text:p>
          </table:table-cell>
          <table:table-cell table:style-name="ce1" office:value-type="float" office:value="0.263133333333333" calcext:value-type="float">
            <text:p>0.263133333333333</text:p>
          </table:table-cell>
          <table:table-cell table:style-name="ce1" office:value-type="float" office:value="0.0264" calcext:value-type="float">
            <text:p>0.0264</text:p>
          </table:table-cell>
          <table:table-cell table:style-name="ce1" office:value-type="float" office:value="0.0136" calcext:value-type="float">
            <text:p>0.0136</text:p>
          </table:table-cell>
          <table:table-cell table:style-name="ce1" office:value-type="float" office:value="0.0508333333333333" calcext:value-type="float">
            <text:p>0.050833333333333</text:p>
          </table:table-cell>
          <table:table-cell table:style-name="ce1" office:value-type="float" office:value="0.858666666666667" calcext:value-type="float">
            <text:p>0.858666666666667</text:p>
          </table:table-cell>
          <table:table-cell table:style-name="ce1"/>
          <table:table-cell table:number-columns-repeated="988"/>
        </table:table-row>
        <table:table-row table:style-name="ro2">
          <table:table-cell office:value-type="string" calcext:value-type="string">
            <text:p>sp_Q9Y490_TLN1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0904666666666667" calcext:value-type="float">
            <text:p>0.090466666666667</text:p>
          </table:table-cell>
          <table:table-cell table:style-name="ce1" office:value-type="float" office:value="0.0781" calcext:value-type="float">
            <text:p>0.0781</text:p>
          </table:table-cell>
          <table:table-cell table:style-name="ce1" office:value-type="float" office:value="0.114333333333333" calcext:value-type="float">
            <text:p>0.114333333333333</text:p>
          </table:table-cell>
          <table:table-cell table:style-name="ce1" office:value-type="float" office:value="0.0617" calcext:value-type="float">
            <text:p>0.0617</text:p>
          </table:table-cell>
          <table:table-cell table:style-name="ce1" office:value-type="float" office:value="0.0684" calcext:value-type="float">
            <text:p>0.0684</text:p>
          </table:table-cell>
          <table:table-cell table:style-name="ce1" office:value-type="float" office:value="0.0596333333333333" calcext:value-type="float">
            <text:p>0.059633333333333</text:p>
          </table:table-cell>
          <table:table-cell table:style-name="ce1" office:value-type="float" office:value="0.0794333333333333" calcext:value-type="float">
            <text:p>0.079433333333333</text:p>
          </table:table-cell>
          <table:table-cell table:style-name="ce1" office:value-type="float" office:value="0.0492" calcext:value-type="float">
            <text:p>0.0492</text:p>
          </table:table-cell>
          <table:table-cell table:style-name="ce1" office:value-type="float" office:value="0.0610333333333333" calcext:value-type="float">
            <text:p>0.061033333333333</text:p>
          </table:table-cell>
          <table:table-cell table:style-name="ce1" office:value-type="float" office:value="0.0524333333333333" calcext:value-type="float">
            <text:p>0.052433333333333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0.0695333333333333" calcext:value-type="float">
            <text:p>0.069533333333333</text:p>
          </table:table-cell>
          <table:table-cell table:style-name="ce1" office:value-type="float" office:value="0.0639666666666667" calcext:value-type="float">
            <text:p>0.063966666666667</text:p>
          </table:table-cell>
          <table:table-cell table:style-name="ce1" office:value-type="float" office:value="0.0704" calcext:value-type="float">
            <text:p>0.0704</text:p>
          </table:table-cell>
          <table:table-cell table:style-name="ce1" office:value-type="float" office:value="0.0500333333333333" calcext:value-type="float">
            <text:p>0.050033333333333</text:p>
          </table:table-cell>
          <table:table-cell table:style-name="ce1" office:value-type="float" office:value="0.0555" calcext:value-type="float">
            <text:p>0.0555</text:p>
          </table:table-cell>
          <table:table-cell table:style-name="ce1" office:value-type="float" office:value="0.0709666666666667" calcext:value-type="float">
            <text:p>0.070966666666667</text:p>
          </table:table-cell>
          <table:table-cell table:style-name="ce1" office:value-type="float" office:value="0.115966666666667" calcext:value-type="float">
            <text:p>0.115966666666667</text:p>
          </table:table-cell>
          <table:table-cell table:style-name="ce1" office:value-type="float" office:value="0.127866666666667" calcext:value-type="float">
            <text:p>0.127866666666667</text:p>
          </table:table-cell>
          <table:table-cell table:style-name="ce1" office:value-type="float" office:value="0.0519333333333333" calcext:value-type="float">
            <text:p>0.051933333333333</text:p>
          </table:table-cell>
          <table:table-cell table:style-name="ce1" office:value-type="float" office:value="0.0853" calcext:value-type="float">
            <text:p>0.0853</text:p>
          </table:table-cell>
          <table:table-cell table:style-name="ce1" office:value-type="float" office:value="0.0683333333333333" calcext:value-type="float">
            <text:p>0.068333333333333</text:p>
          </table:table-cell>
          <table:table-cell table:style-name="ce1" office:value-type="float" office:value="0.0709" calcext:value-type="float">
            <text:p>0.0709</text:p>
          </table:table-cell>
          <table:table-cell table:style-name="ce1" office:value-type="float" office:value="0.0602666666666667" calcext:value-type="float">
            <text:p>0.060266666666667</text:p>
          </table:table-cell>
          <table:table-cell table:style-name="ce1" office:value-type="float" office:value="0.0714" calcext:value-type="float">
            <text:p>0.0714</text:p>
          </table:table-cell>
          <table:table-cell table:style-name="ce1" office:value-type="float" office:value="0.0359333333333333" calcext:value-type="float">
            <text:p>0.035933333333333</text:p>
          </table:table-cell>
          <table:table-cell table:style-name="ce1" office:value-type="float" office:value="0.0989333333333333" calcext:value-type="float">
            <text:p>0.098933333333333</text:p>
          </table:table-cell>
          <table:table-cell table:style-name="ce1" office:value-type="float" office:value="0.102766666666667" calcext:value-type="float">
            <text:p>0.102766666666667</text:p>
          </table:table-cell>
          <table:table-cell table:style-name="ce1" office:value-type="float" office:value="0.0986333333333333" calcext:value-type="float">
            <text:p>0.098633333333333</text:p>
          </table:table-cell>
          <table:table-cell table:style-name="ce1" office:value-type="float" office:value="0.0322666666666667" calcext:value-type="float">
            <text:p>0.032266666666667</text:p>
          </table:table-cell>
          <table:table-cell table:style-name="ce1" office:value-type="float" office:value="0.0533" calcext:value-type="float">
            <text:p>0.0533</text:p>
          </table:table-cell>
          <table:table-cell table:style-name="ce1" office:value-type="float" office:value="0.1339" calcext:value-type="float">
            <text:p>0.133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750_A2GL</text:p>
          </table:table-cell>
          <table:table-cell table:style-name="ce1" office:value-type="float" office:value="0.0868333333333333" calcext:value-type="float">
            <text:p>0.086833333333333</text:p>
          </table:table-cell>
          <table:table-cell table:style-name="ce1" office:value-type="float" office:value="0.0225333333333333" calcext:value-type="float">
            <text:p>0.0225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186333333333333" calcext:value-type="float">
            <text:p>0.0186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223333333333333" calcext:value-type="float">
            <text:p>0.002233333333333</text:p>
          </table:table-cell>
          <table:table-cell table:style-name="ce1" office:value-type="float" office:value="0.00396666666666667" calcext:value-type="float">
            <text:p>0.003966666666667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289" calcext:value-type="float">
            <text:p>0.0289</text:p>
          </table:table-cell>
          <table:table-cell table:style-name="ce1" office:value-type="float" office:value="0.0384666666666667" calcext:value-type="float">
            <text:p>0.038466666666667</text:p>
          </table:table-cell>
          <table:table-cell table:style-name="ce1" office:value-type="float" office:value="0.0035" calcext:value-type="float">
            <text:p>0.0035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195333333333333" calcext:value-type="float">
            <text:p>0.019533333333333</text:p>
          </table:table-cell>
          <table:table-cell table:style-name="ce1" office:value-type="float" office:value="0.0113333333333333" calcext:value-type="float">
            <text:p>0.011333333333333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111666666666667" calcext:value-type="float">
            <text:p>0.011166666666667</text:p>
          </table:table-cell>
          <table:table-cell table:style-name="ce1" office:value-type="float" office:value="0.0237333333333333" calcext:value-type="float">
            <text:p>0.0237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0533_EGFR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236666666666667" calcext:value-type="float">
            <text:p>0.002366666666667</text:p>
          </table:table-cell>
          <table:table-cell table:style-name="ce1" office:value-type="float" office:value="0.00293333333333333" calcext:value-type="float">
            <text:p>0.002933333333333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number-columns-repeated="2"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 table:style-name="ce1" office:value-type="float" office:value="0.00386666666666667" calcext:value-type="float">
            <text:p>0.0038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647_APOA1</text:p>
          </table:table-cell>
          <table:table-cell table:style-name="ce1" office:value-type="float" office:value="0.337766666666667" calcext:value-type="float">
            <text:p>0.337766666666667</text:p>
          </table:table-cell>
          <table:table-cell table:style-name="ce1" office:value-type="float" office:value="0.0634333333333333" calcext:value-type="float">
            <text:p>0.063433333333333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173833333333333" calcext:value-type="float">
            <text:p>0.173833333333333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846666666666667" calcext:value-type="float">
            <text:p>0.008466666666667</text:p>
          </table:table-cell>
          <table:table-cell table:style-name="ce1" office:value-type="float" office:value="0.0042" calcext:value-type="float">
            <text:p>0.0042</text:p>
          </table:table-cell>
          <table:table-cell table:style-name="ce1" office:value-type="float" office:value="0.0026" calcext:value-type="float">
            <text:p>0.0026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72" calcext:value-type="float">
            <text:p>0.0072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19" calcext:value-type="float">
            <text:p>0.0019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115866666666667" calcext:value-type="float">
            <text:p>0.115866666666667</text:p>
          </table:table-cell>
          <table:table-cell table:style-name="ce1" office:value-type="float" office:value="0.308666666666667" calcext:value-type="float">
            <text:p>0.308666666666667</text:p>
          </table:table-cell>
          <table:table-cell table:style-name="ce1" office:value-type="float" office:value="0.00876666666666667" calcext:value-type="float">
            <text:p>0.008766666666667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style-name="ce1" office:value-type="float" office:value="0.0023" calcext:value-type="float">
            <text:p>0.0023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 table:style-name="ce1" office:value-type="float" office:value="0.00686666666666667" calcext:value-type="float">
            <text:p>0.006866666666667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1475" calcext:value-type="float">
            <text:p>0.1475</text:p>
          </table:table-cell>
          <table:table-cell table:style-name="ce1" office:value-type="float" office:value="0.0586" calcext:value-type="float">
            <text:p>0.0586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103666666666667" calcext:value-type="float">
            <text:p>0.010366666666667</text:p>
          </table:table-cell>
          <table:table-cell table:style-name="ce1" office:value-type="float" office:value="0.188766666666667" calcext:value-type="float">
            <text:p>0.1887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0751_CFAB</text:p>
          </table:table-cell>
          <table:table-cell table:style-name="ce1" office:value-type="float" office:value="8.48756666666667" calcext:value-type="float">
            <text:p>8.48756666666667</text:p>
          </table:table-cell>
          <table:table-cell table:style-name="ce1" office:value-type="float" office:value="2.0051" calcext:value-type="float">
            <text:p>2.0051</text:p>
          </table:table-cell>
          <table:table-cell table:style-name="ce1" office:value-type="float" office:value="0.200833333333333" calcext:value-type="float">
            <text:p>0.200833333333333</text:p>
          </table:table-cell>
          <table:table-cell table:style-name="ce1" office:value-type="float" office:value="1.74403333333333" calcext:value-type="float">
            <text:p>1.74403333333333</text:p>
          </table:table-cell>
          <table:table-cell table:style-name="ce1" office:value-type="float" office:value="0.0338" calcext:value-type="float">
            <text:p>0.0338</text:p>
          </table:table-cell>
          <table:table-cell table:style-name="ce1" office:value-type="float" office:value="0.0381666666666667" calcext:value-type="float">
            <text:p>0.038166666666667</text:p>
          </table:table-cell>
          <table:table-cell table:style-name="ce1" office:value-type="float" office:value="0.315433333333333" calcext:value-type="float">
            <text:p>0.315433333333333</text:p>
          </table:table-cell>
          <table:table-cell table:style-name="ce1" office:value-type="float" office:value="0.5705" calcext:value-type="float">
            <text:p>0.5705</text:p>
          </table:table-cell>
          <table:table-cell table:style-name="ce1" office:value-type="float" office:value="0.0672666666666667" calcext:value-type="float">
            <text:p>0.067266666666667</text:p>
          </table:table-cell>
          <table:table-cell table:style-name="ce1" office:value-type="float" office:value="0.367433333333333" calcext:value-type="float">
            <text:p>0.367433333333333</text:p>
          </table:table-cell>
          <table:table-cell table:style-name="ce1" office:value-type="float" office:value="0.0322" calcext:value-type="float">
            <text:p>0.0322</text:p>
          </table:table-cell>
          <table:table-cell table:style-name="ce1" office:value-type="float" office:value="0.6692" calcext:value-type="float">
            <text:p>0.6692</text:p>
          </table:table-cell>
          <table:table-cell table:style-name="ce1" office:value-type="float" office:value="0.0615" calcext:value-type="float">
            <text:p>0.0615</text:p>
          </table:table-cell>
          <table:table-cell table:style-name="ce1" office:value-type="float" office:value="0.170933333333333" calcext:value-type="float">
            <text:p>0.170933333333333</text:p>
          </table:table-cell>
          <table:table-cell table:style-name="ce1" office:value-type="float" office:value="0.174433333333333" calcext:value-type="float">
            <text:p>0.174433333333333</text:p>
          </table:table-cell>
          <table:table-cell table:style-name="ce1" office:value-type="float" office:value="0.0274" calcext:value-type="float">
            <text:p>0.0274</text:p>
          </table:table-cell>
          <table:table-cell table:style-name="ce1" office:value-type="float" office:value="0.00323333333333333" calcext:value-type="float">
            <text:p>0.003233333333333</text:p>
          </table:table-cell>
          <table:table-cell table:style-name="ce1" office:value-type="float" office:value="0.109133333333333" calcext:value-type="float">
            <text:p>0.109133333333333</text:p>
          </table:table-cell>
          <table:table-cell table:style-name="ce1" office:value-type="float" office:value="1.6104" calcext:value-type="float">
            <text:p>1.6104</text:p>
          </table:table-cell>
          <table:table-cell table:style-name="ce1" office:value-type="float" office:value="2.90656666666667" calcext:value-type="float">
            <text:p>2.90656666666667</text:p>
          </table:table-cell>
          <table:table-cell table:style-name="ce1" office:value-type="float" office:value="0.615033333333333" calcext:value-type="float">
            <text:p>0.615033333333333</text:p>
          </table:table-cell>
          <table:table-cell table:style-name="ce1" office:value-type="float" office:value="0.0735333333333333" calcext:value-type="float">
            <text:p>0.073533333333333</text:p>
          </table:table-cell>
          <table:table-cell table:style-name="ce1" office:value-type="float" office:value="0.208033333333333" calcext:value-type="float">
            <text:p>0.208033333333333</text:p>
          </table:table-cell>
          <table:table-cell table:style-name="ce1" office:value-type="float" office:value="0.3919" calcext:value-type="float">
            <text:p>0.3919</text:p>
          </table:table-cell>
          <table:table-cell table:style-name="ce1" office:value-type="float" office:value="0.351866666666667" calcext:value-type="float">
            <text:p>0.351866666666667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501666666666667" calcext:value-type="float">
            <text:p>0.050166666666667</text:p>
          </table:table-cell>
          <table:table-cell table:style-name="ce1" office:value-type="float" office:value="1.97413333333333" calcext:value-type="float">
            <text:p>1.97413333333333</text:p>
          </table:table-cell>
          <table:table-cell table:style-name="ce1" office:value-type="float" office:value="0.746533333333333" calcext:value-type="float">
            <text:p>0.746533333333333</text:p>
          </table:table-cell>
          <table:table-cell table:style-name="ce1" office:value-type="float" office:value="0.1447" calcext:value-type="float">
            <text:p>0.1447</text:p>
          </table:table-cell>
          <table:table-cell table:style-name="ce1" office:value-type="float" office:value="0.1197" calcext:value-type="float">
            <text:p>0.1197</text:p>
          </table:table-cell>
          <table:table-cell table:style-name="ce1" office:value-type="float" office:value="0.319266666666667" calcext:value-type="float">
            <text:p>0.319266666666667</text:p>
          </table:table-cell>
          <table:table-cell table:style-name="ce1" office:value-type="float" office:value="1.19673333333333" calcext:value-type="float">
            <text:p>1.1967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8670_VIME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" calcext:value-type="float">
            <text:p>0.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number-columns-repeated="2"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1009_A1AT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number-columns-repeated="2" table:style-name="ce1" office:value-type="float" office:value="0.0001" calcext:value-type="float">
            <text:p>0.000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1" calcext:value-type="float">
            <text:p>0.0001</text:p>
          </table:table-cell>
          <table:table-cell table:number-columns-repeated="4"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2" calcext:value-type="float">
            <text:p>0.0002</text:p>
          </table:table-cell>
          <table:table-cell table:number-columns-repeated="2" table:style-name="ce1" office:value-type="float" office:value="0.0001" calcext:value-type="float">
            <text:p>0.000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number-columns-repeated="2" table:style-name="ce1" office:value-type="float" office:value="0.0001" calcext:value-type="float">
            <text:p>0.0001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/>
          <table:table-cell table:number-columns-repeated="988"/>
        </table:table-row>
        <table:table-row table:style-name="ro2">
          <table:table-cell office:value-type="string" calcext:value-type="string">
            <text:p>sp_P37802_TAGL2</text:p>
          </table:table-cell>
          <table:table-cell table:style-name="ce1" office:value-type="float" office:value="0.0504333333333333" calcext:value-type="float">
            <text:p>0.050433333333333</text:p>
          </table:table-cell>
          <table:table-cell table:style-name="ce1" office:value-type="float" office:value="0.0121" calcext:value-type="float">
            <text:p>0.0121</text:p>
          </table:table-cell>
          <table:table-cell table:style-name="ce1" office:value-type="float" office:value="0.0013" calcext:value-type="float">
            <text:p>0.0013</text:p>
          </table:table-cell>
          <table:table-cell table:style-name="ce1" office:value-type="float" office:value="0.0259" calcext:value-type="float">
            <text:p>0.0259</text:p>
          </table:table-cell>
          <table:table-cell table:style-name="ce1" office:value-type="float" office:value="0.0005" calcext:value-type="float">
            <text:p>0.0005</text:p>
          </table:table-cell>
          <table:table-cell table:number-columns-repeated="2" table:style-name="ce1" office:value-type="float" office:value="0.0004" calcext:value-type="float">
            <text:p>0.0004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573333333333333" calcext:value-type="float">
            <text:p>0.005733333333333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223" calcext:value-type="float">
            <text:p>0.0223</text:p>
          </table:table-cell>
          <table:table-cell table:style-name="ce1" office:value-type="float" office:value="0.0506666666666667" calcext:value-type="float">
            <text:p>0.050666666666667</text:p>
          </table:table-cell>
          <table:table-cell table:style-name="ce1" office:value-type="float" office:value="0.0113666666666667" calcext:value-type="float">
            <text:p>0.011366666666667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256666666666667" calcext:value-type="float">
            <text:p>0.002566666666667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1" office:value-type="float" office:value="0.0182" calcext:value-type="float">
            <text:p>0.0182</text:p>
          </table:table-cell>
          <table:table-cell table:style-name="ce1" office:value-type="float" office:value="0.00416666666666667" calcext:value-type="float">
            <text:p>0.004166666666667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453333333333333" calcext:value-type="float">
            <text:p>0.004533333333333</text:p>
          </table:table-cell>
          <table:table-cell table:style-name="ce1" office:value-type="float" office:value="0.0484333333333333" calcext:value-type="float">
            <text:p>0.0484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16363_LAMA4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 table:style-name="ce1" office:value-type="float" office:value="0.00396666666666667" calcext:value-type="float">
            <text:p>0.003966666666667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0.0005" calcext:value-type="float">
            <text:p>0.0005</text:p>
          </table:table-cell>
          <table:table-cell table:number-columns-repeated="2" table:style-name="ce1" office:value-type="float" office:value="0.0003" calcext:value-type="float">
            <text:p>0.0003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166666666666667" calcext:value-type="float">
            <text:p>0.001666666666667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0736_C1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873333333333333" calcext:value-type="float">
            <text:p>0.008733333333333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.00286666666666667" calcext:value-type="float">
            <text:p>0.0028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403333333333333" calcext:value-type="float">
            <text:p>0.004033333333333</text:p>
          </table:table-cell>
          <table:table-cell table:style-name="ce1" office:value-type="float" office:value="0.0196" calcext:value-type="float">
            <text:p>0.0196</text:p>
          </table:table-cell>
          <table:table-cell table:style-name="ce1" office:value-type="float" office:value="0.0170333333333333" calcext:value-type="float">
            <text:p>0.017033333333333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0.0166333333333333" calcext:value-type="float">
            <text:p>0.01663333333333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05333333333333" calcext:value-type="float">
            <text:p>0.010533333333333</text:p>
          </table:table-cell>
          <table:table-cell table:style-name="ce1" office:value-type="float" office:value="0.00196666666666667" calcext:value-type="float">
            <text:p>0.0019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8670_VIME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" calcext:value-type="float">
            <text:p>0.0001</text:p>
          </table:table-cell>
          <table:table-cell table:number-columns-repeated="2"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19" calcext:value-type="float">
            <text:p>0.001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52790_HXK3</text:p>
          </table:table-cell>
          <table:table-cell table:style-name="ce1" office:value-type="float" office:value="0.352466666666667" calcext:value-type="float">
            <text:p>0.352466666666667</text:p>
          </table:table-cell>
          <table:table-cell table:style-name="ce1" office:value-type="float" office:value="0.0491333333333333" calcext:value-type="float">
            <text:p>0.049133333333333</text:p>
          </table:table-cell>
          <table:table-cell table:style-name="ce1" office:value-type="float" office:value="0.00273333333333333" calcext:value-type="float">
            <text:p>0.002733333333333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356666666666667" calcext:value-type="float">
            <text:p>0.003566666666667</text:p>
          </table:table-cell>
          <table:table-cell table:style-name="ce1" office:value-type="float" office:value="0.0205" calcext:value-type="float">
            <text:p>0.0205</text:p>
          </table:table-cell>
          <table:table-cell table:style-name="ce1" office:value-type="float" office:value="0.00233333333333333" calcext:value-type="float">
            <text:p>0.002333333333333</text:p>
          </table:table-cell>
          <table:table-cell table:style-name="ce1" office:value-type="float" office:value="0.0081" calcext:value-type="float">
            <text:p>0.0081</text:p>
          </table:table-cell>
          <table:table-cell table:style-name="ce1" office:value-type="float" office:value="0.0034" calcext:value-type="float">
            <text:p>0.0034</text:p>
          </table:table-cell>
          <table:table-cell table:style-name="ce1" office:value-type="float" office:value="0.0177666666666667" calcext:value-type="float">
            <text:p>0.01776666666666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666666666666667" calcext:value-type="float">
            <text:p>0.006666666666667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276666666666667" calcext:value-type="float">
            <text:p>0.00276666666666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858666666666667" calcext:value-type="float">
            <text:p>0.085866666666667</text:p>
          </table:table-cell>
          <table:table-cell table:style-name="ce1" office:value-type="float" office:value="0.299566666666667" calcext:value-type="float">
            <text:p>0.299566666666667</text:p>
          </table:table-cell>
          <table:table-cell table:style-name="ce1" office:value-type="float" office:value="0.0243333333333333" calcext:value-type="float">
            <text:p>0.024333333333333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00363333333333333" calcext:value-type="float">
            <text:p>0.003633333333333</text:p>
          </table:table-cell>
          <table:table-cell table:style-name="ce1" office:value-type="float" office:value="0.00526666666666667" calcext:value-type="float">
            <text:p>0.005266666666667</text:p>
          </table:table-cell>
          <table:table-cell table:style-name="ce1" office:value-type="float" office:value="0.0041" calcext:value-type="float">
            <text:p>0.0041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594666666666667" calcext:value-type="float">
            <text:p>0.059466666666667</text:p>
          </table:table-cell>
          <table:table-cell table:style-name="ce1" office:value-type="float" office:value="0.0849666666666667" calcext:value-type="float">
            <text:p>0.084966666666667</text:p>
          </table:table-cell>
          <table:table-cell table:style-name="ce1" office:value-type="float" office:value="0.0102" calcext:value-type="float">
            <text:p>0.0102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0611" calcext:value-type="float">
            <text:p>0.061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766_TTHY</text:p>
          </table:table-cell>
          <table:table-cell table:style-name="ce1" office:value-type="float" office:value="0.00866666666666667" calcext:value-type="float">
            <text:p>0.008666666666667</text:p>
          </table:table-cell>
          <table:table-cell table:style-name="ce1" office:value-type="float" office:value="0.00743333333333333" calcext:value-type="float">
            <text:p>0.0074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32" calcext:value-type="float">
            <text:p>0.0032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76" calcext:value-type="float">
            <text:p>0.0076</text:p>
          </table:table-cell>
          <table:table-cell table:style-name="ce1" office:value-type="float" office:value="0.0254333333333333" calcext:value-type="float">
            <text:p>0.025433333333333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953333333333333" calcext:value-type="float">
            <text:p>0.009533333333333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576666666666667" calcext:value-type="float">
            <text:p>0.005766666666667</text:p>
          </table:table-cell>
          <table:table-cell table:style-name="ce1" office:value-type="float" office:value="0.00233333333333333" calcext:value-type="float">
            <text:p>0.0023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9NUQ9_FA49B</text:p>
          </table:table-cell>
          <table:table-cell table:style-name="ce1" office:value-type="float" office:value="0.153166666666667" calcext:value-type="float">
            <text:p>0.153166666666667</text:p>
          </table:table-cell>
          <table:table-cell table:style-name="ce1" office:value-type="float" office:value="0.0182333333333333" calcext:value-type="float">
            <text:p>0.018233333333333</text:p>
          </table:table-cell>
          <table:table-cell table:style-name="ce1" office:value-type="float" office:value="0.0042" calcext:value-type="float">
            <text:p>0.0042</text:p>
          </table:table-cell>
          <table:table-cell table:style-name="ce1" office:value-type="float" office:value="0.0640666666666667" calcext:value-type="float">
            <text:p>0.064066666666667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176666666666667" calcext:value-type="float">
            <text:p>0.001766666666667</text:p>
          </table:table-cell>
          <table:table-cell table:style-name="ce1" office:value-type="float" office:value="0.0039" calcext:value-type="float">
            <text:p>0.0039</text:p>
          </table:table-cell>
          <table:table-cell table:style-name="ce1" office:value-type="float" office:value="0.0117666666666667" calcext:value-type="float">
            <text:p>0.0117666666666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166333333333333" calcext:value-type="float">
            <text:p>0.016633333333333</text:p>
          </table:table-cell>
          <table:table-cell table:style-name="ce1" office:value-type="float" office:value="0.00766666666666667" calcext:value-type="float">
            <text:p>0.007666666666667</text:p>
          </table:table-cell>
          <table:table-cell table:style-name="ce1" office:value-type="float" office:value="0.0155333333333333" calcext:value-type="float">
            <text:p>0.015533333333333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style-name="ce1" office:value-type="float" office:value="0.00563333333333333" calcext:value-type="float">
            <text:p>0.005633333333333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.00383333333333333" calcext:value-type="float">
            <text:p>0.003833333333333</text:p>
          </table:table-cell>
          <table:table-cell table:style-name="ce1" office:value-type="float" office:value="0.0043" calcext:value-type="float">
            <text:p>0.0043</text:p>
          </table:table-cell>
          <table:table-cell table:style-name="ce1" office:value-type="float" office:value="0.00266666666666667" calcext:value-type="float">
            <text:p>0.002666666666667</text:p>
          </table:table-cell>
          <table:table-cell table:style-name="ce1" office:value-type="float" office:value="0.0554" calcext:value-type="float">
            <text:p>0.0554</text:p>
          </table:table-cell>
          <table:table-cell table:style-name="ce1" office:value-type="float" office:value="0.166933333333333" calcext:value-type="float">
            <text:p>0.166933333333333</text:p>
          </table:table-cell>
          <table:table-cell table:style-name="ce1" office:value-type="float" office:value="0.0130333333333333" calcext:value-type="float">
            <text:p>0.013033333333333</text:p>
          </table:table-cell>
          <table:table-cell table:style-name="ce1" office:value-type="float" office:value="0.00506666666666667" calcext:value-type="float">
            <text:p>0.005066666666667</text:p>
          </table:table-cell>
          <table:table-cell table:style-name="ce1" office:value-type="float" office:value="0.0072" calcext:value-type="float">
            <text:p>0.0072</text:p>
          </table:table-cell>
          <table:table-cell table:style-name="ce1" office:value-type="float" office:value="0.00496666666666667" calcext:value-type="float">
            <text:p>0.004966666666667</text:p>
          </table:table-cell>
          <table:table-cell table:style-name="ce1" office:value-type="float" office:value="0.00323333333333333" calcext:value-type="float">
            <text:p>0.003233333333333</text:p>
          </table:table-cell>
          <table:table-cell table:style-name="ce1" office:value-type="float" office:value="0.00333333333333333" calcext:value-type="float">
            <text:p>0.003333333333333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398333333333333" calcext:value-type="float">
            <text:p>0.039833333333333</text:p>
          </table:table-cell>
          <table:table-cell table:style-name="ce1" office:value-type="float" office:value="0.0548333333333333" calcext:value-type="float">
            <text:p>0.054833333333333</text:p>
          </table:table-cell>
          <table:table-cell table:style-name="ce1" office:value-type="float" office:value="0.0107" calcext:value-type="float">
            <text:p>0.0107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204" calcext:value-type="float">
            <text:p>0.0204</text:p>
          </table:table-cell>
          <table:table-cell table:style-name="ce1" office:value-type="float" office:value="0.0332" calcext:value-type="float">
            <text:p>0.033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C0L5_CO4B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123666666666667" calcext:value-type="float">
            <text:p>0.0123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216666666666667" calcext:value-type="float">
            <text:p>0.002166666666667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6" calcext:value-type="float">
            <text:p>0.000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37802_TAGL2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12830_CADH1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176666666666667" calcext:value-type="float">
            <text:p>0.0017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number-columns-repeated="2" table:style-name="ce1" office:value-type="float" office:value="0.0002" calcext:value-type="float">
            <text:p>0.0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00166666666666667" calcext:value-type="float">
            <text:p>0.0001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1" calcext:value-type="float">
            <text:p>0.000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766_TTHY</text:p>
          </table:table-cell>
          <table:table-cell table:style-name="ce1" office:value-type="float" office:value="0.285933333333333" calcext:value-type="float">
            <text:p>0.285933333333333</text:p>
          </table:table-cell>
          <table:table-cell table:style-name="ce1" office:value-type="float" office:value="0.0601" calcext:value-type="float">
            <text:p>0.0601</text:p>
          </table:table-cell>
          <table:table-cell table:style-name="ce1" office:value-type="float" office:value="0.0031" calcext:value-type="float">
            <text:p>0.0031</text:p>
          </table:table-cell>
          <table:table-cell table:style-name="ce1" office:value-type="float" office:value="0.1667" calcext:value-type="float">
            <text:p>0.1667</text:p>
          </table:table-cell>
          <table:table-cell table:style-name="ce1" office:value-type="float" office:value="0.00303333333333333" calcext:value-type="float">
            <text:p>0.003033333333333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 table:style-name="ce1" office:value-type="float" office:value="0.0044" calcext:value-type="float">
            <text:p>0.0044</text:p>
          </table:table-cell>
          <table:table-cell table:style-name="ce1" office:value-type="float" office:value="0.0841" calcext:value-type="float">
            <text:p>0.0841</text:p>
          </table:table-cell>
          <table:table-cell table:style-name="ce1" office:value-type="float" office:value="0.0540333333333333" calcext:value-type="float">
            <text:p>0.054033333333333</text:p>
          </table:table-cell>
          <table:table-cell table:style-name="ce1" office:value-type="float" office:value="0.0369666666666667" calcext:value-type="float">
            <text:p>0.036966666666667</text:p>
          </table:table-cell>
          <table:table-cell table:style-name="ce1" office:value-type="float" office:value="0.0124666666666667" calcext:value-type="float">
            <text:p>0.012466666666667</text:p>
          </table:table-cell>
          <table:table-cell table:style-name="ce1" office:value-type="float" office:value="0.0603" calcext:value-type="float">
            <text:p>0.0603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0.0302" calcext:value-type="float">
            <text:p>0.0302</text:p>
          </table:table-cell>
          <table:table-cell table:style-name="ce1" office:value-type="float" office:value="0.00423333333333333" calcext:value-type="float">
            <text:p>0.004233333333333</text:p>
          </table:table-cell>
          <table:table-cell table:style-name="ce1" office:value-type="float" office:value="0.00476666666666667" calcext:value-type="float">
            <text:p>0.004766666666667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031" calcext:value-type="float">
            <text:p>0.0031</text:p>
          </table:table-cell>
          <table:table-cell table:style-name="ce1" office:value-type="float" office:value="0.0981" calcext:value-type="float">
            <text:p>0.0981</text:p>
          </table:table-cell>
          <table:table-cell table:style-name="ce1" office:value-type="float" office:value="0.1753" calcext:value-type="float">
            <text:p>0.1753</text:p>
          </table:table-cell>
          <table:table-cell table:style-name="ce1" office:value-type="float" office:value="0.0183666666666667" calcext:value-type="float">
            <text:p>0.018366666666667</text:p>
          </table:table-cell>
          <table:table-cell table:style-name="ce1" office:value-type="float" office:value="0.0232" calcext:value-type="float">
            <text:p>0.023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0766666666666667" calcext:value-type="float">
            <text:p>0.007666666666667</text:p>
          </table:table-cell>
          <table:table-cell table:style-name="ce1" office:value-type="float" office:value="0.0293" calcext:value-type="float">
            <text:p>0.0293</text:p>
          </table:table-cell>
          <table:table-cell table:style-name="ce1" office:value-type="float" office:value="0.00466666666666667" calcext:value-type="float">
            <text:p>0.004666666666667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819333333333334" calcext:value-type="float">
            <text:p>0.081933333333333</text:p>
          </table:table-cell>
          <table:table-cell table:style-name="ce1" office:value-type="float" office:value="0.155666666666667" calcext:value-type="float">
            <text:p>0.155666666666667</text:p>
          </table:table-cell>
          <table:table-cell table:style-name="ce1" office:value-type="float" office:value="0.0181666666666667" calcext:value-type="float">
            <text:p>0.018166666666667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 table:style-name="ce1" office:value-type="float" office:value="0.0487666666666667" calcext:value-type="float">
            <text:p>0.048766666666667</text:p>
          </table:table-cell>
          <table:table-cell table:style-name="ce1" office:value-type="float" office:value="0.181533333333333" calcext:value-type="float">
            <text:p>0.1815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4083_ANXA1</text:p>
          </table:table-cell>
          <table:table-cell table:style-name="ce1" office:value-type="float" office:value="0.00553333333333333" calcext:value-type="float">
            <text:p>0.005533333333333</text:p>
          </table:table-cell>
          <table:table-cell table:style-name="ce1" office:value-type="float" office:value="0.0066" calcext:value-type="float">
            <text:p>0.0066</text:p>
          </table:table-cell>
          <table:table-cell table:style-name="ce1" office:value-type="float" office:value="0.0361666666666667" calcext:value-type="float">
            <text:p>0.036166666666667</text:p>
          </table:table-cell>
          <table:table-cell table:style-name="ce1" office:value-type="float" office:value="0.0265333333333333" calcext:value-type="float">
            <text:p>0.026533333333333</text:p>
          </table:table-cell>
          <table:table-cell table:style-name="ce1" office:value-type="float" office:value="0.0904" calcext:value-type="float">
            <text:p>0.0904</text:p>
          </table:table-cell>
          <table:table-cell table:style-name="ce1" office:value-type="float" office:value="0.0583666666666667" calcext:value-type="float">
            <text:p>0.058366666666667</text:p>
          </table:table-cell>
          <table:table-cell table:style-name="ce1" office:value-type="float" office:value="0.0413" calcext:value-type="float">
            <text:p>0.0413</text:p>
          </table:table-cell>
          <table:table-cell table:style-name="ce1" office:value-type="float" office:value="0.238166666666667" calcext:value-type="float">
            <text:p>0.238166666666667</text:p>
          </table:table-cell>
          <table:table-cell table:style-name="ce1" office:value-type="float" office:value="0.0116333333333333" calcext:value-type="float">
            <text:p>0.011633333333333</text:p>
          </table:table-cell>
          <table:table-cell table:style-name="ce1" office:value-type="float" office:value="0.0616" calcext:value-type="float">
            <text:p>0.0616</text:p>
          </table:table-cell>
          <table:table-cell table:style-name="ce1" office:value-type="float" office:value="0.0135" calcext:value-type="float">
            <text:p>0.0135</text:p>
          </table:table-cell>
          <table:table-cell table:style-name="ce1" office:value-type="float" office:value="0.0517666666666667" calcext:value-type="float">
            <text:p>0.051766666666667</text:p>
          </table:table-cell>
          <table:table-cell table:style-name="ce1" office:value-type="float" office:value="0.00536666666666667" calcext:value-type="float">
            <text:p>0.005366666666667</text:p>
          </table:table-cell>
          <table:table-cell table:style-name="ce1" office:value-type="float" office:value="0.0249333333333333" calcext:value-type="float">
            <text:p>0.024933333333333</text:p>
          </table:table-cell>
          <table:table-cell table:style-name="ce1" office:value-type="float" office:value="0.0168333333333333" calcext:value-type="float">
            <text:p>0.016833333333333</text:p>
          </table:table-cell>
          <table:table-cell table:style-name="ce1" office:value-type="float" office:value="0.634233333333334" calcext:value-type="float">
            <text:p>0.634233333333334</text:p>
          </table:table-cell>
          <table:table-cell table:style-name="ce1" office:value-type="float" office:value="0.0191333333333333" calcext:value-type="float">
            <text:p>0.019133333333333</text:p>
          </table:table-cell>
          <table:table-cell table:style-name="ce1" office:value-type="float" office:value="0.0128333333333333" calcext:value-type="float">
            <text:p>0.012833333333333</text:p>
          </table:table-cell>
          <table:table-cell table:style-name="ce1" office:value-type="float" office:value="0.0279333333333333" calcext:value-type="float">
            <text:p>0.027933333333333</text:p>
          </table:table-cell>
          <table:table-cell table:style-name="ce1" office:value-type="float" office:value="0.0205666666666667" calcext:value-type="float">
            <text:p>0.020566666666667</text:p>
          </table:table-cell>
          <table:table-cell table:style-name="ce1" office:value-type="float" office:value="0.0244333333333333" calcext:value-type="float">
            <text:p>0.024433333333333</text:p>
          </table:table-cell>
          <table:table-cell table:style-name="ce1" office:value-type="float" office:value="0.136933333333333" calcext:value-type="float">
            <text:p>0.136933333333333</text:p>
          </table:table-cell>
          <table:table-cell table:style-name="ce1" office:value-type="float" office:value="0.0617666666666667" calcext:value-type="float">
            <text:p>0.061766666666667</text:p>
          </table:table-cell>
          <table:table-cell table:style-name="ce1" office:value-type="float" office:value="0.00916666666666667" calcext:value-type="float">
            <text:p>0.009166666666667</text:p>
          </table:table-cell>
          <table:table-cell table:style-name="ce1" office:value-type="float" office:value="0.0183" calcext:value-type="float">
            <text:p>0.0183</text:p>
          </table:table-cell>
          <table:table-cell table:style-name="ce1" office:value-type="float" office:value="0.0167" calcext:value-type="float">
            <text:p>0.0167</text:p>
          </table:table-cell>
          <table:table-cell table:style-name="ce1" office:value-type="float" office:value="0.00906666666666667" calcext:value-type="float">
            <text:p>0.009066666666667</text:p>
          </table:table-cell>
          <table:table-cell table:style-name="ce1" office:value-type="float" office:value="0.0639" calcext:value-type="float">
            <text:p>0.0639</text:p>
          </table:table-cell>
          <table:table-cell table:style-name="ce1" office:value-type="float" office:value="0.0126" calcext:value-type="float">
            <text:p>0.0126</text:p>
          </table:table-cell>
          <table:table-cell table:style-name="ce1" office:value-type="float" office:value="0.504866666666667" calcext:value-type="float">
            <text:p>0.504866666666667</text:p>
          </table:table-cell>
          <table:table-cell table:style-name="ce1" office:value-type="float" office:value="0.0172666666666667" calcext:value-type="float">
            <text:p>0.017266666666667</text:p>
          </table:table-cell>
          <table:table-cell table:style-name="ce1" office:value-type="float" office:value="0.0193666666666667" calcext:value-type="float">
            <text:p>0.019366666666667</text:p>
          </table:table-cell>
          <table:table-cell table:style-name="ce1" office:value-type="float" office:value="0.207466666666667" calcext:value-type="float">
            <text:p>0.2074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12814_ACTN1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253333333333333" calcext:value-type="float">
            <text:p>0.002533333333333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.00366666666666667" calcext:value-type="float">
            <text:p>0.003666666666667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 table:style-name="ce1" office:value-type="float" office:value="0.0614666666666667" calcext:value-type="float">
            <text:p>0.0614666666666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869333333333333" calcext:value-type="float">
            <text:p>0.086933333333333</text:p>
          </table:table-cell>
          <table:table-cell table:style-name="ce1" office:value-type="float" office:value="0.353433333333333" calcext:value-type="float">
            <text:p>0.353433333333333</text:p>
          </table:table-cell>
          <table:table-cell table:style-name="ce1" office:value-type="float" office:value="0.0849333333333333" calcext:value-type="float">
            <text:p>0.0849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27" calcext:value-type="float">
            <text:p>0.0027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00213333333333333" calcext:value-type="float">
            <text:p>0.002133333333333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117333333333333" calcext:value-type="float">
            <text:p>0.0117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183" calcext:value-type="float">
            <text:p>0.0183</text:p>
          </table:table-cell>
          <table:table-cell table:style-name="ce1" office:value-type="float" office:value="0.00263333333333333" calcext:value-type="float">
            <text:p>0.002633333333333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33" calcext:value-type="float">
            <text:p>0.003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 table:style-name="ce1" office:value-type="float" office:value="0.0027" calcext:value-type="float">
            <text:p>0.0027</text:p>
          </table:table-cell>
          <table:table-cell table:style-name="ce1" office:value-type="float" office:value="0.00483333333333333" calcext:value-type="float">
            <text:p>0.004833333333333</text:p>
          </table:table-cell>
          <table:table-cell table:style-name="ce1" office:value-type="float" office:value="0.216866666666667" calcext:value-type="float">
            <text:p>0.216866666666667</text:p>
          </table:table-cell>
          <table:table-cell table:style-name="ce1" office:value-type="float" office:value="0.00853333333333333" calcext:value-type="float">
            <text:p>0.008533333333333</text:p>
          </table:table-cell>
          <table:table-cell table:style-name="ce1" office:value-type="float" office:value="0.00926666666666667" calcext:value-type="float">
            <text:p>0.009266666666667</text:p>
          </table:table-cell>
          <table:table-cell table:style-name="ce1" office:value-type="float" office:value="0.0428333333333333" calcext:value-type="float">
            <text:p>0.0428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26583_HMGB2</text:p>
          </table:table-cell>
          <table:table-cell table:style-name="ce1" office:value-type="float" office:value="0.0222" calcext:value-type="float">
            <text:p>0.0222</text:p>
          </table:table-cell>
          <table:table-cell table:style-name="ce1" office:value-type="float" office:value="0.0144" calcext:value-type="float">
            <text:p>0.0144</text:p>
          </table:table-cell>
          <table:table-cell table:style-name="ce1" office:value-type="float" office:value="0.0141666666666667" calcext:value-type="float">
            <text:p>0.014166666666667</text:p>
          </table:table-cell>
          <table:table-cell table:style-name="ce1" office:value-type="float" office:value="0.0139666666666667" calcext:value-type="float">
            <text:p>0.013966666666667</text:p>
          </table:table-cell>
          <table:table-cell table:style-name="ce1" office:value-type="float" office:value="0.0087" calcext:value-type="float">
            <text:p>0.0087</text:p>
          </table:table-cell>
          <table:table-cell table:style-name="ce1" office:value-type="float" office:value="0.00846666666666667" calcext:value-type="float">
            <text:p>0.008466666666667</text:p>
          </table:table-cell>
          <table:table-cell table:style-name="ce1" office:value-type="float" office:value="0.00836666666666667" calcext:value-type="float">
            <text:p>0.008366666666667</text:p>
          </table:table-cell>
          <table:table-cell table:style-name="ce1" office:value-type="float" office:value="0.0101666666666667" calcext:value-type="float">
            <text:p>0.010166666666667</text:p>
          </table:table-cell>
          <table:table-cell table:style-name="ce1" office:value-type="float" office:value="0.185633333333333" calcext:value-type="float">
            <text:p>0.185633333333333</text:p>
          </table:table-cell>
          <table:table-cell table:style-name="ce1" office:value-type="float" office:value="0.0091" calcext:value-type="float">
            <text:p>0.0091</text:p>
          </table:table-cell>
          <table:table-cell table:style-name="ce1" office:value-type="float" office:value="0.0148666666666667" calcext:value-type="float">
            <text:p>0.014866666666667</text:p>
          </table:table-cell>
          <table:table-cell table:style-name="ce1" office:value-type="float" office:value="0.0132" calcext:value-type="float">
            <text:p>0.0132</text:p>
          </table:table-cell>
          <table:table-cell table:style-name="ce1" office:value-type="float" office:value="0.0138666666666667" calcext:value-type="float">
            <text:p>0.013866666666667</text:p>
          </table:table-cell>
          <table:table-cell table:style-name="ce1" office:value-type="float" office:value="0.00996666666666667" calcext:value-type="float">
            <text:p>0.009966666666667</text:p>
          </table:table-cell>
          <table:table-cell table:style-name="ce1" office:value-type="float" office:value="0.0112" calcext:value-type="float">
            <text:p>0.0112</text:p>
          </table:table-cell>
          <table:table-cell table:style-name="ce1" office:value-type="float" office:value="0.0144666666666667" calcext:value-type="float">
            <text:p>0.014466666666667</text:p>
          </table:table-cell>
          <table:table-cell table:style-name="ce1" office:value-type="float" office:value="0.00593333333333333" calcext:value-type="float">
            <text:p>0.005933333333333</text:p>
          </table:table-cell>
          <table:table-cell table:style-name="ce1" office:value-type="float" office:value="0.0113666666666667" calcext:value-type="float">
            <text:p>0.011366666666667</text:p>
          </table:table-cell>
          <table:table-cell table:style-name="ce1" office:value-type="float" office:value="0.0158666666666667" calcext:value-type="float">
            <text:p>0.015866666666667</text:p>
          </table:table-cell>
          <table:table-cell table:style-name="ce1" office:value-type="float" office:value="0.0338" calcext:value-type="float">
            <text:p>0.0338</text:p>
          </table:table-cell>
          <table:table-cell table:style-name="ce1" office:value-type="float" office:value="0.00903333333333334" calcext:value-type="float">
            <text:p>0.009033333333333</text:p>
          </table:table-cell>
          <table:table-cell table:style-name="ce1" office:value-type="float" office:value="0.0099" calcext:value-type="float">
            <text:p>0.0099</text:p>
          </table:table-cell>
          <table:table-cell table:style-name="ce1" office:value-type="float" office:value="0.0095" calcext:value-type="float">
            <text:p>0.0095</text:p>
          </table:table-cell>
          <table:table-cell table:style-name="ce1" office:value-type="float" office:value="0.00643333333333333" calcext:value-type="float">
            <text:p>0.006433333333333</text:p>
          </table:table-cell>
          <table:table-cell table:style-name="ce1" office:value-type="float" office:value="0.00903333333333333" calcext:value-type="float">
            <text:p>0.009033333333333</text:p>
          </table:table-cell>
          <table:table-cell table:style-name="ce1" office:value-type="float" office:value="0.0126" calcext:value-type="float">
            <text:p>0.0126</text:p>
          </table:table-cell>
          <table:table-cell table:style-name="ce1" office:value-type="float" office:value="0.0085" calcext:value-type="float">
            <text:p>0.0085</text:p>
          </table:table-cell>
          <table:table-cell table:style-name="ce1" office:value-type="float" office:value="0.0200333333333333" calcext:value-type="float">
            <text:p>0.020033333333333</text:p>
          </table:table-cell>
          <table:table-cell table:style-name="ce1" office:value-type="float" office:value="0.0123333333333333" calcext:value-type="float">
            <text:p>0.012333333333333</text:p>
          </table:table-cell>
          <table:table-cell table:style-name="ce1" office:value-type="float" office:value="0.00903333333333334" calcext:value-type="float">
            <text:p>0.009033333333333</text:p>
          </table:table-cell>
          <table:table-cell table:style-name="ce1" office:value-type="float" office:value="0.0092" calcext:value-type="float">
            <text:p>0.0092</text:p>
          </table:table-cell>
          <table:table-cell table:style-name="ce1" office:value-type="float" office:value="0.0132" calcext:value-type="float">
            <text:p>0.0132</text:p>
          </table:table-cell>
          <table:table-cell table:style-name="ce1" office:value-type="float" office:value="0.0257666666666667" calcext:value-type="float">
            <text:p>0.0257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16363_LAMA4</text:p>
          </table:table-cell>
          <table:table-cell table:style-name="ce1" office:value-type="float" office:value="0.0244666666666667" calcext:value-type="float">
            <text:p>0.024466666666667</text:p>
          </table:table-cell>
          <table:table-cell table:style-name="ce1" office:value-type="float" office:value="0.153533333333333" calcext:value-type="float">
            <text:p>0.153533333333333</text:p>
          </table:table-cell>
          <table:table-cell table:style-name="ce1" office:value-type="float" office:value="0.0453" calcext:value-type="float">
            <text:p>0.0453</text:p>
          </table:table-cell>
          <table:table-cell table:style-name="ce1" office:value-type="float" office:value="1.322" calcext:value-type="float">
            <text:p>1.322</text:p>
          </table:table-cell>
          <table:table-cell table:style-name="ce1" office:value-type="float" office:value="0.0635333333333333" calcext:value-type="float">
            <text:p>0.063533333333333</text:p>
          </table:table-cell>
          <table:table-cell table:style-name="ce1" office:value-type="float" office:value="0.0345" calcext:value-type="float">
            <text:p>0.0345</text:p>
          </table:table-cell>
          <table:table-cell table:style-name="ce1" office:value-type="float" office:value="0.0554666666666667" calcext:value-type="float">
            <text:p>0.055466666666667</text:p>
          </table:table-cell>
          <table:table-cell table:style-name="ce1" office:value-type="float" office:value="0.0892333333333333" calcext:value-type="float">
            <text:p>0.089233333333333</text:p>
          </table:table-cell>
          <table:table-cell table:style-name="ce1" office:value-type="float" office:value="0.115066666666667" calcext:value-type="float">
            <text:p>0.115066666666667</text:p>
          </table:table-cell>
          <table:table-cell table:style-name="ce1" office:value-type="float" office:value="0.0667666666666667" calcext:value-type="float">
            <text:p>0.066766666666667</text:p>
          </table:table-cell>
          <table:table-cell table:style-name="ce1" office:value-type="float" office:value="0.1206" calcext:value-type="float">
            <text:p>0.1206</text:p>
          </table:table-cell>
          <table:table-cell table:style-name="ce1" office:value-type="float" office:value="0.609866666666667" calcext:value-type="float">
            <text:p>0.609866666666667</text:p>
          </table:table-cell>
          <table:table-cell table:style-name="ce1" office:value-type="float" office:value="0.0465333333333333" calcext:value-type="float">
            <text:p>0.046533333333333</text:p>
          </table:table-cell>
          <table:table-cell table:style-name="ce1" office:value-type="float" office:value="0.102433333333333" calcext:value-type="float">
            <text:p>0.102433333333333</text:p>
          </table:table-cell>
          <table:table-cell table:style-name="ce1" office:value-type="float" office:value="0.0704" calcext:value-type="float">
            <text:p>0.0704</text:p>
          </table:table-cell>
          <table:table-cell table:style-name="ce1" office:value-type="float" office:value="0.0866" calcext:value-type="float">
            <text:p>0.0866</text:p>
          </table:table-cell>
          <table:table-cell table:style-name="ce1" office:value-type="float" office:value="0.0538333333333333" calcext:value-type="float">
            <text:p>0.053833333333333</text:p>
          </table:table-cell>
          <table:table-cell table:style-name="ce1" office:value-type="float" office:value="0.0321333333333333" calcext:value-type="float">
            <text:p>0.032133333333333</text:p>
          </table:table-cell>
          <table:table-cell table:style-name="ce1" office:value-type="float" office:value="0.2111" calcext:value-type="float">
            <text:p>0.2111</text:p>
          </table:table-cell>
          <table:table-cell table:style-name="ce1" office:value-type="float" office:value="0.318866666666667" calcext:value-type="float">
            <text:p>0.318866666666667</text:p>
          </table:table-cell>
          <table:table-cell table:style-name="ce1" office:value-type="float" office:value="0.255466666666667" calcext:value-type="float">
            <text:p>0.255466666666667</text:p>
          </table:table-cell>
          <table:table-cell table:style-name="ce1" office:value-type="float" office:value="0.1153" calcext:value-type="float">
            <text:p>0.1153</text:p>
          </table:table-cell>
          <table:table-cell table:style-name="ce1" office:value-type="float" office:value="0.0465333333333333" calcext:value-type="float">
            <text:p>0.046533333333333</text:p>
          </table:table-cell>
          <table:table-cell table:style-name="ce1" office:value-type="float" office:value="0.0483333333333333" calcext:value-type="float">
            <text:p>0.048333333333333</text:p>
          </table:table-cell>
          <table:table-cell table:style-name="ce1" office:value-type="float" office:value="0.0878666666666667" calcext:value-type="float">
            <text:p>0.087866666666667</text:p>
          </table:table-cell>
          <table:table-cell table:style-name="ce1" office:value-type="float" office:value="0.0321333333333333" calcext:value-type="float">
            <text:p>0.032133333333333</text:p>
          </table:table-cell>
          <table:table-cell table:style-name="ce1" office:value-type="float" office:value="0.0321333333333333" calcext:value-type="float">
            <text:p>0.032133333333333</text:p>
          </table:table-cell>
          <table:table-cell table:style-name="ce1" office:value-type="float" office:value="0.4809" calcext:value-type="float">
            <text:p>0.4809</text:p>
          </table:table-cell>
          <table:table-cell table:style-name="ce1" office:value-type="float" office:value="0.1164" calcext:value-type="float">
            <text:p>0.1164</text:p>
          </table:table-cell>
          <table:table-cell table:style-name="ce1" office:value-type="float" office:value="0.112566666666667" calcext:value-type="float">
            <text:p>0.112566666666667</text:p>
          </table:table-cell>
          <table:table-cell table:style-name="ce1" office:value-type="float" office:value="0.127866666666667" calcext:value-type="float">
            <text:p>0.127866666666667</text:p>
          </table:table-cell>
          <table:table-cell table:style-name="ce1" office:value-type="float" office:value="0.0651666666666667" calcext:value-type="float">
            <text:p>0.065166666666667</text:p>
          </table:table-cell>
          <table:table-cell table:style-name="ce1" office:value-type="float" office:value="0.532466666666667" calcext:value-type="float">
            <text:p>0.5324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32926_DSG3</text:p>
          </table:table-cell>
          <table:table-cell table:style-name="ce1" office:value-type="float" office:value="0.0768666666666667" calcext:value-type="float">
            <text:p>0.076866666666667</text:p>
          </table:table-cell>
          <table:table-cell table:style-name="ce1" office:value-type="float" office:value="0.0916" calcext:value-type="float">
            <text:p>0.0916</text:p>
          </table:table-cell>
          <table:table-cell table:style-name="ce1" office:value-type="float" office:value="0.00893333333333333" calcext:value-type="float">
            <text:p>0.008933333333333</text:p>
          </table:table-cell>
          <table:table-cell table:style-name="ce1" office:value-type="float" office:value="0.0658666666666667" calcext:value-type="float">
            <text:p>0.065866666666667</text:p>
          </table:table-cell>
          <table:table-cell table:style-name="ce1" office:value-type="float" office:value="0.00956666666666667" calcext:value-type="float">
            <text:p>0.009566666666667</text:p>
          </table:table-cell>
          <table:table-cell table:style-name="ce1" office:value-type="float" office:value="0.0068" calcext:value-type="float">
            <text:p>0.0068</text:p>
          </table:table-cell>
          <table:table-cell table:style-name="ce1" office:value-type="float" office:value="0.00203333333333333" calcext:value-type="float">
            <text:p>0.002033333333333</text:p>
          </table:table-cell>
          <table:table-cell table:style-name="ce1" office:value-type="float" office:value="0.0425666666666667" calcext:value-type="float">
            <text:p>0.042566666666667</text:p>
          </table:table-cell>
          <table:table-cell table:style-name="ce1" office:value-type="float" office:value="0.00513333333333333" calcext:value-type="float">
            <text:p>0.005133333333333</text:p>
          </table:table-cell>
          <table:table-cell table:style-name="ce1" office:value-type="float" office:value="0.0809" calcext:value-type="float">
            <text:p>0.0809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856666666666666" calcext:value-type="float">
            <text:p>0.008566666666667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.0479333333333333" calcext:value-type="float">
            <text:p>0.047933333333333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 table:style-name="ce1" office:value-type="float" office:value="0.0038" calcext:value-type="float">
            <text:p>0.0038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 table:style-name="ce1" office:value-type="float" office:value="0.0227666666666667" calcext:value-type="float">
            <text:p>0.022766666666667</text:p>
          </table:table-cell>
          <table:table-cell table:style-name="ce1" office:value-type="float" office:value="0.0567666666666667" calcext:value-type="float">
            <text:p>0.056766666666667</text:p>
          </table:table-cell>
          <table:table-cell table:style-name="ce1" office:value-type="float" office:value="0.00216666666666667" calcext:value-type="float">
            <text:p>0.002166666666667</text:p>
          </table:table-cell>
          <table:table-cell table:style-name="ce1" office:value-type="float" office:value="0.00346666666666667" calcext:value-type="float">
            <text:p>0.003466666666667</text:p>
          </table:table-cell>
          <table:table-cell table:style-name="ce1" office:value-type="float" office:value="0.00336666666666667" calcext:value-type="float">
            <text:p>0.003366666666667</text:p>
          </table:table-cell>
          <table:table-cell table:style-name="ce1" office:value-type="float" office:value="0.00403333333333333" calcext:value-type="float">
            <text:p>0.004033333333333</text:p>
          </table:table-cell>
          <table:table-cell table:style-name="ce1" office:value-type="float" office:value="0.00893333333333334" calcext:value-type="float">
            <text:p>0.008933333333333</text:p>
          </table:table-cell>
          <table:table-cell table:style-name="ce1" office:value-type="float" office:value="0.0023" calcext:value-type="float">
            <text:p>0.0023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office:value-type="float" office:value="0.0640666666666667" calcext:value-type="float">
            <text:p>0.064066666666667</text:p>
          </table:table-cell>
          <table:table-cell table:style-name="ce1" office:value-type="float" office:value="0.0580333333333333" calcext:value-type="float">
            <text:p>0.058033333333333</text:p>
          </table:table-cell>
          <table:table-cell table:style-name="ce1" office:value-type="float" office:value="0.00443333333333333" calcext:value-type="float">
            <text:p>0.00443333333333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786333333333333" calcext:value-type="float">
            <text:p>0.078633333333333</text:p>
          </table:table-cell>
          <table:table-cell table:style-name="ce1" office:value-type="float" office:value="0.0087" calcext:value-type="float">
            <text:p>0.008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9228_CYTT</text:p>
          </table:table-cell>
          <table:table-cell table:style-name="ce1" office:value-type="float" office:value="0.0013" calcext:value-type="float">
            <text:p>0.0013</text:p>
          </table:table-cell>
          <table:table-cell table:style-name="ce1" office:value-type="float" office:value="0.176566666666667" calcext:value-type="float">
            <text:p>0.176566666666667</text:p>
          </table:table-cell>
          <table:table-cell table:style-name="ce1" office:value-type="float" office:value="0.00633333333333333" calcext:value-type="float">
            <text:p>0.006333333333333</text:p>
          </table:table-cell>
          <table:table-cell table:style-name="ce1" office:value-type="float" office:value="0.0420666666666667" calcext:value-type="float">
            <text:p>0.04206666666666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 table:style-name="ce1" office:value-type="float" office:value="0.0013" calcext:value-type="float">
            <text:p>0.0013</text:p>
          </table:table-cell>
          <table:table-cell table:style-name="ce1" office:value-type="float" office:value="0.0178" calcext:value-type="float">
            <text:p>0.017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633666666666667" calcext:value-type="float">
            <text:p>0.063366666666667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.00886666666666667" calcext:value-type="float">
            <text:p>0.008866666666667</text:p>
          </table:table-cell>
          <table:table-cell table:style-name="ce1" office:value-type="float" office:value="0.00266666666666667" calcext:value-type="float">
            <text:p>0.002666666666667</text:p>
          </table:table-cell>
          <table:table-cell table:style-name="ce1" office:value-type="float" office:value="0.0416" calcext:value-type="float">
            <text:p>0.0416</text:p>
          </table:table-cell>
          <table:table-cell table:style-name="ce1" office:value-type="float" office:value="0.00906666666666667" calcext:value-type="float">
            <text:p>0.009066666666667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436466666666667" calcext:value-type="float">
            <text:p>0.436466666666667</text:p>
          </table:table-cell>
          <table:table-cell table:style-name="ce1" office:value-type="float" office:value="0.00336666666666667" calcext:value-type="float">
            <text:p>0.0033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 table:style-name="ce1" office:value-type="float" office:value="0.0237333333333333" calcext:value-type="float">
            <text:p>0.02373333333333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1.74733333333333" calcext:value-type="float">
            <text:p>1.747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113466666666667" calcext:value-type="float">
            <text:p>0.1134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8N4F0_BPIB2</text:p>
          </table:table-cell>
          <table:table-cell table:style-name="ce1" office:value-type="float" office:value="0.00513333333333333" calcext:value-type="float">
            <text:p>0.005133333333333</text:p>
          </table:table-cell>
          <table:table-cell table:style-name="ce1" office:value-type="float" office:value="0.0251666666666667" calcext:value-type="float">
            <text:p>0.02516666666666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863333333333333" calcext:value-type="float">
            <text:p>0.008633333333333</text:p>
          </table:table-cell>
          <table:table-cell table:number-columns-repeated="2"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533333333333333" calcext:value-type="float">
            <text:p>0.005333333333333</text:p>
          </table:table-cell>
          <table:table-cell table:style-name="ce1" office:value-type="float" office:value="0.00313333333333333" calcext:value-type="float">
            <text:p>0.003133333333333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28" calcext:value-type="float">
            <text:p>0.0028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0083" calcext:value-type="float">
            <text:p>0.0083</text:p>
          </table:table-cell>
          <table:table-cell table:number-columns-repeated="2"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284666666666667" calcext:value-type="float">
            <text:p>0.028466666666667</text:p>
          </table:table-cell>
          <table:table-cell table:style-name="ce1" office:value-type="float" office:value="0.0099" calcext:value-type="float">
            <text:p>0.0099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18333333333333" calcext:value-type="float">
            <text:p>0.011833333333333</text:p>
          </table:table-cell>
          <table:table-cell table:style-name="ce1" office:value-type="float" office:value="0.00313333333333333" calcext:value-type="float">
            <text:p>0.0031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0533_EGFR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5" calcext:value-type="float">
            <text:p>0.0005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number-columns-repeated="2"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273333333333333" calcext:value-type="float">
            <text:p>0.002733333333333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203333333333333" calcext:value-type="float">
            <text:p>0.0020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1024_CO3</text:p>
          </table:table-cell>
          <table:table-cell table:style-name="ce1" office:value-type="float" office:value="0.0117666666666667" calcext:value-type="float">
            <text:p>0.011766666666667</text:p>
          </table:table-cell>
          <table:table-cell table:style-name="ce1" office:value-type="float" office:value="0.0035" calcext:value-type="float">
            <text:p>0.00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39" calcext:value-type="float">
            <text:p>0.0039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556666666666667" calcext:value-type="float">
            <text:p>0.005566666666667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0.0160333333333333" calcext:value-type="float">
            <text:p>0.01603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.0058" calcext:value-type="float">
            <text:p>0.0058</text:p>
          </table:table-cell>
          <table:table-cell table:style-name="ce1" office:value-type="float" office:value="0.0073" calcext:value-type="float">
            <text:p>0.00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44" calcext:value-type="float">
            <text:p>0.0044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style-name="ce1" office:value-type="float" office:value="0.00226666666666667" calcext:value-type="float">
            <text:p>0.002266666666667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613333333333333" calcext:value-type="float">
            <text:p>0.006133333333333</text:p>
          </table:table-cell>
          <table:table-cell table:style-name="ce1" office:value-type="float" office:value="0.0102666666666667" calcext:value-type="float">
            <text:p>0.0102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32" calcext:value-type="float">
            <text:p>0.0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59" calcext:value-type="float">
            <text:p>0.0159</text:p>
          </table:table-cell>
          <table:table-cell table:style-name="ce1" office:value-type="float" office:value="0.00333333333333333" calcext:value-type="float">
            <text:p>0.0033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24" calcext:value-type="float">
            <text:p>0.0024</text:p>
          </table:table-cell>
          <table:table-cell table:style-name="ce1" office:value-type="float" office:value="0.0181333333333333" calcext:value-type="float">
            <text:p>0.018133333333333</text:p>
          </table:table-cell>
          <table:table-cell table:style-name="ce1"/>
          <table:table-cell table:number-columns-repeated="988"/>
        </table:table-row>
        <table:table-row table:style-name="ro2">
          <table:table-cell office:value-type="string" calcext:value-type="string">
            <text:p>sp_Q13753_LAMC2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52790_HXK3</text:p>
          </table:table-cell>
          <table:table-cell table:style-name="ce1" office:value-type="float" office:value="0.0549333333333333" calcext:value-type="float">
            <text:p>0.054933333333333</text:p>
          </table:table-cell>
          <table:table-cell table:style-name="ce1" office:value-type="float" office:value="0.00743333333333333" calcext:value-type="float">
            <text:p>0.0074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134666666666667" calcext:value-type="float">
            <text:p>0.0134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 table:style-name="ce1" office:value-type="float" office:value="0.00293333333333333" calcext:value-type="float">
            <text:p>0.002933333333333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103" calcext:value-type="float">
            <text:p>0.0103</text:p>
          </table:table-cell>
          <table:table-cell table:style-name="ce1" office:value-type="float" office:value="0.0338" calcext:value-type="float">
            <text:p>0.0338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number-columns-repeated="2" table:style-name="ce1" office:value-type="float" office:value="0.0005" calcext:value-type="float">
            <text:p>0.0005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596666666666667" calcext:value-type="float">
            <text:p>0.005966666666667</text:p>
          </table:table-cell>
          <table:table-cell table:style-name="ce1" office:value-type="float" office:value="0.0119333333333333" calcext:value-type="float">
            <text:p>0.011933333333333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 table:style-name="ce1" office:value-type="float" office:value="0.0086" calcext:value-type="float">
            <text:p>0.008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1009_A1AT</text:p>
          </table:table-cell>
          <table:table-cell table:style-name="ce1" office:value-type="float" office:value="0.00923333333333333" calcext:value-type="float">
            <text:p>0.009233333333333</text:p>
          </table:table-cell>
          <table:table-cell table:style-name="ce1" office:value-type="float" office:value="0.00396666666666667" calcext:value-type="float">
            <text:p>0.003966666666667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236666666666667" calcext:value-type="float">
            <text:p>0.002366666666667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393333333333333" calcext:value-type="float">
            <text:p>0.0039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236666666666667" calcext:value-type="float">
            <text:p>0.0023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.00493333333333333" calcext:value-type="float">
            <text:p>0.004933333333333</text:p>
          </table:table-cell>
          <table:table-cell table:style-name="ce1" office:value-type="float" office:value="0.0068" calcext:value-type="float">
            <text:p>0.0068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616666666666667" calcext:value-type="float">
            <text:p>0.006166666666667</text:p>
          </table:table-cell>
          <table:table-cell table:style-name="ce1" office:value-type="float" office:value="0.00233333333333333" calcext:value-type="float">
            <text:p>0.002333333333333</text:p>
          </table:table-cell>
          <table:table-cell table:style-name="ce1" office:value-type="float" office:value="0.0019" calcext:value-type="float">
            <text:p>0.0019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 table:style-name="ce1" office:value-type="float" office:value="0.0102" calcext:value-type="float">
            <text:p>0.010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O43707_ACTN4</text:p>
          </table:table-cell>
          <table:table-cell table:style-name="ce1" office:value-type="float" office:value="0.5967" calcext:value-type="float">
            <text:p>0.5967</text:p>
          </table:table-cell>
          <table:table-cell table:style-name="ce1" office:value-type="float" office:value="0.249066666666667" calcext:value-type="float">
            <text:p>0.2490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014" calcext:value-type="float">
            <text:p>0.30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191666666666667" calcext:value-type="float">
            <text:p>0.019166666666667</text:p>
          </table:table-cell>
          <table:table-cell table:style-name="ce1" office:value-type="float" office:value="0.0171333333333333" calcext:value-type="float">
            <text:p>0.017133333333333</text:p>
          </table:table-cell>
          <table:table-cell table:style-name="ce1" office:value-type="float" office:value="0.00383333333333333" calcext:value-type="float">
            <text:p>0.003833333333333</text:p>
          </table:table-cell>
          <table:table-cell table:style-name="ce1" office:value-type="float" office:value="0.0031" calcext:value-type="float">
            <text:p>0.0031</text:p>
          </table:table-cell>
          <table:table-cell table:style-name="ce1" office:value-type="float" office:value="0.0144666666666667" calcext:value-type="float">
            <text:p>0.01446666666666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135" calcext:value-type="float">
            <text:p>0.0135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673333333333333" calcext:value-type="float">
            <text:p>0.006733333333333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5966666666667" calcext:value-type="float">
            <text:p>0.615966666666667</text:p>
          </table:table-cell>
          <table:table-cell table:style-name="ce1" office:value-type="float" office:value="0.5146" calcext:value-type="float">
            <text:p>0.5146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28" calcext:value-type="float">
            <text:p>0.0028</text:p>
          </table:table-cell>
          <table:table-cell table:style-name="ce1" office:value-type="float" office:value="0.00576666666666667" calcext:value-type="float">
            <text:p>0.005766666666667</text:p>
          </table:table-cell>
          <table:table-cell table:style-name="ce1" office:value-type="float" office:value="0.0219666666666667" calcext:value-type="float">
            <text:p>0.021966666666667</text:p>
          </table:table-cell>
          <table:table-cell table:style-name="ce1" office:value-type="float" office:value="0.00626666666666667" calcext:value-type="float">
            <text:p>0.0062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46" calcext:value-type="float">
            <text:p>0.2546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float" office:value="0.0117666666666667" calcext:value-type="float">
            <text:p>0.011766666666667</text:p>
          </table:table-cell>
          <table:table-cell table:style-name="ce1" office:value-type="float" office:value="0.0471666666666667" calcext:value-type="float">
            <text:p>0.047166666666667</text:p>
          </table:table-cell>
          <table:table-cell table:style-name="ce1" office:value-type="float" office:value="0.1111" calcext:value-type="float">
            <text:p>0.111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5121_PAI1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number-columns-repeated="2" table:style-name="ce1" office:value-type="float" office:value="0.0001" calcext:value-type="float">
            <text:p>0.0001</text:p>
          </table:table-cell>
          <table:table-cell table:number-columns-repeated="2" table:style-name="ce1" office:value-type="float" office:value="0.0000666666666666667" calcext:value-type="float">
            <text:p>6.66666666666667E-05</text:p>
          </table:table-cell>
          <table:table-cell table:number-columns-repeated="2"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55" calcext:value-type="float">
            <text:p>0.0055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13751_LAMB3</text:p>
          </table:table-cell>
          <table:table-cell table:style-name="ce1" office:value-type="float" office:value="0.00666666666666667" calcext:value-type="float">
            <text:p>0.006666666666667</text:p>
          </table:table-cell>
          <table:table-cell table:style-name="ce1" office:value-type="float" office:value="0.00643333333333333" calcext:value-type="float">
            <text:p>0.0064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office:value-type="float" office:value="0.00233333333333333" calcext:value-type="float">
            <text:p>0.002333333333333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 table:style-name="ce1" office:value-type="float" office:value="0.0100333333333333" calcext:value-type="float">
            <text:p>0.010033333333333</text:p>
          </table:table-cell>
          <table:table-cell table:style-name="ce1" office:value-type="float" office:value="0.0019" calcext:value-type="float">
            <text:p>0.0019</text:p>
          </table:table-cell>
          <table:table-cell table:style-name="ce1" office:value-type="float" office:value="0.00166666666666667" calcext:value-type="float">
            <text:p>0.001666666666667</text:p>
          </table:table-cell>
          <table:table-cell table:style-name="ce1" office:value-type="float" office:value="0.00246666666666667" calcext:value-type="float">
            <text:p>0.002466666666667</text:p>
          </table:table-cell>
          <table:table-cell table:style-name="ce1" office:value-type="float" office:value="0.0032" calcext:value-type="float">
            <text:p>0.0032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 table:style-name="ce1" office:value-type="float" office:value="0.0104666666666667" calcext:value-type="float">
            <text:p>0.010466666666667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363333333333333" calcext:value-type="float">
            <text:p>0.003633333333333</text:p>
          </table:table-cell>
          <table:table-cell table:number-columns-repeated="2"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style-name="ce1" office:value-type="float" office:value="0.0034" calcext:value-type="float">
            <text:p>0.0034</text:p>
          </table:table-cell>
          <table:table-cell table:style-name="ce1" office:value-type="float" office:value="0.00223333333333333" calcext:value-type="float">
            <text:p>0.002233333333333</text:p>
          </table:table-cell>
          <table:table-cell table:style-name="ce1" office:value-type="float" office:value="0.00283333333333333" calcext:value-type="float">
            <text:p>0.002833333333333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style-name="ce1" office:value-type="float" office:value="0.0132" calcext:value-type="float">
            <text:p>0.0132</text:p>
          </table:table-cell>
          <table:table-cell table:style-name="ce1" office:value-type="float" office:value="0.0102666666666667" calcext:value-type="float">
            <text:p>0.0102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790_HEMO</text:p>
          </table:table-cell>
          <table:table-cell table:style-name="ce1" office:value-type="float" office:value="1.41543333333333" calcext:value-type="float">
            <text:p>1.41543333333333</text:p>
          </table:table-cell>
          <table:table-cell table:style-name="ce1" office:value-type="float" office:value="0.2198" calcext:value-type="float">
            <text:p>0.2198</text:p>
          </table:table-cell>
          <table:table-cell table:style-name="ce1" office:value-type="float" office:value="0.00293333333333333" calcext:value-type="float">
            <text:p>0.002933333333333</text:p>
          </table:table-cell>
          <table:table-cell table:style-name="ce1" office:value-type="float" office:value="0.577233333333333" calcext:value-type="float">
            <text:p>0.577233333333333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0.00173333333333333" calcext:value-type="float">
            <text:p>0.001733333333333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204333333333333" calcext:value-type="float">
            <text:p>0.020433333333333</text:p>
          </table:table-cell>
          <table:table-cell table:style-name="ce1" office:value-type="float" office:value="0.0117333333333333" calcext:value-type="float">
            <text:p>0.011733333333333</text:p>
          </table:table-cell>
          <table:table-cell table:style-name="ce1" office:value-type="float" office:value="0.0042" calcext:value-type="float">
            <text:p>0.0042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164666666666667" calcext:value-type="float">
            <text:p>0.016466666666667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3546" calcext:value-type="float">
            <text:p>0.3546</text:p>
          </table:table-cell>
          <table:table-cell table:style-name="ce1" office:value-type="float" office:value="0.743933333333333" calcext:value-type="float">
            <text:p>0.743933333333333</text:p>
          </table:table-cell>
          <table:table-cell table:style-name="ce1" office:value-type="float" office:value="0.0448333333333333" calcext:value-type="float">
            <text:p>0.044833333333333</text:p>
          </table:table-cell>
          <table:table-cell table:style-name="ce1" office:value-type="float" office:value="0.0031" calcext:value-type="float">
            <text:p>0.0031</text:p>
          </table:table-cell>
          <table:table-cell table:style-name="ce1" office:value-type="float" office:value="0.00733333333333333" calcext:value-type="float">
            <text:p>0.00733333333333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153" calcext:value-type="float">
            <text:p>0.0153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411466666666667" calcext:value-type="float">
            <text:p>0.411466666666667</text:p>
          </table:table-cell>
          <table:table-cell table:style-name="ce1" office:value-type="float" office:value="0.195333333333333" calcext:value-type="float">
            <text:p>0.195333333333333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410666666666667" calcext:value-type="float">
            <text:p>0.041066666666667</text:p>
          </table:table-cell>
          <table:table-cell table:style-name="ce1" office:value-type="float" office:value="0.611833333333333" calcext:value-type="float">
            <text:p>0.6118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37802_TAGL2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1" calcext:value-type="float">
            <text:p>0.00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16787_LAMA3</text:p>
          </table:table-cell>
          <table:table-cell table:style-name="ce1" office:value-type="float" office:value="0.0344" calcext:value-type="float">
            <text:p>0.0344</text:p>
          </table:table-cell>
          <table:table-cell table:style-name="ce1" office:value-type="float" office:value="0.00813333333333333" calcext:value-type="float">
            <text:p>0.008133333333333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436" calcext:value-type="float">
            <text:p>0.0436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style-name="ce1" office:value-type="float" office:value="0.0099" calcext:value-type="float">
            <text:p>0.009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 table:style-name="ce1" office:value-type="float" office:value="0.00566666666666667" calcext:value-type="float">
            <text:p>0.005666666666667</text:p>
          </table:table-cell>
          <table:table-cell table:style-name="ce1" office:value-type="float" office:value="0.00443333333333333" calcext:value-type="float">
            <text:p>0.004433333333333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 table:style-name="ce1" office:value-type="float" office:value="0.00263333333333333" calcext:value-type="float">
            <text:p>0.002633333333333</text:p>
          </table:table-cell>
          <table:table-cell table:style-name="ce1" office:value-type="float" office:value="0.0013" calcext:value-type="float">
            <text:p>0.0013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76" calcext:value-type="float">
            <text:p>0.0076</text:p>
          </table:table-cell>
          <table:table-cell table:style-name="ce1" office:value-type="float" office:value="0.0223" calcext:value-type="float">
            <text:p>0.0223</text:p>
          </table:table-cell>
          <table:table-cell table:style-name="ce1" office:value-type="float" office:value="0.0034" calcext:value-type="float">
            <text:p>0.0034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343333333333333" calcext:value-type="float">
            <text:p>0.003433333333333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102333333333333" calcext:value-type="float">
            <text:p>0.010233333333333</text:p>
          </table:table-cell>
          <table:table-cell table:style-name="ce1" office:value-type="float" office:value="0.00726666666666667" calcext:value-type="float">
            <text:p>0.007266666666667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float" office:value="0.00443333333333333" calcext:value-type="float">
            <text:p>0.004433333333333</text:p>
          </table:table-cell>
          <table:table-cell table:style-name="ce1" office:value-type="float" office:value="0.611833333333333" calcext:value-type="float">
            <text:p>0.611833333333333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sp_P00736_C1R</text:p>
          </table:table-cell>
          <table:table-cell table:style-name="ce1" office:value-type="float" office:value="0.0062" calcext:value-type="float">
            <text:p>0.0062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206666666666667" calcext:value-type="float">
            <text:p>0.002066666666667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style-name="ce1" office:value-type="float" office:value="0.00203333333333333" calcext:value-type="float">
            <text:p>0.002033333333333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 table:style-name="ce1" office:value-type="float" office:value="0.00456666666666667" calcext:value-type="float">
            <text:p>0.004566666666667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27" calcext:value-type="float">
            <text:p>0.002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0533_EGFR</text:p>
          </table:table-cell>
          <table:table-cell table:style-name="ce1" office:value-type="float" office:value="0.0402" calcext:value-type="float">
            <text:p>0.0402</text:p>
          </table:table-cell>
          <table:table-cell table:style-name="ce1" office:value-type="float" office:value="0.0113" calcext:value-type="float">
            <text:p>0.0113</text:p>
          </table:table-cell>
          <table:table-cell table:style-name="ce1" office:value-type="float" office:value="0.0027" calcext:value-type="float">
            <text:p>0.0027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00236666666666667" calcext:value-type="float">
            <text:p>0.002366666666667</text:p>
          </table:table-cell>
          <table:table-cell table:style-name="ce1" office:value-type="float" office:value="0.00176666666666667" calcext:value-type="float">
            <text:p>0.001766666666667</text:p>
          </table:table-cell>
          <table:table-cell table:style-name="ce1" office:value-type="float" office:value="0.0023" calcext:value-type="float">
            <text:p>0.0023</text:p>
          </table:table-cell>
          <table:table-cell table:style-name="ce1" office:value-type="float" office:value="0.00793333333333333" calcext:value-type="float">
            <text:p>0.007933333333333</text:p>
          </table:table-cell>
          <table:table-cell table:style-name="ce1" office:value-type="float" office:value="0.00713333333333333" calcext:value-type="float">
            <text:p>0.007133333333333</text:p>
          </table:table-cell>
          <table:table-cell table:style-name="ce1" office:value-type="float" office:value="0.0026" calcext:value-type="float">
            <text:p>0.0026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office:value-type="float" office:value="0.0031" calcext:value-type="float">
            <text:p>0.0031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213333333333333" calcext:value-type="float">
            <text:p>0.002133333333333</text:p>
          </table:table-cell>
          <table:table-cell table:style-name="ce1" office:value-type="float" office:value="0.00166666666666667" calcext:value-type="float">
            <text:p>0.001666666666667</text:p>
          </table:table-cell>
          <table:table-cell table:style-name="ce1" office:value-type="float" office:value="0.00126666666666667" calcext:value-type="float">
            <text:p>0.001266666666667</text:p>
          </table:table-cell>
          <table:table-cell table:style-name="ce1" office:value-type="float" office:value="0.0468" calcext:value-type="float">
            <text:p>0.0468</text:p>
          </table:table-cell>
          <table:table-cell table:style-name="ce1" office:value-type="float" office:value="0.0147666666666667" calcext:value-type="float">
            <text:p>0.014766666666667</text:p>
          </table:table-cell>
          <table:table-cell table:style-name="ce1" office:value-type="float" office:value="0.00483333333333333" calcext:value-type="float">
            <text:p>0.004833333333333</text:p>
          </table:table-cell>
          <table:table-cell table:style-name="ce1" office:value-type="float" office:value="0.00196666666666667" calcext:value-type="float">
            <text:p>0.001966666666667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0028" calcext:value-type="float">
            <text:p>0.0028</text:p>
          </table:table-cell>
          <table:table-cell table:style-name="ce1" office:value-type="float" office:value="0.00526666666666667" calcext:value-type="float">
            <text:p>0.005266666666667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970666666666667" calcext:value-type="float">
            <text:p>0.097066666666667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973333333333333" calcext:value-type="float">
            <text:p>0.009733333333333</text:p>
          </table:table-cell>
          <table:table-cell table:style-name="ce1" office:value-type="float" office:value="0.0475333333333333" calcext:value-type="float">
            <text:p>0.0475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12830_CADH1</text:p>
          </table:table-cell>
          <table:table-cell table:style-name="ce1" office:value-type="float" office:value="0.00903333333333333" calcext:value-type="float">
            <text:p>0.009033333333333</text:p>
          </table:table-cell>
          <table:table-cell table:style-name="ce1" office:value-type="float" office:value="0.00913333333333333" calcext:value-type="float">
            <text:p>0.009133333333333</text:p>
          </table:table-cell>
          <table:table-cell table:style-name="ce1" office:value-type="float" office:value="0.00686666666666667" calcext:value-type="float">
            <text:p>0.006866666666667</text:p>
          </table:table-cell>
          <table:table-cell table:style-name="ce1" office:value-type="float" office:value="0.00863333333333333" calcext:value-type="float">
            <text:p>0.008633333333333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 table:style-name="ce1" office:value-type="float" office:value="0.00856666666666667" calcext:value-type="float">
            <text:p>0.008566666666667</text:p>
          </table:table-cell>
          <table:table-cell table:style-name="ce1" office:value-type="float" office:value="0.00866666666666667" calcext:value-type="float">
            <text:p>0.008666666666667</text:p>
          </table:table-cell>
          <table:table-cell table:style-name="ce1" office:value-type="float" office:value="0.00226666666666667" calcext:value-type="float">
            <text:p>0.002266666666667</text:p>
          </table:table-cell>
          <table:table-cell table:style-name="ce1" office:value-type="float" office:value="0.00896666666666667" calcext:value-type="float">
            <text:p>0.008966666666667</text:p>
          </table:table-cell>
          <table:table-cell table:style-name="ce1" office:value-type="float" office:value="0.0101333333333333" calcext:value-type="float">
            <text:p>0.010133333333333</text:p>
          </table:table-cell>
          <table:table-cell table:style-name="ce1" office:value-type="float" office:value="0.0089" calcext:value-type="float">
            <text:p>0.0089</text:p>
          </table:table-cell>
          <table:table-cell table:style-name="ce1" office:value-type="float" office:value="0.00753333333333333" calcext:value-type="float">
            <text:p>0.007533333333333</text:p>
          </table:table-cell>
          <table:table-cell table:style-name="ce1" office:value-type="float" office:value="0.0078" calcext:value-type="float">
            <text:p>0.0078</text:p>
          </table:table-cell>
          <table:table-cell table:style-name="ce1" office:value-type="float" office:value="0.00723333333333333" calcext:value-type="float">
            <text:p>0.007233333333333</text:p>
          </table:table-cell>
          <table:table-cell table:style-name="ce1" office:value-type="float" office:value="0.00906666666666667" calcext:value-type="float">
            <text:p>0.009066666666667</text:p>
          </table:table-cell>
          <table:table-cell table:style-name="ce1" office:value-type="float" office:value="0.00776666666666667" calcext:value-type="float">
            <text:p>0.007766666666667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0.0087" calcext:value-type="float">
            <text:p>0.0087</text:p>
          </table:table-cell>
          <table:table-cell table:style-name="ce1" office:value-type="float" office:value="0.0103" calcext:value-type="float">
            <text:p>0.0103</text:p>
          </table:table-cell>
          <table:table-cell table:style-name="ce1" office:value-type="float" office:value="0.00763333333333333" calcext:value-type="float">
            <text:p>0.007633333333333</text:p>
          </table:table-cell>
          <table:table-cell table:style-name="ce1" office:value-type="float" office:value="0.00696666666666667" calcext:value-type="float">
            <text:p>0.006966666666667</text:p>
          </table:table-cell>
          <table:table-cell table:style-name="ce1" office:value-type="float" office:value="0.0065" calcext:value-type="float">
            <text:p>0.0065</text:p>
          </table:table-cell>
          <table:table-cell table:style-name="ce1" office:value-type="float" office:value="0.00833333333333333" calcext:value-type="float">
            <text:p>0.008333333333333</text:p>
          </table:table-cell>
          <table:table-cell table:style-name="ce1" office:value-type="float" office:value="0.00793333333333333" calcext:value-type="float">
            <text:p>0.007933333333333</text:p>
          </table:table-cell>
          <table:table-cell table:style-name="ce1" office:value-type="float" office:value="0.00736666666666667" calcext:value-type="float">
            <text:p>0.007366666666667</text:p>
          </table:table-cell>
          <table:table-cell table:style-name="ce1" office:value-type="float" office:value="0.0085" calcext:value-type="float">
            <text:p>0.0085</text:p>
          </table:table-cell>
          <table:table-cell table:style-name="ce1" office:value-type="float" office:value="0.00896666666666667" calcext:value-type="float">
            <text:p>0.008966666666667</text:p>
          </table:table-cell>
          <table:table-cell table:style-name="ce1" office:value-type="float" office:value="0.0096" calcext:value-type="float">
            <text:p>0.0096</text:p>
          </table:table-cell>
          <table:table-cell table:style-name="ce1" office:value-type="float" office:value="0.00593333333333333" calcext:value-type="float">
            <text:p>0.005933333333333</text:p>
          </table:table-cell>
          <table:table-cell table:style-name="ce1" office:value-type="float" office:value="0.00676666666666667" calcext:value-type="float">
            <text:p>0.006766666666667</text:p>
          </table:table-cell>
          <table:table-cell table:style-name="ce1" office:value-type="float" office:value="0.0117666666666667" calcext:value-type="float">
            <text:p>0.011766666666667</text:p>
          </table:table-cell>
          <table:table-cell table:style-name="ce1" office:value-type="float" office:value="0.009" calcext:value-type="float">
            <text:p>0.00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675_FIBB</text:p>
          </table:table-cell>
          <table:table-cell table:style-name="ce1" office:value-type="float" office:value="0.3346" calcext:value-type="float">
            <text:p>0.3346</text:p>
          </table:table-cell>
          <table:table-cell table:style-name="ce1" office:value-type="float" office:value="0.0951666666666667" calcext:value-type="float">
            <text:p>0.095166666666667</text:p>
          </table:table-cell>
          <table:table-cell table:style-name="ce1" office:value-type="float" office:value="0.00266666666666667" calcext:value-type="float">
            <text:p>0.002666666666667</text:p>
          </table:table-cell>
          <table:table-cell table:style-name="ce1" office:value-type="float" office:value="0.0842" calcext:value-type="float">
            <text:p>0.0842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1" office:value-type="float" office:value="0.00386666666666667" calcext:value-type="float">
            <text:p>0.003866666666667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0347333333333333" calcext:value-type="float">
            <text:p>0.03473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 table:style-name="ce1" office:value-type="float" office:value="0.0079" calcext:value-type="float">
            <text:p>0.0079</text:p>
          </table:table-cell>
          <table:table-cell table:style-name="ce1" office:value-type="float" office:value="0.0264333333333333" calcext:value-type="float">
            <text:p>0.026433333333333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00873333333333333" calcext:value-type="float">
            <text:p>0.008733333333333</text:p>
          </table:table-cell>
          <table:table-cell table:style-name="ce1" office:value-type="float" office:value="0.00266666666666667" calcext:value-type="float">
            <text:p>0.002666666666667</text:p>
          </table:table-cell>
          <table:table-cell table:style-name="ce1" office:value-type="float" office:value="0.0026" calcext:value-type="float">
            <text:p>0.0026</text:p>
          </table:table-cell>
          <table:table-cell table:style-name="ce1" office:value-type="float" office:value="0.0092" calcext:value-type="float">
            <text:p>0.0092</text:p>
          </table:table-cell>
          <table:table-cell table:style-name="ce1" office:value-type="float" office:value="0.00436666666666667" calcext:value-type="float">
            <text:p>0.004366666666667</text:p>
          </table:table-cell>
          <table:table-cell table:style-name="ce1" office:value-type="float" office:value="0.163566666666667" calcext:value-type="float">
            <text:p>0.163566666666667</text:p>
          </table:table-cell>
          <table:table-cell table:style-name="ce1" office:value-type="float" office:value="0.3533" calcext:value-type="float">
            <text:p>0.3533</text:p>
          </table:table-cell>
          <table:table-cell table:style-name="ce1" office:value-type="float" office:value="0.0297" calcext:value-type="float">
            <text:p>0.0297</text:p>
          </table:table-cell>
          <table:table-cell table:style-name="ce1" office:value-type="float" office:value="0.00913333333333333" calcext:value-type="float">
            <text:p>0.009133333333333</text:p>
          </table:table-cell>
          <table:table-cell table:style-name="ce1" office:value-type="float" office:value="0.00713333333333333" calcext:value-type="float">
            <text:p>0.007133333333333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 table:style-name="ce1" office:value-type="float" office:value="0.00553333333333333" calcext:value-type="float">
            <text:p>0.005533333333333</text:p>
          </table:table-cell>
          <table:table-cell table:style-name="ce1" office:value-type="float" office:value="0.00526666666666667" calcext:value-type="float">
            <text:p>0.005266666666667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office:value-type="float" office:value="0.129833333333333" calcext:value-type="float">
            <text:p>0.129833333333333</text:p>
          </table:table-cell>
          <table:table-cell table:style-name="ce1" office:value-type="float" office:value="0.0530333333333333" calcext:value-type="float">
            <text:p>0.053033333333333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0216666666666667" calcext:value-type="float">
            <text:p>0.002166666666667</text:p>
          </table:table-cell>
          <table:table-cell table:style-name="ce1" office:value-type="float" office:value="0.00996666666666667" calcext:value-type="float">
            <text:p>0.009966666666667</text:p>
          </table:table-cell>
          <table:table-cell table:style-name="ce1" office:value-type="float" office:value="0.357933333333333" calcext:value-type="float">
            <text:p>0.3579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9211_GSTP1</text:p>
          </table:table-cell>
          <table:table-cell table:style-name="ce1" office:value-type="float" office:value="1.6029" calcext:value-type="float">
            <text:p>1.6029</text:p>
          </table:table-cell>
          <table:table-cell table:style-name="ce1" office:value-type="float" office:value="0.609033333333334" calcext:value-type="float">
            <text:p>0.609033333333334</text:p>
          </table:table-cell>
          <table:table-cell table:style-name="ce1" office:value-type="float" office:value="0.0556" calcext:value-type="float">
            <text:p>0.0556</text:p>
          </table:table-cell>
          <table:table-cell table:style-name="ce1" office:value-type="float" office:value="0.647766666666667" calcext:value-type="float">
            <text:p>0.647766666666667</text:p>
          </table:table-cell>
          <table:table-cell table:style-name="ce1" office:value-type="float" office:value="0.00906666666666667" calcext:value-type="float">
            <text:p>0.009066666666667</text:p>
          </table:table-cell>
          <table:table-cell table:style-name="ce1" office:value-type="float" office:value="0.0153333333333333" calcext:value-type="float">
            <text:p>0.01533333333333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2077" calcext:value-type="float">
            <text:p>0.2077</text:p>
          </table:table-cell>
          <table:table-cell table:style-name="ce1" office:value-type="float" office:value="0.0143" calcext:value-type="float">
            <text:p>0.0143</text:p>
          </table:table-cell>
          <table:table-cell table:style-name="ce1" office:value-type="float" office:value="0.0497666666666667" calcext:value-type="float">
            <text:p>0.049766666666667</text:p>
          </table:table-cell>
          <table:table-cell table:style-name="ce1" office:value-type="float" office:value="0.0207" calcext:value-type="float">
            <text:p>0.0207</text:p>
          </table:table-cell>
          <table:table-cell table:style-name="ce1" office:value-type="float" office:value="0.0751" calcext:value-type="float">
            <text:p>0.0751</text:p>
          </table:table-cell>
          <table:table-cell table:style-name="ce1" office:value-type="float" office:value="0.0037" calcext:value-type="float">
            <text:p>0.0037</text:p>
          </table:table-cell>
          <table:table-cell table:style-name="ce1" office:value-type="float" office:value="0.0601333333333333" calcext:value-type="float">
            <text:p>0.060133333333333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.00996666666666667" calcext:value-type="float">
            <text:p>0.009966666666667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0553333333333333" calcext:value-type="float">
            <text:p>0.005533333333333</text:p>
          </table:table-cell>
          <table:table-cell table:style-name="ce1" office:value-type="float" office:value="0.629566666666667" calcext:value-type="float">
            <text:p>0.629566666666667</text:p>
          </table:table-cell>
          <table:table-cell table:style-name="ce1" office:value-type="float" office:value="1.2976" calcext:value-type="float">
            <text:p>1.2976</text:p>
          </table:table-cell>
          <table:table-cell table:style-name="ce1" office:value-type="float" office:value="0.0409" calcext:value-type="float">
            <text:p>0.0409</text:p>
          </table:table-cell>
          <table:table-cell table:style-name="ce1" office:value-type="float" office:value="0.0133" calcext:value-type="float">
            <text:p>0.0133</text:p>
          </table:table-cell>
          <table:table-cell table:style-name="ce1" office:value-type="float" office:value="0.0094" calcext:value-type="float">
            <text:p>0.0094</text:p>
          </table:table-cell>
          <table:table-cell table:style-name="ce1" office:value-type="float" office:value="0.0116333333333333" calcext:value-type="float">
            <text:p>0.011633333333333</text:p>
          </table:table-cell>
          <table:table-cell table:style-name="ce1" office:value-type="float" office:value="0.0328333333333333" calcext:value-type="float">
            <text:p>0.032833333333333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628433333333333" calcext:value-type="float">
            <text:p>0.628433333333333</text:p>
          </table:table-cell>
          <table:table-cell table:style-name="ce1" office:value-type="float" office:value="0.369066666666667" calcext:value-type="float">
            <text:p>0.369066666666667</text:p>
          </table:table-cell>
          <table:table-cell table:style-name="ce1" office:value-type="float" office:value="0.0441" calcext:value-type="float">
            <text:p>0.0441</text:p>
          </table:table-cell>
          <table:table-cell table:style-name="ce1" office:value-type="float" office:value="0.0017" calcext:value-type="float">
            <text:p>0.0017</text:p>
          </table:table-cell>
          <table:table-cell table:style-name="ce1" office:value-type="float" office:value="0.268033333333333" calcext:value-type="float">
            <text:p>0.268033333333333</text:p>
          </table:table-cell>
          <table:table-cell table:style-name="ce1" office:value-type="float" office:value="0.174133333333333" calcext:value-type="float">
            <text:p>0.1741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9758_TACD2</text:p>
          </table:table-cell>
          <table:table-cell table:style-name="ce1" office:value-type="float" office:value="0.0246666666666667" calcext:value-type="float">
            <text:p>0.024666666666667</text:p>
          </table:table-cell>
          <table:table-cell table:style-name="ce1" office:value-type="float" office:value="0.0185666666666667" calcext:value-type="float">
            <text:p>0.018566666666667</text:p>
          </table:table-cell>
          <table:table-cell table:style-name="ce1" office:value-type="float" office:value="0.0023" calcext:value-type="float">
            <text:p>0.0023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 table:style-name="ce1" office:value-type="float" office:value="0.0077" calcext:value-type="float">
            <text:p>0.0077</text:p>
          </table:table-cell>
          <table:table-cell table:style-name="ce1" office:value-type="float" office:value="0.00273333333333333" calcext:value-type="float">
            <text:p>0.002733333333333</text:p>
          </table:table-cell>
          <table:table-cell table:style-name="ce1" office:value-type="float" office:value="0.0216333333333333" calcext:value-type="float">
            <text:p>0.02163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169" calcext:value-type="float">
            <text:p>0.0169</text:p>
          </table:table-cell>
          <table:table-cell table:style-name="ce1" office:value-type="float" office:value="0.0236333333333333" calcext:value-type="float">
            <text:p>0.023633333333333</text:p>
          </table:table-cell>
          <table:table-cell table:style-name="ce1" office:value-type="float" office:value="0.0215" calcext:value-type="float">
            <text:p>0.0215</text:p>
          </table:table-cell>
          <table:table-cell table:style-name="ce1" office:value-type="float" office:value="0.00746666666666667" calcext:value-type="float">
            <text:p>0.007466666666667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 table:style-name="ce1" office:value-type="float" office:value="0.00746666666666667" calcext:value-type="float">
            <text:p>0.007466666666667</text:p>
          </table:table-cell>
          <table:table-cell table:style-name="ce1" office:value-type="float" office:value="0.00363333333333333" calcext:value-type="float">
            <text:p>0.003633333333333</text:p>
          </table:table-cell>
          <table:table-cell table:style-name="ce1" office:value-type="float" office:value="0.00323333333333333" calcext:value-type="float">
            <text:p>0.003233333333333</text:p>
          </table:table-cell>
          <table:table-cell table:style-name="ce1" office:value-type="float" office:value="0.0042" calcext:value-type="float">
            <text:p>0.0042</text:p>
          </table:table-cell>
          <table:table-cell table:style-name="ce1" office:value-type="float" office:value="0.0114666666666667" calcext:value-type="float">
            <text:p>0.011466666666667</text:p>
          </table:table-cell>
          <table:table-cell table:style-name="ce1" office:value-type="float" office:value="0.0383666666666667" calcext:value-type="float">
            <text:p>0.038366666666667</text:p>
          </table:table-cell>
          <table:table-cell table:style-name="ce1" office:value-type="float" office:value="0.00406666666666667" calcext:value-type="float">
            <text:p>0.004066666666667</text:p>
          </table:table-cell>
          <table:table-cell table:style-name="ce1" office:value-type="float" office:value="0.00806666666666667" calcext:value-type="float">
            <text:p>0.008066666666667</text:p>
          </table:table-cell>
          <table:table-cell table:style-name="ce1" office:value-type="float" office:value="0.0026" calcext:value-type="float">
            <text:p>0.0026</text:p>
          </table:table-cell>
          <table:table-cell table:style-name="ce1" office:value-type="float" office:value="0.00853333333333333" calcext:value-type="float">
            <text:p>0.008533333333333</text:p>
          </table:table-cell>
          <table:table-cell table:style-name="ce1" office:value-type="float" office:value="0.00516666666666667" calcext:value-type="float">
            <text:p>0.005166666666667</text:p>
          </table:table-cell>
          <table:table-cell table:style-name="ce1" office:value-type="float" office:value="0.0083" calcext:value-type="float">
            <text:p>0.0083</text:p>
          </table:table-cell>
          <table:table-cell table:style-name="ce1" office:value-type="float" office:value="0.00203333333333333" calcext:value-type="float">
            <text:p>0.002033333333333</text:p>
          </table:table-cell>
          <table:table-cell table:style-name="ce1" office:value-type="float" office:value="0.0135666666666667" calcext:value-type="float">
            <text:p>0.013566666666667</text:p>
          </table:table-cell>
          <table:table-cell table:style-name="ce1" office:value-type="float" office:value="0.0378" calcext:value-type="float">
            <text:p>0.0378</text:p>
          </table:table-cell>
          <table:table-cell table:style-name="ce1" office:value-type="float" office:value="0.00793333333333333" calcext:value-type="float">
            <text:p>0.007933333333333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.0215333333333333" calcext:value-type="float">
            <text:p>0.021533333333333</text:p>
          </table:table-cell>
          <table:table-cell table:style-name="ce1" office:value-type="float" office:value="0.0158666666666667" calcext:value-type="float">
            <text:p>0.0158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9Y490_TLN1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style-name="ce1" office:value-type="float" office:value="0.0003" calcext:value-type="float">
            <text:p>0.0003</text:p>
          </table:table-cell>
          <table:table-cell table:number-columns-repeated="2"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002" calcext:value-type="float">
            <text:p>0.0002</text:p>
          </table:table-cell>
          <table:table-cell table:number-columns-repeated="2"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2" calcext:value-type="float">
            <text:p>0.0002</text:p>
          </table:table-cell>
          <table:table-cell table:number-columns-repeated="2"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516666666666667" calcext:value-type="float">
            <text:p>0.005166666666667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253333333333333" calcext:value-type="float">
            <text:p>0.002533333333333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13796_PLSL</text:p>
          </table:table-cell>
          <table:table-cell table:style-name="ce1" office:value-type="float" office:value="1.19893333333333" calcext:value-type="float">
            <text:p>1.19893333333333</text:p>
          </table:table-cell>
          <table:table-cell table:style-name="ce1" office:value-type="float" office:value="0.0937" calcext:value-type="float">
            <text:p>0.093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289033333333333" calcext:value-type="float">
            <text:p>0.289033333333333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209666666666667" calcext:value-type="float">
            <text:p>0.020966666666667</text:p>
          </table:table-cell>
          <table:table-cell table:style-name="ce1" office:value-type="float" office:value="0.1055" calcext:value-type="float">
            <text:p>0.1055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style-name="ce1" office:value-type="float" office:value="0.00846666666666667" calcext:value-type="float">
            <text:p>0.0084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193466666666667" calcext:value-type="float">
            <text:p>0.193466666666667</text:p>
          </table:table-cell>
          <table:table-cell table:style-name="ce1" office:value-type="float" office:value="0.423466666666667" calcext:value-type="float">
            <text:p>0.423466666666667</text:p>
          </table:table-cell>
          <table:table-cell table:style-name="ce1" office:value-type="float" office:value="0.0205" calcext:value-type="float">
            <text:p>0.0205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246666666666667" calcext:value-type="float">
            <text:p>0.0024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118833333333333" calcext:value-type="float">
            <text:p>0.118833333333333</text:p>
          </table:table-cell>
          <table:table-cell table:style-name="ce1" office:value-type="float" office:value="0.215733333333333" calcext:value-type="float">
            <text:p>0.215733333333333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293333333333333" calcext:value-type="float">
            <text:p>0.002933333333333</text:p>
          </table:table-cell>
          <table:table-cell table:style-name="ce1" office:value-type="float" office:value="0.0421" calcext:value-type="float">
            <text:p>0.042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86X29_LSR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number-columns-repeated="3"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19" calcext:value-type="float">
            <text:p>0.0019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283333333333333" calcext:value-type="float">
            <text:p>0.0028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26583_HMGB2</text:p>
          </table:table-cell>
          <table:table-cell table:style-name="ce1" office:value-type="float" office:value="0.0875666666666667" calcext:value-type="float">
            <text:p>0.087566666666667</text:p>
          </table:table-cell>
          <table:table-cell table:style-name="ce1" office:value-type="float" office:value="0.0035" calcext:value-type="float">
            <text:p>0.0035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366666666666667" calcext:value-type="float">
            <text:p>0.003666666666667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223333333333333" calcext:value-type="float">
            <text:p>0.002233333333333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167" calcext:value-type="float">
            <text:p>0.0167</text:p>
          </table:table-cell>
          <table:table-cell table:style-name="ce1" office:value-type="float" office:value="0.0882666666666667" calcext:value-type="float">
            <text:p>0.088266666666667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 table:style-name="ce1" office:value-type="float" office:value="0.0004" calcext:value-type="float">
            <text:p>0.0004</text:p>
          </table:table-cell>
          <table:table-cell table:number-columns-repeated="2"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663333333333333" calcext:value-type="float">
            <text:p>0.006633333333333</text:p>
          </table:table-cell>
          <table:table-cell table:style-name="ce1" office:value-type="float" office:value="0.0186666666666667" calcext:value-type="float">
            <text:p>0.018666666666667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333" calcext:value-type="float">
            <text:p>0.0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9Y490_TLN1</text:p>
          </table:table-cell>
          <table:table-cell table:style-name="ce1" office:value-type="float" office:value="0.0238666666666667" calcext:value-type="float">
            <text:p>0.023866666666667</text:p>
          </table:table-cell>
          <table:table-cell table:style-name="ce1" office:value-type="float" office:value="0.0032" calcext:value-type="float">
            <text:p>0.0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6" calcext:value-type="float">
            <text:p>0.004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042" calcext:value-type="float">
            <text:p>0.0042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566666666666667" calcext:value-type="float">
            <text:p>0.005666666666667</text:p>
          </table:table-cell>
          <table:table-cell table:style-name="ce1" office:value-type="float" office:value="0.0164666666666667" calcext:value-type="float">
            <text:p>0.016466666666667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001" calcext:value-type="float">
            <text:p>0.0001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00853333333333333" calcext:value-type="float">
            <text:p>0.0085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06666666666667" calcext:value-type="float">
            <text:p>0.001066666666667</text:p>
          </table:table-cell>
          <table:table-cell table:style-name="ce1" office:value-type="float" office:value="0.00503333333333333" calcext:value-type="float">
            <text:p>0.0050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86X29_LSR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number-columns-repeated="2" table:style-name="ce1" office:value-type="float" office:value="0.0002" calcext:value-type="float">
            <text:p>0.0002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number-columns-repeated="2"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03" calcext:value-type="float">
            <text:p>0.0003</text:p>
          </table:table-cell>
          <table:table-cell table:number-columns-repeated="2"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number-columns-repeated="2"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86X29_LSR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546666666666667" calcext:value-type="float">
            <text:p>0.0054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1876_IGHA1</text:p>
          </table:table-cell>
          <table:table-cell table:style-name="ce1" office:value-type="float" office:value="3.98313333333333" calcext:value-type="float">
            <text:p>3.98313333333333</text:p>
          </table:table-cell>
          <table:table-cell table:style-name="ce1" office:value-type="float" office:value="3.25473333333333" calcext:value-type="float">
            <text:p>3.25473333333333</text:p>
          </table:table-cell>
          <table:table-cell table:style-name="ce1" office:value-type="float" office:value="0.00326666666666667" calcext:value-type="float">
            <text:p>0.003266666666667</text:p>
          </table:table-cell>
          <table:table-cell table:style-name="ce1" office:value-type="float" office:value="1.57133333333333" calcext:value-type="float">
            <text:p>1.57133333333333</text:p>
          </table:table-cell>
          <table:table-cell table:style-name="ce1" office:value-type="float" office:value="0.0286333333333333" calcext:value-type="float">
            <text:p>0.028633333333333</text:p>
          </table:table-cell>
          <table:table-cell table:style-name="ce1" office:value-type="float" office:value="0.0083" calcext:value-type="float">
            <text:p>0.0083</text:p>
          </table:table-cell>
          <table:table-cell table:style-name="ce1" office:value-type="float" office:value="0.0065" calcext:value-type="float">
            <text:p>0.0065</text:p>
          </table:table-cell>
          <table:table-cell table:style-name="ce1" office:value-type="float" office:value="0.6928" calcext:value-type="float">
            <text:p>0.6928</text:p>
          </table:table-cell>
          <table:table-cell table:style-name="ce1" office:value-type="float" office:value="0.0283666666666667" calcext:value-type="float">
            <text:p>0.028366666666667</text:p>
          </table:table-cell>
          <table:table-cell table:style-name="ce1" office:value-type="float" office:value="0.0787666666666667" calcext:value-type="float">
            <text:p>0.078766666666667</text:p>
          </table:table-cell>
          <table:table-cell table:style-name="ce1" office:value-type="float" office:value="0.0108" calcext:value-type="float">
            <text:p>0.0108</text:p>
          </table:table-cell>
          <table:table-cell table:style-name="ce1" office:value-type="float" office:value="0.0401" calcext:value-type="float">
            <text:p>0.0401</text:p>
          </table:table-cell>
          <table:table-cell table:style-name="ce1" office:value-type="float" office:value="0.00286666666666667" calcext:value-type="float">
            <text:p>0.002866666666667</text:p>
          </table:table-cell>
          <table:table-cell table:style-name="ce1" office:value-type="float" office:value="0.176466666666667" calcext:value-type="float">
            <text:p>0.176466666666667</text:p>
          </table:table-cell>
          <table:table-cell table:style-name="ce1" office:value-type="float" office:value="0.00586666666666667" calcext:value-type="float">
            <text:p>0.005866666666667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79" calcext:value-type="float">
            <text:p>0.079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4.70416666666667" calcext:value-type="float">
            <text:p>4.70416666666667</text:p>
          </table:table-cell>
          <table:table-cell table:style-name="ce1" office:value-type="float" office:value="3.83783333333333" calcext:value-type="float">
            <text:p>3.83783333333333</text:p>
          </table:table-cell>
          <table:table-cell table:style-name="ce1" office:value-type="float" office:value="0.0296666666666667" calcext:value-type="float">
            <text:p>0.029666666666667</text:p>
          </table:table-cell>
          <table:table-cell table:style-name="ce1" office:value-type="float" office:value="0.00416666666666667" calcext:value-type="float">
            <text:p>0.004166666666667</text:p>
          </table:table-cell>
          <table:table-cell table:style-name="ce1" office:value-type="float" office:value="0.00473333333333333" calcext:value-type="float">
            <text:p>0.004733333333333</text:p>
          </table:table-cell>
          <table:table-cell table:style-name="ce1" office:value-type="float" office:value="0.00386666666666667" calcext:value-type="float">
            <text:p>0.003866666666667</text:p>
          </table:table-cell>
          <table:table-cell table:style-name="ce1" office:value-type="float" office:value="0.0317" calcext:value-type="float">
            <text:p>0.0317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082" calcext:value-type="float">
            <text:p>0.0082</text:p>
          </table:table-cell>
          <table:table-cell table:style-name="ce1" office:value-type="float" office:value="2.88636666666667" calcext:value-type="float">
            <text:p>2.88636666666667</text:p>
          </table:table-cell>
          <table:table-cell table:style-name="ce1" office:value-type="float" office:value="1.43286666666667" calcext:value-type="float">
            <text:p>1.43286666666667</text:p>
          </table:table-cell>
          <table:table-cell table:style-name="ce1" office:value-type="float" office:value="0.0119666666666667" calcext:value-type="float">
            <text:p>0.011966666666667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1.36806666666667" calcext:value-type="float">
            <text:p>1.36806666666667</text:p>
          </table:table-cell>
          <table:table-cell table:style-name="ce1" office:value-type="float" office:value="1.1517" calcext:value-type="float">
            <text:p>1.151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750_A2GL</text:p>
          </table:table-cell>
          <table:table-cell table:style-name="ce1" office:value-type="float" office:value="0.2126" calcext:value-type="float">
            <text:p>0.2126</text:p>
          </table:table-cell>
          <table:table-cell table:style-name="ce1" office:value-type="float" office:value="0.0531333333333333" calcext:value-type="float">
            <text:p>0.053133333333333</text:p>
          </table:table-cell>
          <table:table-cell table:style-name="ce1" office:value-type="float" office:value="0.00813333333333333" calcext:value-type="float">
            <text:p>0.008133333333333</text:p>
          </table:table-cell>
          <table:table-cell table:style-name="ce1" office:value-type="float" office:value="0.0276666666666667" calcext:value-type="float">
            <text:p>0.027666666666667</text:p>
          </table:table-cell>
          <table:table-cell table:style-name="ce1" office:value-type="float" office:value="0.0084" calcext:value-type="float">
            <text:p>0.0084</text:p>
          </table:table-cell>
          <table:table-cell table:style-name="ce1" office:value-type="float" office:value="0.00803333333333333" calcext:value-type="float">
            <text:p>0.008033333333333</text:p>
          </table:table-cell>
          <table:table-cell table:style-name="ce1" office:value-type="float" office:value="0.00703333333333333" calcext:value-type="float">
            <text:p>0.007033333333333</text:p>
          </table:table-cell>
          <table:table-cell table:style-name="ce1" office:value-type="float" office:value="0.0201333333333333" calcext:value-type="float">
            <text:p>0.020133333333333</text:p>
          </table:table-cell>
          <table:table-cell table:style-name="ce1" office:value-type="float" office:value="0.0155333333333333" calcext:value-type="float">
            <text:p>0.015533333333333</text:p>
          </table:table-cell>
          <table:table-cell table:style-name="ce1" office:value-type="float" office:value="0.0184333333333333" calcext:value-type="float">
            <text:p>0.018433333333333</text:p>
          </table:table-cell>
          <table:table-cell table:style-name="ce1" office:value-type="float" office:value="0.0125" calcext:value-type="float">
            <text:p>0.0125</text:p>
          </table:table-cell>
          <table:table-cell table:style-name="ce1" office:value-type="float" office:value="0.038" calcext:value-type="float">
            <text:p>0.038</text:p>
          </table:table-cell>
          <table:table-cell table:style-name="ce1" office:value-type="float" office:value="0.00593333333333333" calcext:value-type="float">
            <text:p>0.005933333333333</text:p>
          </table:table-cell>
          <table:table-cell table:style-name="ce1" office:value-type="float" office:value="0.0141333333333333" calcext:value-type="float">
            <text:p>0.014133333333333</text:p>
          </table:table-cell>
          <table:table-cell table:style-name="ce1" office:value-type="float" office:value="0.00716666666666667" calcext:value-type="float">
            <text:p>0.007166666666667</text:p>
          </table:table-cell>
          <table:table-cell table:style-name="ce1" office:value-type="float" office:value="0.0103333333333333" calcext:value-type="float">
            <text:p>0.010333333333333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903333333333333" calcext:value-type="float">
            <text:p>0.009033333333333</text:p>
          </table:table-cell>
          <table:table-cell table:style-name="ce1" office:value-type="float" office:value="0.0585" calcext:value-type="float">
            <text:p>0.0585</text:p>
          </table:table-cell>
          <table:table-cell table:style-name="ce1" office:value-type="float" office:value="0.119866666666667" calcext:value-type="float">
            <text:p>0.119866666666667</text:p>
          </table:table-cell>
          <table:table-cell table:style-name="ce1" office:value-type="float" office:value="0.0398" calcext:value-type="float">
            <text:p>0.0398</text:p>
          </table:table-cell>
          <table:table-cell table:style-name="ce1" office:value-type="float" office:value="0.00973333333333333" calcext:value-type="float">
            <text:p>0.009733333333333</text:p>
          </table:table-cell>
          <table:table-cell table:style-name="ce1" office:value-type="float" office:value="0.0138" calcext:value-type="float">
            <text:p>0.0138</text:p>
          </table:table-cell>
          <table:table-cell table:style-name="ce1" office:value-type="float" office:value="0.0179666666666667" calcext:value-type="float">
            <text:p>0.017966666666667</text:p>
          </table:table-cell>
          <table:table-cell table:style-name="ce1" office:value-type="float" office:value="0.0122333333333333" calcext:value-type="float">
            <text:p>0.012233333333333</text:p>
          </table:table-cell>
          <table:table-cell table:style-name="ce1" office:value-type="float" office:value="0.00746666666666667" calcext:value-type="float">
            <text:p>0.007466666666667</text:p>
          </table:table-cell>
          <table:table-cell table:style-name="ce1" office:value-type="float" office:value="0.00353333333333333" calcext:value-type="float">
            <text:p>0.003533333333333</text:p>
          </table:table-cell>
          <table:table-cell table:style-name="ce1" office:value-type="float" office:value="0.0479333333333333" calcext:value-type="float">
            <text:p>0.047933333333333</text:p>
          </table:table-cell>
          <table:table-cell table:style-name="ce1" office:value-type="float" office:value="0.0261" calcext:value-type="float">
            <text:p>0.0261</text:p>
          </table:table-cell>
          <table:table-cell table:style-name="ce1" office:value-type="float" office:value="0.0166666666666667" calcext:value-type="float">
            <text:p>0.016666666666667</text:p>
          </table:table-cell>
          <table:table-cell table:style-name="ce1" office:value-type="float" office:value="0.0454666666666667" calcext:value-type="float">
            <text:p>0.045466666666667</text:p>
          </table:table-cell>
          <table:table-cell table:style-name="ce1" office:value-type="float" office:value="0.0206333333333333" calcext:value-type="float">
            <text:p>0.020633333333333</text:p>
          </table:table-cell>
          <table:table-cell table:style-name="ce1" office:value-type="float" office:value="0.041" calcext:value-type="float">
            <text:p>0.04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9871_C1S</text:p>
          </table:table-cell>
          <table:table-cell table:style-name="ce1" office:value-type="float" office:value="0.0410666666666667" calcext:value-type="float">
            <text:p>0.041066666666667</text:p>
          </table:table-cell>
          <table:table-cell table:style-name="ce1" office:value-type="float" office:value="0.0202" calcext:value-type="float">
            <text:p>0.0202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313333333333333" calcext:value-type="float">
            <text:p>0.0313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756666666666667" calcext:value-type="float">
            <text:p>0.007566666666667</text:p>
          </table:table-cell>
          <table:table-cell table:style-name="ce1" office:value-type="float" office:value="0.0043" calcext:value-type="float">
            <text:p>0.0043</text:p>
          </table:table-cell>
          <table:table-cell table:style-name="ce1" office:value-type="float" office:value="0.0013" calcext:value-type="float">
            <text:p>0.0013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59" calcext:value-type="float">
            <text:p>0.0059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156666666666667" calcext:value-type="float">
            <text:p>0.0015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126666666666667" calcext:value-type="float">
            <text:p>0.012666666666667</text:p>
          </table:table-cell>
          <table:table-cell table:style-name="ce1" office:value-type="float" office:value="0.0202" calcext:value-type="float">
            <text:p>0.0202</text:p>
          </table:table-cell>
          <table:table-cell table:style-name="ce1" office:value-type="float" office:value="0.00356666666666667" calcext:value-type="float">
            <text:p>0.003566666666667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style-name="ce1" office:value-type="float" office:value="0.00286666666666667" calcext:value-type="float">
            <text:p>0.002866666666667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731333333333333" calcext:value-type="float">
            <text:p>0.073133333333333</text:p>
          </table:table-cell>
          <table:table-cell table:style-name="ce1" office:value-type="float" office:value="0.0162666666666667" calcext:value-type="float">
            <text:p>0.016266666666667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303666666666667" calcext:value-type="float">
            <text:p>0.0303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16787_LAMA3</text:p>
          </table:table-cell>
          <table:table-cell table:style-name="ce1" office:value-type="float" office:value="0.0148666666666667" calcext:value-type="float">
            <text:p>0.014866666666667</text:p>
          </table:table-cell>
          <table:table-cell table:style-name="ce1" office:value-type="float" office:value="0.0117333333333333" calcext:value-type="float">
            <text:p>0.01173333333333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34" calcext:value-type="float">
            <text:p>0.0034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33" calcext:value-type="float">
            <text:p>0.0033</text:p>
          </table:table-cell>
          <table:table-cell table:style-name="ce1" office:value-type="float" office:value="0.0037" calcext:value-type="float">
            <text:p>0.003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323333333333333" calcext:value-type="float">
            <text:p>0.003233333333333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266666666666667" calcext:value-type="float">
            <text:p>0.002666666666667</text:p>
          </table:table-cell>
          <table:table-cell table:style-name="ce1" office:value-type="float" office:value="0.0049" calcext:value-type="float">
            <text:p>0.0049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186666666666667" calcext:value-type="float">
            <text:p>0.001866666666667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41" calcext:value-type="float">
            <text:p>0.0241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 table:style-name="ce1" office:value-type="float" office:value="0.00176666666666667" calcext:value-type="float">
            <text:p>0.001766666666667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346666666666667" calcext:value-type="float">
            <text:p>0.003466666666667</text:p>
          </table:table-cell>
          <table:table-cell table:style-name="ce1" office:value-type="float" office:value="0.0106" calcext:value-type="float">
            <text:p>0.010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1876_IGHA1</text:p>
          </table:table-cell>
          <table:table-cell table:style-name="ce1" office:value-type="float" office:value="15.8199" calcext:value-type="float">
            <text:p>15.8199</text:p>
          </table:table-cell>
          <table:table-cell table:style-name="ce1" office:value-type="float" office:value="4.9091" calcext:value-type="float">
            <text:p>4.9091</text:p>
          </table:table-cell>
          <table:table-cell table:style-name="ce1" office:value-type="float" office:value="0.0342666666666667" calcext:value-type="float">
            <text:p>0.034266666666667</text:p>
          </table:table-cell>
          <table:table-cell table:style-name="ce1" office:value-type="float" office:value="3.21406666666667" calcext:value-type="float">
            <text:p>3.21406666666667</text:p>
          </table:table-cell>
          <table:table-cell table:style-name="ce1" office:value-type="float" office:value="0.0118666666666667" calcext:value-type="float">
            <text:p>0.011866666666667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office:value-type="float" office:value="0.0121333333333333" calcext:value-type="float">
            <text:p>0.012133333333333</text:p>
          </table:table-cell>
          <table:table-cell table:style-name="ce1" office:value-type="float" office:value="1.5751" calcext:value-type="float">
            <text:p>1.5751</text:p>
          </table:table-cell>
          <table:table-cell table:style-name="ce1" office:value-type="float" office:value="0.0702666666666667" calcext:value-type="float">
            <text:p>0.070266666666667</text:p>
          </table:table-cell>
          <table:table-cell table:style-name="ce1" office:value-type="float" office:value="0.387866666666667" calcext:value-type="float">
            <text:p>0.387866666666667</text:p>
          </table:table-cell>
          <table:table-cell table:style-name="ce1" office:value-type="float" office:value="0.0319333333333333" calcext:value-type="float">
            <text:p>0.031933333333333</text:p>
          </table:table-cell>
          <table:table-cell table:style-name="ce1" office:value-type="float" office:value="0.1284" calcext:value-type="float">
            <text:p>0.1284</text:p>
          </table:table-cell>
          <table:table-cell table:style-name="ce1" office:value-type="float" office:value="0.0125" calcext:value-type="float">
            <text:p>0.0125</text:p>
          </table:table-cell>
          <table:table-cell table:style-name="ce1" office:value-type="float" office:value="0.695266666666667" calcext:value-type="float">
            <text:p>0.695266666666667</text:p>
          </table:table-cell>
          <table:table-cell table:style-name="ce1" office:value-type="float" office:value="0.0121" calcext:value-type="float">
            <text:p>0.0121</text:p>
          </table:table-cell>
          <table:table-cell table:style-name="ce1" office:value-type="float" office:value="0.00496666666666667" calcext:value-type="float">
            <text:p>0.004966666666667</text:p>
          </table:table-cell>
          <table:table-cell table:style-name="ce1" office:value-type="float" office:value="0.0835" calcext:value-type="float">
            <text:p>0.0835</text:p>
          </table:table-cell>
          <table:table-cell table:style-name="ce1" office:value-type="float" office:value="0.0205666666666667" calcext:value-type="float">
            <text:p>0.020566666666667</text:p>
          </table:table-cell>
          <table:table-cell table:style-name="ce1" office:value-type="float" office:value="8.30026666666667" calcext:value-type="float">
            <text:p>8.30026666666667</text:p>
          </table:table-cell>
          <table:table-cell table:style-name="ce1" office:value-type="float" office:value="4.74413333333333" calcext:value-type="float">
            <text:p>4.74413333333333</text:p>
          </table:table-cell>
          <table:table-cell table:style-name="ce1" office:value-type="float" office:value="0.0629333333333333" calcext:value-type="float">
            <text:p>0.062933333333333</text:p>
          </table:table-cell>
          <table:table-cell table:style-name="ce1" office:value-type="float" office:value="0.0247" calcext:value-type="float">
            <text:p>0.0247</text:p>
          </table:table-cell>
          <table:table-cell table:style-name="ce1" office:value-type="float" office:value="0.0408" calcext:value-type="float">
            <text:p>0.0408</text:p>
          </table:table-cell>
          <table:table-cell table:style-name="ce1" office:value-type="float" office:value="0.0147" calcext:value-type="float">
            <text:p>0.0147</text:p>
          </table:table-cell>
          <table:table-cell table:style-name="ce1" office:value-type="float" office:value="0.0910333333333333" calcext:value-type="float">
            <text:p>0.091033333333333</text:p>
          </table:table-cell>
          <table:table-cell table:style-name="ce1" office:value-type="float" office:value="0.0281666666666667" calcext:value-type="float">
            <text:p>0.028166666666667</text:p>
          </table:table-cell>
          <table:table-cell table:style-name="ce1" office:value-type="float" office:value="0.0128" calcext:value-type="float">
            <text:p>0.0128</text:p>
          </table:table-cell>
          <table:table-cell table:style-name="ce1" office:value-type="float" office:value="18.0645666666667" calcext:value-type="float">
            <text:p>18.0645666666667</text:p>
          </table:table-cell>
          <table:table-cell table:style-name="ce1" office:value-type="float" office:value="3.9815" calcext:value-type="float">
            <text:p>3.9815</text:p>
          </table:table-cell>
          <table:table-cell table:style-name="ce1" office:value-type="float" office:value="0.0494666666666667" calcext:value-type="float">
            <text:p>0.049466666666667</text:p>
          </table:table-cell>
          <table:table-cell table:style-name="ce1" office:value-type="float" office:value="0.00503333333333333" calcext:value-type="float">
            <text:p>0.005033333333333</text:p>
          </table:table-cell>
          <table:table-cell table:style-name="ce1" office:value-type="float" office:value="6.4477" calcext:value-type="float">
            <text:p>6.4477</text:p>
          </table:table-cell>
          <table:table-cell table:style-name="ce1" office:value-type="float" office:value="5.4835" calcext:value-type="float">
            <text:p>5.483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750_A2GL</text:p>
          </table:table-cell>
          <table:table-cell table:style-name="ce1" office:value-type="float" office:value="0.398866666666667" calcext:value-type="float">
            <text:p>0.398866666666667</text:p>
          </table:table-cell>
          <table:table-cell table:style-name="ce1" office:value-type="float" office:value="0.101833333333333" calcext:value-type="float">
            <text:p>0.10183333333333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733" calcext:value-type="float">
            <text:p>0.07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162333333333333" calcext:value-type="float">
            <text:p>0.01623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416666666666667" calcext:value-type="float">
            <text:p>0.004166666666667</text:p>
          </table:table-cell>
          <table:table-cell table:style-name="ce1" office:value-type="float" office:value="0.00346666666666667" calcext:value-type="float">
            <text:p>0.003466666666667</text:p>
          </table:table-cell>
          <table:table-cell table:style-name="ce1" office:value-type="float" office:value="0.0103666666666667" calcext:value-type="float">
            <text:p>0.0103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593333333333333" calcext:value-type="float">
            <text:p>0.0059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109266666666667" calcext:value-type="float">
            <text:p>0.109266666666667</text:p>
          </table:table-cell>
          <table:table-cell table:style-name="ce1" office:value-type="float" office:value="0.0893666666666667" calcext:value-type="float">
            <text:p>0.089366666666667</text:p>
          </table:table-cell>
          <table:table-cell table:style-name="ce1" office:value-type="float" office:value="0.0072" calcext:value-type="float">
            <text:p>0.0072</text:p>
          </table:table-cell>
          <table:table-cell table:style-name="ce1" office:value-type="float" office:value="0.00116666666666667" calcext:value-type="float">
            <text:p>0.001166666666667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243333333333333" calcext:value-type="float">
            <text:p>0.002433333333333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610666666666667" calcext:value-type="float">
            <text:p>0.061066666666667</text:p>
          </table:table-cell>
          <table:table-cell table:style-name="ce1" office:value-type="float" office:value="0.0367333333333333" calcext:value-type="float">
            <text:p>0.036733333333333</text:p>
          </table:table-cell>
          <table:table-cell table:style-name="ce1" office:value-type="float" office:value="0.00306666666666667" calcext:value-type="float">
            <text:p>0.0030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323333333333333" calcext:value-type="float">
            <text:p>0.032333333333333</text:p>
          </table:table-cell>
          <table:table-cell table:style-name="ce1" office:value-type="float" office:value="0.0750666666666667" calcext:value-type="float">
            <text:p>0.0750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13796_PLSL</text:p>
          </table:table-cell>
          <table:table-cell table:style-name="ce1" office:value-type="float" office:value="0.00586666666666667" calcext:value-type="float">
            <text:p>0.005866666666667</text:p>
          </table:table-cell>
          <table:table-cell table:style-name="ce1" office:value-type="float" office:value="0.00486666666666667" calcext:value-type="float">
            <text:p>0.004866666666667</text:p>
          </table:table-cell>
          <table:table-cell table:style-name="ce1" office:value-type="float" office:value="0.0214" calcext:value-type="float">
            <text:p>0.0214</text:p>
          </table:table-cell>
          <table:table-cell table:style-name="ce1" office:value-type="float" office:value="0.0059" calcext:value-type="float">
            <text:p>0.0059</text:p>
          </table:table-cell>
          <table:table-cell table:style-name="ce1" office:value-type="float" office:value="0.0128" calcext:value-type="float">
            <text:p>0.0128</text:p>
          </table:table-cell>
          <table:table-cell table:style-name="ce1" office:value-type="float" office:value="0.0165" calcext:value-type="float">
            <text:p>0.0165</text:p>
          </table:table-cell>
          <table:table-cell table:style-name="ce1" office:value-type="float" office:value="0.0358666666666667" calcext:value-type="float">
            <text:p>0.035866666666667</text:p>
          </table:table-cell>
          <table:table-cell table:style-name="ce1" office:value-type="float" office:value="0.142133333333333" calcext:value-type="float">
            <text:p>0.14213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1413" calcext:value-type="float">
            <text:p>0.1413</text:p>
          </table:table-cell>
          <table:table-cell table:style-name="ce1" office:value-type="float" office:value="0.138733333333333" calcext:value-type="float">
            <text:p>0.138733333333333</text:p>
          </table:table-cell>
          <table:table-cell table:style-name="ce1" office:value-type="float" office:value="0.419033333333333" calcext:value-type="float">
            <text:p>0.419033333333333</text:p>
          </table:table-cell>
          <table:table-cell table:style-name="ce1" office:value-type="float" office:value="0.0194666666666667" calcext:value-type="float">
            <text:p>0.019466666666667</text:p>
          </table:table-cell>
          <table:table-cell table:style-name="ce1" office:value-type="float" office:value="0.0278" calcext:value-type="float">
            <text:p>0.0278</text:p>
          </table:table-cell>
          <table:table-cell table:style-name="ce1" office:value-type="float" office:value="0.0560666666666667" calcext:value-type="float">
            <text:p>0.056066666666667</text:p>
          </table:table-cell>
          <table:table-cell table:style-name="ce1" office:value-type="float" office:value="0.0359333333333333" calcext:value-type="float">
            <text:p>0.035933333333333</text:p>
          </table:table-cell>
          <table:table-cell table:style-name="ce1" office:value-type="float" office:value="0.00603333333333333" calcext:value-type="float">
            <text:p>0.006033333333333</text:p>
          </table:table-cell>
          <table:table-cell table:style-name="ce1" office:value-type="float" office:value="0.0355" calcext:value-type="float">
            <text:p>0.0355</text:p>
          </table:table-cell>
          <table:table-cell table:style-name="ce1" office:value-type="float" office:value="0.00716666666666667" calcext:value-type="float">
            <text:p>0.007166666666667</text:p>
          </table:table-cell>
          <table:table-cell table:style-name="ce1" office:value-type="float" office:value="0.0153" calcext:value-type="float">
            <text:p>0.0153</text:p>
          </table:table-cell>
          <table:table-cell table:style-name="ce1" office:value-type="float" office:value="0.0255" calcext:value-type="float">
            <text:p>0.0255</text:p>
          </table:table-cell>
          <table:table-cell table:style-name="ce1" office:value-type="float" office:value="0.0119333333333333" calcext:value-type="float">
            <text:p>0.011933333333333</text:p>
          </table:table-cell>
          <table:table-cell table:style-name="ce1" office:value-type="float" office:value="0.00896666666666667" calcext:value-type="float">
            <text:p>0.008966666666667</text:p>
          </table:table-cell>
          <table:table-cell table:style-name="ce1" office:value-type="float" office:value="0.0351" calcext:value-type="float">
            <text:p>0.0351</text:p>
          </table:table-cell>
          <table:table-cell table:style-name="ce1" office:value-type="float" office:value="0.0456333333333333" calcext:value-type="float">
            <text:p>0.045633333333333</text:p>
          </table:table-cell>
          <table:table-cell table:style-name="ce1" office:value-type="float" office:value="0.0175666666666667" calcext:value-type="float">
            <text:p>0.017566666666667</text:p>
          </table:table-cell>
          <table:table-cell table:style-name="ce1" office:value-type="float" office:value="0.0263" calcext:value-type="float">
            <text:p>0.0263</text:p>
          </table:table-cell>
          <table:table-cell table:style-name="ce1" office:value-type="float" office:value="0.00533333333333333" calcext:value-type="float">
            <text:p>0.005333333333333</text:p>
          </table:table-cell>
          <table:table-cell table:style-name="ce1" office:value-type="float" office:value="0.00496666666666667" calcext:value-type="float">
            <text:p>0.004966666666667</text:p>
          </table:table-cell>
          <table:table-cell table:style-name="ce1" office:value-type="float" office:value="0.0376" calcext:value-type="float">
            <text:p>0.0376</text:p>
          </table:table-cell>
          <table:table-cell table:style-name="ce1" office:value-type="float" office:value="0.0452333333333333" calcext:value-type="float">
            <text:p>0.045233333333333</text:p>
          </table:table-cell>
          <table:table-cell table:style-name="ce1" office:value-type="float" office:value="0.00756666666666667" calcext:value-type="float">
            <text:p>0.007566666666667</text:p>
          </table:table-cell>
          <table:table-cell table:style-name="ce1" office:value-type="float" office:value="0.0017" calcext:value-type="float">
            <text:p>0.001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5121_PAI1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31" calcext:value-type="float">
            <text:p>0.0031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31" calcext:value-type="float">
            <text:p>0.003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956666666666667" calcext:value-type="float">
            <text:p>0.0095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02413_DSG1</text:p>
          </table:table-cell>
          <table:table-cell table:style-name="ce1" office:value-type="float" office:value="0.00263333333333333" calcext:value-type="float">
            <text:p>0.002633333333333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653333333333333" calcext:value-type="float">
            <text:p>0.006533333333333</text:p>
          </table:table-cell>
          <table:table-cell table:style-name="ce1" office:value-type="float" office:value="0.00953333333333333" calcext:value-type="float">
            <text:p>0.009533333333333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0049" calcext:value-type="float">
            <text:p>0.0049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61" calcext:value-type="float">
            <text:p>0.0061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803333333333334" calcext:value-type="float">
            <text:p>0.008033333333333</text:p>
          </table:table-cell>
          <table:table-cell table:style-name="ce1" office:value-type="float" office:value="0.00693333333333333" calcext:value-type="float">
            <text:p>0.0069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99" calcext:value-type="float">
            <text:p>0.0099</text:p>
          </table:table-cell>
          <table:table-cell table:style-name="ce1" office:value-type="float" office:value="0.00526666666666667" calcext:value-type="float">
            <text:p>0.0052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97" calcext:value-type="float">
            <text:p>0.0097</text:p>
          </table:table-cell>
          <table:table-cell table:style-name="ce1" office:value-type="float" office:value="0.00193333333333333" calcext:value-type="float">
            <text:p>0.0019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12830_CADH1</text:p>
          </table:table-cell>
          <table:table-cell table:style-name="ce1" office:value-type="float" office:value="0.0160333333333333" calcext:value-type="float">
            <text:p>0.016033333333333</text:p>
          </table:table-cell>
          <table:table-cell table:style-name="ce1" office:value-type="float" office:value="0.0279666666666667" calcext:value-type="float">
            <text:p>0.027966666666667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233" calcext:value-type="float">
            <text:p>0.0233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1" office:value-type="float" office:value="0.0041" calcext:value-type="float">
            <text:p>0.0041</text:p>
          </table:table-cell>
          <table:table-cell table:style-name="ce1" office:value-type="float" office:value="0.00706666666666667" calcext:value-type="float">
            <text:p>0.007066666666667</text:p>
          </table:table-cell>
          <table:table-cell table:style-name="ce1" office:value-type="float" office:value="0.0061" calcext:value-type="float">
            <text:p>0.0061</text:p>
          </table:table-cell>
          <table:table-cell table:style-name="ce1" office:value-type="float" office:value="0.00283333333333333" calcext:value-type="float">
            <text:p>0.002833333333333</text:p>
          </table:table-cell>
          <table:table-cell table:style-name="ce1" office:value-type="float" office:value="0.00393333333333333" calcext:value-type="float">
            <text:p>0.003933333333333</text:p>
          </table:table-cell>
          <table:table-cell table:style-name="ce1" office:value-type="float" office:value="0.00413333333333333" calcext:value-type="float">
            <text:p>0.0041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66" calcext:value-type="float">
            <text:p>0.0066</text:p>
          </table:table-cell>
          <table:table-cell table:style-name="ce1" office:value-type="float" office:value="0.0034" calcext:value-type="float">
            <text:p>0.0034</text:p>
          </table:table-cell>
          <table:table-cell table:style-name="ce1" office:value-type="float" office:value="0.00443333333333333" calcext:value-type="float">
            <text:p>0.004433333333333</text:p>
          </table:table-cell>
          <table:table-cell table:style-name="ce1" office:value-type="float" office:value="0.00433333333333333" calcext:value-type="float">
            <text:p>0.004333333333333</text:p>
          </table:table-cell>
          <table:table-cell table:style-name="ce1" office:value-type="float" office:value="0.00433333333333333" calcext:value-type="float">
            <text:p>0.004333333333333</text:p>
          </table:table-cell>
          <table:table-cell table:style-name="ce1" office:value-type="float" office:value="0.0667333333333333" calcext:value-type="float">
            <text:p>0.066733333333333</text:p>
          </table:table-cell>
          <table:table-cell table:style-name="ce1" office:value-type="float" office:value="0.0410666666666667" calcext:value-type="float">
            <text:p>0.041066666666667</text:p>
          </table:table-cell>
          <table:table-cell table:style-name="ce1" office:value-type="float" office:value="0.0180333333333333" calcext:value-type="float">
            <text:p>0.018033333333333</text:p>
          </table:table-cell>
          <table:table-cell table:style-name="ce1" office:value-type="float" office:value="0.0028" calcext:value-type="float">
            <text:p>0.0028</text:p>
          </table:table-cell>
          <table:table-cell table:style-name="ce1" office:value-type="float" office:value="0.00543333333333333" calcext:value-type="float">
            <text:p>0.005433333333333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313333333333333" calcext:value-type="float">
            <text:p>0.003133333333333</text:p>
          </table:table-cell>
          <table:table-cell table:style-name="ce1" office:value-type="float" office:value="0.0154666666666667" calcext:value-type="float">
            <text:p>0.015466666666667</text:p>
          </table:table-cell>
          <table:table-cell table:style-name="ce1" office:value-type="float" office:value="0.0141333333333333" calcext:value-type="float">
            <text:p>0.014133333333333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161" calcext:value-type="float">
            <text:p>0.0161</text:p>
          </table:table-cell>
          <table:table-cell table:style-name="ce1" office:value-type="float" office:value="0.0141666666666667" calcext:value-type="float">
            <text:p>0.014166666666667</text:p>
          </table:table-cell>
          <table:table-cell table:style-name="ce1" office:value-type="float" office:value="0.0211333333333333" calcext:value-type="float">
            <text:p>0.0211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32926_DSG3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83333333333333" calcext:value-type="float">
            <text:p>0.0018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0553333333333333" calcext:value-type="float">
            <text:p>0.0055333333333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8" calcext:value-type="float">
            <text:p>0.00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7" calcext:value-type="float">
            <text:p>0.0017</text:p>
          </table:table-cell>
          <table:table-cell table:style-name="ce1" office:value-type="float" office:value="0.0029" calcext:value-type="float">
            <text:p>0.00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83" calcext:value-type="float">
            <text:p>0.0083</text:p>
          </table:table-cell>
          <table:table-cell table:style-name="ce1" office:value-type="float" office:value="0.00223333333333333" calcext:value-type="float">
            <text:p>0.002233333333333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216666666666667" calcext:value-type="float">
            <text:p>0.0021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1024_CO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01" calcext:value-type="float">
            <text:p>0.0001</text:p>
          </table:table-cell>
          <table:table-cell table:number-columns-repeated="2"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1.34343333333333" calcext:value-type="float">
            <text:p>1.3434333333333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number-columns-repeated="2"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3"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number-columns-repeated="3"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01" calcext:value-type="float">
            <text:p>0.000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13751_LAMB3</text:p>
          </table:table-cell>
          <table:table-cell table:style-name="ce1" office:value-type="float" office:value="0.0019" calcext:value-type="float">
            <text:p>0.0019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386666666666667" calcext:value-type="float">
            <text:p>0.003866666666667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566666666666667" calcext:value-type="float">
            <text:p>0.000566666666667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0.000533333333333333" calcext:value-type="float">
            <text:p>0.000533333333333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666666666666667" calcext:value-type="float">
            <text:p>0.0006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647_APOA1</text:p>
          </table:table-cell>
          <table:table-cell table:style-name="ce1" office:value-type="float" office:value="0.0942333333333333" calcext:value-type="float">
            <text:p>0.094233333333333</text:p>
          </table:table-cell>
          <table:table-cell table:style-name="ce1" office:value-type="float" office:value="0.0163333333333333" calcext:value-type="float">
            <text:p>0.0163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449333333333333" calcext:value-type="float">
            <text:p>0.0449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24" calcext:value-type="float">
            <text:p>0.0024</text:p>
          </table:table-cell>
          <table:table-cell table:style-name="ce1" office:value-type="float" office:value="0.0065" calcext:value-type="float">
            <text:p>0.0065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133333333333333" calcext:value-type="float">
            <text:p>0.0013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466666666666667" calcext:value-type="float">
            <text:p>0.0004666666666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285" calcext:value-type="float">
            <text:p>0.0285</text:p>
          </table:table-cell>
          <table:table-cell table:style-name="ce1" office:value-type="float" office:value="0.0408666666666667" calcext:value-type="float">
            <text:p>0.040866666666667</text:p>
          </table:table-cell>
          <table:table-cell table:style-name="ce1" office:value-type="float" office:value="0.00113333333333333" calcext:value-type="float">
            <text:p>0.001133333333333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503333333333333" calcext:value-type="float">
            <text:p>0.005033333333333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358666666666667" calcext:value-type="float">
            <text:p>0.035866666666667</text:p>
          </table:table-cell>
          <table:table-cell table:style-name="ce1" office:value-type="float" office:value="0.0153666666666667" calcext:value-type="float">
            <text:p>0.015366666666667</text:p>
          </table:table-cell>
          <table:table-cell table:style-name="ce1" office:value-type="float" office:value="0.0003" calcext:value-type="float">
            <text:p>0.000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27" calcext:value-type="float">
            <text:p>0.0027</text:p>
          </table:table-cell>
          <table:table-cell table:style-name="ce1" office:value-type="float" office:value="0.0353333333333333" calcext:value-type="float">
            <text:p>0.035333333333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0751_CFAB</text:p>
          </table:table-cell>
          <table:table-cell table:style-name="ce1" office:value-type="float" office:value="0.252666666666667" calcext:value-type="float">
            <text:p>0.252666666666667</text:p>
          </table:table-cell>
          <table:table-cell table:style-name="ce1" office:value-type="float" office:value="0.0704" calcext:value-type="float">
            <text:p>0.07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31333333333333" calcext:value-type="float">
            <text:p>0.01313333333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293333333333333" calcext:value-type="float">
            <text:p>0.0029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82" calcext:value-type="float">
            <text:p>0.008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0360666666666667" calcext:value-type="float">
            <text:p>0.036066666666667</text:p>
          </table:table-cell>
          <table:table-cell table:style-name="ce1" office:value-type="float" office:value="0.0345333333333333" calcext:value-type="float">
            <text:p>0.0345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529666666666667" calcext:value-type="float">
            <text:p>0.052966666666667</text:p>
          </table:table-cell>
          <table:table-cell table:style-name="ce1" office:value-type="float" office:value="0.00726666666666667" calcext:value-type="float">
            <text:p>0.0072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88" calcext:value-type="float">
            <text:p>0.0088</text:p>
          </table:table-cell>
          <table:table-cell table:style-name="ce1" office:value-type="float" office:value="0.0321" calcext:value-type="float">
            <text:p>0.032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16787_LAMA3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63" calcext:value-type="float">
            <text:p>0.0063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766666666666667" calcext:value-type="float">
            <text:p>0.000766666666667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float" office:value="0.00126666666666667" calcext:value-type="float">
            <text:p>0.001266666666667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196666666666667" calcext:value-type="float">
            <text:p>0.001966666666667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 table:style-name="ce1" office:value-type="float" office:value="0.000733333333333333" calcext:value-type="float">
            <text:p>0.000733333333333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343333333333333" calcext:value-type="float">
            <text:p>0.003433333333333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float" office:value="0.00333333333333333" calcext:value-type="float">
            <text:p>0.003333333333333</text:p>
          </table:table-cell>
          <table:table-cell table:style-name="ce1" office:value-type="float" office:value="0.00826666666666667" calcext:value-type="float">
            <text:p>0.0082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533333333333334" calcext:value-type="float">
            <text:p>0.000533333333333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number-columns-repeated="2" table:style-name="ce1" office:value-type="float" office:value="0.0016" calcext:value-type="float">
            <text:p>0.0016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33333333333333" calcext:value-type="float">
            <text:p>0.002333333333333</text:p>
          </table:table-cell>
          <table:table-cell table:style-name="ce1" office:value-type="float" office:value="0.00226666666666667" calcext:value-type="float">
            <text:p>0.0022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1023_A2MG</text:p>
          </table:table-cell>
          <table:table-cell table:style-name="ce1" office:value-type="float" office:value="1.1576" calcext:value-type="float">
            <text:p>1.1576</text:p>
          </table:table-cell>
          <table:table-cell table:style-name="ce1" office:value-type="float" office:value="0.997533333333333" calcext:value-type="float">
            <text:p>0.997533333333333</text:p>
          </table:table-cell>
          <table:table-cell table:style-name="ce1" office:value-type="float" office:value="0.00196666666666667" calcext:value-type="float">
            <text:p>0.001966666666667</text:p>
          </table:table-cell>
          <table:table-cell table:style-name="ce1" office:value-type="float" office:value="1.66363333333333" calcext:value-type="float">
            <text:p>1.66363333333333</text:p>
          </table:table-cell>
          <table:table-cell table:style-name="ce1" office:value-type="float" office:value="0.00253333333333333" calcext:value-type="float">
            <text:p>0.002533333333333</text:p>
          </table:table-cell>
          <table:table-cell table:style-name="ce1" office:value-type="float" office:value="0.00663333333333333" calcext:value-type="float">
            <text:p>0.006633333333333</text:p>
          </table:table-cell>
          <table:table-cell table:style-name="ce1" office:value-type="float" office:value="0.000933333333333333" calcext:value-type="float">
            <text:p>0.000933333333333</text:p>
          </table:table-cell>
          <table:table-cell table:style-name="ce1" office:value-type="float" office:value="0.1528" calcext:value-type="float">
            <text:p>0.1528</text:p>
          </table:table-cell>
          <table:table-cell table:style-name="ce1" office:value-type="float" office:value="0.0902666666666667" calcext:value-type="float">
            <text:p>0.090266666666667</text:p>
          </table:table-cell>
          <table:table-cell table:style-name="ce1" office:value-type="float" office:value="0.0235333333333333" calcext:value-type="float">
            <text:p>0.023533333333333</text:p>
          </table:table-cell>
          <table:table-cell table:style-name="ce1" office:value-type="float" office:value="0.0137333333333333" calcext:value-type="float">
            <text:p>0.013733333333333</text:p>
          </table:table-cell>
          <table:table-cell table:style-name="ce1" office:value-type="float" office:value="0.1239" calcext:value-type="float">
            <text:p>0.1239</text:p>
          </table:table-cell>
          <table:table-cell table:style-name="ce1" office:value-type="float" office:value="0.0027" calcext:value-type="float">
            <text:p>0.0027</text:p>
          </table:table-cell>
          <table:table-cell table:style-name="ce1" office:value-type="float" office:value="0.0158" calcext:value-type="float">
            <text:p>0.0158</text:p>
          </table:table-cell>
          <table:table-cell table:style-name="ce1" office:value-type="float" office:value="0.000366666666666667" calcext:value-type="float">
            <text:p>0.000366666666667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207666666666667" calcext:value-type="float">
            <text:p>0.020766666666667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 table:style-name="ce1" office:value-type="float" office:value="0.887766666666667" calcext:value-type="float">
            <text:p>0.887766666666667</text:p>
          </table:table-cell>
          <table:table-cell table:style-name="ce1" office:value-type="float" office:value="1.92943333333333" calcext:value-type="float">
            <text:p>1.92943333333333</text:p>
          </table:table-cell>
          <table:table-cell table:style-name="ce1" office:value-type="float" office:value="0.0439" calcext:value-type="float">
            <text:p>0.0439</text:p>
          </table:table-cell>
          <table:table-cell table:style-name="ce1" office:value-type="float" office:value="0.0139666666666667" calcext:value-type="float">
            <text:p>0.013966666666667</text:p>
          </table:table-cell>
          <table:table-cell table:style-name="ce1" office:value-type="float" office:value="0.0082" calcext:value-type="float">
            <text:p>0.0082</text:p>
          </table:table-cell>
          <table:table-cell table:style-name="ce1" office:value-type="float" office:value="0.00146666666666667" calcext:value-type="float">
            <text:p>0.001466666666667</text:p>
          </table:table-cell>
          <table:table-cell table:style-name="ce1" office:value-type="float" office:value="0.0112333333333333" calcext:value-type="float">
            <text:p>0.011233333333333</text:p>
          </table:table-cell>
          <table:table-cell table:style-name="ce1" office:value-type="float" office:value="0.000866666666666667" calcext:value-type="float">
            <text:p>0.00086666666666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21.4087333333333" calcext:value-type="float">
            <text:p>21.4087333333333</text:p>
          </table:table-cell>
          <table:table-cell table:style-name="ce1" office:value-type="float" office:value="0.595166666666667" calcext:value-type="float">
            <text:p>0.595166666666667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265333333333333" calcext:value-type="float">
            <text:p>0.026533333333333</text:p>
          </table:table-cell>
          <table:table-cell table:style-name="ce1" office:value-type="float" office:value="3.16546666666667" calcext:value-type="float">
            <text:p>3.1654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55072_TERA</text:p>
          </table:table-cell>
          <table:table-cell table:style-name="ce1" office:value-type="float" office:value="0.00956666666666667" calcext:value-type="float">
            <text:p>0.009566666666667</text:p>
          </table:table-cell>
          <table:table-cell table:style-name="ce1" office:value-type="float" office:value="0.00153333333333333" calcext:value-type="float">
            <text:p>0.0015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26" calcext:value-type="float">
            <text:p>0.0026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833333333333333" calcext:value-type="float">
            <text:p>0.000833333333333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346666666666667" calcext:value-type="float">
            <text:p>0.003466666666667</text:p>
          </table:table-cell>
          <table:table-cell table:style-name="ce1" office:value-type="float" office:value="0.00356666666666667" calcext:value-type="float">
            <text:p>0.003566666666667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0166666666666667" calcext:value-type="float">
            <text:p>0.000166666666667</text:p>
          </table:table-cell>
          <table:table-cell table:style-name="ce1" office:value-type="float" office:value="0.0000333333333333333" calcext:value-type="float">
            <text:p>3.33333333333333E-05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0333333333333333" calcext:value-type="float">
            <text:p>0.000333333333333</text:p>
          </table:table-cell>
          <table:table-cell table:style-name="ce1" office:value-type="float" office:value="0.000133333333333333" calcext:value-type="float">
            <text:p>0.000133333333333</text:p>
          </table:table-cell>
          <table:table-cell table:style-name="ce1" office:value-type="float" office:value="0.00393333333333333" calcext:value-type="float">
            <text:p>0.003933333333333</text:p>
          </table:table-cell>
          <table:table-cell table:style-name="ce1" office:value-type="float" office:value="0.00136666666666667" calcext:value-type="float">
            <text:p>0.001366666666667</text:p>
          </table:table-cell>
          <table:table-cell table:number-columns-repeated="2" table:style-name="ce1" office:value-type="float" office:value="0.0001" calcext:value-type="float">
            <text:p>0.0001</text:p>
          </table:table-cell>
          <table:table-cell table:style-name="ce1" office:value-type="float" office:value="0.000233333333333333" calcext:value-type="float">
            <text:p>0.000233333333333</text:p>
          </table:table-cell>
          <table:table-cell table:style-name="ce1" office:value-type="float" office:value="0.0022" calcext:value-type="float">
            <text:p>0.002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0751_CFAB</text:p>
          </table:table-cell>
          <table:table-cell table:style-name="ce1" office:value-type="float" office:value="2.20353333333333" calcext:value-type="float">
            <text:p>2.20353333333333</text:p>
          </table:table-cell>
          <table:table-cell table:style-name="ce1" office:value-type="float" office:value="0.583" calcext:value-type="float">
            <text:p>0.583</text:p>
          </table:table-cell>
          <table:table-cell table:style-name="ce1" office:value-type="float" office:value="0.00423333333333333" calcext:value-type="float">
            <text:p>0.004233333333333</text:p>
          </table:table-cell>
          <table:table-cell table:style-name="ce1" office:value-type="float" office:value="0.4236" calcext:value-type="float">
            <text:p>0.4236</text:p>
          </table:table-cell>
          <table:table-cell table:style-name="ce1" office:value-type="float" office:value="0.00333333333333333" calcext:value-type="float">
            <text:p>0.003333333333333</text:p>
          </table:table-cell>
          <table:table-cell table:style-name="ce1" office:value-type="float" office:value="0.0069" calcext:value-type="float">
            <text:p>0.0069</text:p>
          </table:table-cell>
          <table:table-cell table:style-name="ce1" office:value-type="float" office:value="0.00196666666666667" calcext:value-type="float">
            <text:p>0.001966666666667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0221666666666667" calcext:value-type="float">
            <text:p>0.022166666666667</text:p>
          </table:table-cell>
          <table:table-cell table:style-name="ce1" office:value-type="float" office:value="0.0491" calcext:value-type="float">
            <text:p>0.0491</text:p>
          </table:table-cell>
          <table:table-cell table:style-name="ce1" office:value-type="float" office:value="0.0111333333333333" calcext:value-type="float">
            <text:p>0.011133333333333</text:p>
          </table:table-cell>
          <table:table-cell table:style-name="ce1" office:value-type="float" office:value="0.174333333333333" calcext:value-type="float">
            <text:p>0.174333333333333</text:p>
          </table:table-cell>
          <table:table-cell table:style-name="ce1" office:value-type="float" office:value="0.000266666666666667" calcext:value-type="float">
            <text:p>0.000266666666667</text:p>
          </table:table-cell>
          <table:table-cell table:style-name="ce1" office:value-type="float" office:value="0.0321" calcext:value-type="float">
            <text:p>0.0321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123333333333333" calcext:value-type="float">
            <text:p>0.001233333333333</text:p>
          </table:table-cell>
          <table:table-cell table:style-name="ce1" office:value-type="float" office:value="0.0028" calcext:value-type="float">
            <text:p>0.0028</text:p>
          </table:table-cell>
          <table:table-cell table:style-name="ce1" office:value-type="float" office:value="0.00606666666666667" calcext:value-type="float">
            <text:p>0.006066666666667</text:p>
          </table:table-cell>
          <table:table-cell table:style-name="ce1" office:value-type="float" office:value="0.392166666666667" calcext:value-type="float">
            <text:p>0.392166666666667</text:p>
          </table:table-cell>
          <table:table-cell table:style-name="ce1" office:value-type="float" office:value="0.5475" calcext:value-type="float">
            <text:p>0.5475</text:p>
          </table:table-cell>
          <table:table-cell table:style-name="ce1" office:value-type="float" office:value="0.0676666666666667" calcext:value-type="float">
            <text:p>0.067666666666667</text:p>
          </table:table-cell>
          <table:table-cell table:style-name="ce1" office:value-type="float" office:value="0.0148333333333333" calcext:value-type="float">
            <text:p>0.014833333333333</text:p>
          </table:table-cell>
          <table:table-cell table:style-name="ce1" office:value-type="float" office:value="0.0452666666666667" calcext:value-type="float">
            <text:p>0.045266666666667</text:p>
          </table:table-cell>
          <table:table-cell table:style-name="ce1" office:value-type="float" office:value="0.00683333333333333" calcext:value-type="float">
            <text:p>0.006833333333333</text:p>
          </table:table-cell>
          <table:table-cell table:style-name="ce1" office:value-type="float" office:value="0.0210333333333333" calcext:value-type="float">
            <text:p>0.021033333333333</text:p>
          </table:table-cell>
          <table:table-cell table:style-name="ce1" office:value-type="float" office:value="0.00823333333333333" calcext:value-type="float">
            <text:p>0.008233333333333</text:p>
          </table:table-cell>
          <table:table-cell table:style-name="ce1" office:value-type="float" office:value="0.0005" calcext:value-type="float">
            <text:p>0.0005</text:p>
          </table:table-cell>
          <table:table-cell table:style-name="ce1" office:value-type="float" office:value="1.09406666666667" calcext:value-type="float">
            <text:p>1.09406666666667</text:p>
          </table:table-cell>
          <table:table-cell table:style-name="ce1" office:value-type="float" office:value="0.180733333333333" calcext:value-type="float">
            <text:p>0.180733333333333</text:p>
          </table:table-cell>
          <table:table-cell table:style-name="ce1" office:value-type="float" office:value="0.0538333333333333" calcext:value-type="float">
            <text:p>0.053833333333333</text:p>
          </table:table-cell>
          <table:table-cell table:style-name="ce1" office:value-type="float" office:value="0.000433333333333333" calcext:value-type="float">
            <text:p>0.000433333333333</text:p>
          </table:table-cell>
          <table:table-cell table:style-name="ce1" office:value-type="float" office:value="0.142633333333333" calcext:value-type="float">
            <text:p>0.142633333333333</text:p>
          </table:table-cell>
          <table:table-cell table:style-name="ce1" office:value-type="float" office:value="0.717366666666667" calcext:value-type="float">
            <text:p>0.7173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Q02413_DSG1</text:p>
          </table:table-cell>
          <table:table-cell table:style-name="ce1" office:value-type="float" office:value="0.0362" calcext:value-type="float">
            <text:p>0.0362</text:p>
          </table:table-cell>
          <table:table-cell table:style-name="ce1" office:value-type="float" office:value="0.0615" calcext:value-type="float">
            <text:p>0.0615</text:p>
          </table:table-cell>
          <table:table-cell table:style-name="ce1" office:value-type="float" office:value="0.00103333333333333" calcext:value-type="float">
            <text:p>0.001033333333333</text:p>
          </table:table-cell>
          <table:table-cell table:style-name="ce1" office:value-type="float" office:value="0.0444333333333333" calcext:value-type="float">
            <text:p>0.044433333333333</text:p>
          </table:table-cell>
          <table:table-cell table:style-name="ce1" office:value-type="float" office:value="0.000966666666666667" calcext:value-type="float">
            <text:p>0.0009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0.00716666666666667" calcext:value-type="float">
            <text:p>0.0071666666666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115666666666667" calcext:value-type="float">
            <text:p>0.011566666666667</text:p>
          </table:table-cell>
          <table:table-cell table:style-name="ce1" office:value-type="float" office:value="0.00566666666666667" calcext:value-type="float">
            <text:p>0.005666666666667</text:p>
          </table:table-cell>
          <table:table-cell table:style-name="ce1" office:value-type="float" office:value="0.00856666666666667" calcext:value-type="float">
            <text:p>0.008566666666667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108" calcext:value-type="float">
            <text:p>0.0108</text:p>
          </table:table-cell>
          <table:table-cell table:style-name="ce1" office:value-type="float" office:value="0.000633333333333333" calcext:value-type="float">
            <text:p>0.000633333333333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0258" calcext:value-type="float">
            <text:p>0.0258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244666666666667" calcext:value-type="float">
            <text:p>0.024466666666667</text:p>
          </table:table-cell>
          <table:table-cell table:style-name="ce1" office:value-type="float" office:value="0.1357" calcext:value-type="float">
            <text:p>0.1357</text:p>
          </table:table-cell>
          <table:table-cell table:style-name="ce1" office:value-type="float" office:value="0.00363333333333333" calcext:value-type="float">
            <text:p>0.003633333333333</text:p>
          </table:table-cell>
          <table:table-cell table:style-name="ce1" office:value-type="float" office:value="0.00443333333333333" calcext:value-type="float">
            <text:p>0.004433333333333</text:p>
          </table:table-cell>
          <table:table-cell table:style-name="ce1" office:value-type="float" office:value="0.00143333333333333" calcext:value-type="float">
            <text:p>0.001433333333333</text:p>
          </table:table-cell>
          <table:table-cell table:style-name="ce1" office:value-type="float" office:value="0.0018" calcext:value-type="float">
            <text:p>0.0018</text:p>
          </table:table-cell>
          <table:table-cell table:style-name="ce1" office:value-type="float" office:value="0.00236666666666667" calcext:value-type="float">
            <text:p>0.002366666666667</text:p>
          </table:table-cell>
          <table:table-cell table:style-name="ce1" office:value-type="float" office:value="0.00163333333333333" calcext:value-type="float">
            <text:p>0.0016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67" calcext:value-type="float">
            <text:p>0.0567</text:p>
          </table:table-cell>
          <table:table-cell table:style-name="ce1" office:value-type="float" office:value="0.0189" calcext:value-type="float">
            <text:p>0.0189</text:p>
          </table:table-cell>
          <table:table-cell table:style-name="ce1" office:value-type="float" office:value="0.00573333333333333" calcext:value-type="float">
            <text:p>0.005733333333333</text:p>
          </table:table-cell>
          <table:table-cell table:style-name="ce1" office:value-type="float" office:value="0.0000666666666666667" calcext:value-type="float">
            <text:p>6.66666666666667E-05</text:p>
          </table:table-cell>
          <table:table-cell table:style-name="ce1" office:value-type="float" office:value="0.0724" calcext:value-type="float">
            <text:p>0.0724</text:p>
          </table:table-cell>
          <table:table-cell table:style-name="ce1" office:value-type="float" office:value="0.0200666666666667" calcext:value-type="float">
            <text:p>0.0200666666666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25311_ZA2G</text:p>
          </table:table-cell>
          <table:table-cell table:style-name="ce1" office:value-type="float" office:value="5.2697" calcext:value-type="float">
            <text:p>5.2697</text:p>
          </table:table-cell>
          <table:table-cell table:style-name="ce1" office:value-type="float" office:value="9.1713" calcext:value-type="float">
            <text:p>9.1713</text:p>
          </table:table-cell>
          <table:table-cell table:style-name="ce1" office:value-type="float" office:value="0.870633333333333" calcext:value-type="float">
            <text:p>0.870633333333333</text:p>
          </table:table-cell>
          <table:table-cell table:style-name="ce1" office:value-type="float" office:value="4.33026666666667" calcext:value-type="float">
            <text:p>4.33026666666667</text:p>
          </table:table-cell>
          <table:table-cell table:style-name="ce1" office:value-type="float" office:value="0.0915666666666667" calcext:value-type="float">
            <text:p>0.091566666666667</text:p>
          </table:table-cell>
          <table:table-cell table:style-name="ce1" office:value-type="float" office:value="0.268666666666667" calcext:value-type="float">
            <text:p>0.268666666666667</text:p>
          </table:table-cell>
          <table:table-cell table:style-name="ce1" office:value-type="float" office:value="0.505966666666667" calcext:value-type="float">
            <text:p>0.505966666666667</text:p>
          </table:table-cell>
          <table:table-cell table:style-name="ce1" office:value-type="float" office:value="2.94233333333333" calcext:value-type="float">
            <text:p>2.94233333333333</text:p>
          </table:table-cell>
          <table:table-cell table:style-name="ce1" office:value-type="float" office:value="0.141633333333333" calcext:value-type="float">
            <text:p>0.141633333333333</text:p>
          </table:table-cell>
          <table:table-cell table:style-name="ce1" office:value-type="float" office:value="1.90013333333333" calcext:value-type="float">
            <text:p>1.90013333333333</text:p>
          </table:table-cell>
          <table:table-cell table:style-name="ce1" office:value-type="float" office:value="0.0377" calcext:value-type="float">
            <text:p>0.0377</text:p>
          </table:table-cell>
          <table:table-cell table:style-name="ce1" office:value-type="float" office:value="1.54013333333333" calcext:value-type="float">
            <text:p>1.54013333333333</text:p>
          </table:table-cell>
          <table:table-cell table:style-name="ce1" office:value-type="float" office:value="0.1538" calcext:value-type="float">
            <text:p>0.1538</text:p>
          </table:table-cell>
          <table:table-cell table:style-name="ce1" office:value-type="float" office:value="2.3069" calcext:value-type="float">
            <text:p>2.3069</text:p>
          </table:table-cell>
          <table:table-cell table:style-name="ce1" office:value-type="float" office:value="0.164133333333333" calcext:value-type="float">
            <text:p>0.164133333333333</text:p>
          </table:table-cell>
          <table:table-cell table:style-name="ce1" office:value-type="float" office:value="0.0613" calcext:value-type="float">
            <text:p>0.0613</text:p>
          </table:table-cell>
          <table:table-cell table:style-name="ce1" office:value-type="float" office:value="0.0710666666666667" calcext:value-type="float">
            <text:p>0.071066666666667</text:p>
          </table:table-cell>
          <table:table-cell table:style-name="ce1" office:value-type="float" office:value="0.1254" calcext:value-type="float">
            <text:p>0.1254</text:p>
          </table:table-cell>
          <table:table-cell table:style-name="ce1" office:value-type="float" office:value="10.0884666666667" calcext:value-type="float">
            <text:p>10.0884666666667</text:p>
          </table:table-cell>
          <table:table-cell table:style-name="ce1" office:value-type="float" office:value="8.27943333333333" calcext:value-type="float">
            <text:p>8.27943333333333</text:p>
          </table:table-cell>
          <table:table-cell table:style-name="ce1" office:value-type="float" office:value="0.2345" calcext:value-type="float">
            <text:p>0.2345</text:p>
          </table:table-cell>
          <table:table-cell table:style-name="ce1" office:value-type="float" office:value="0.0915" calcext:value-type="float">
            <text:p>0.0915</text:p>
          </table:table-cell>
          <table:table-cell table:style-name="ce1" office:value-type="float" office:value="0.103533333333333" calcext:value-type="float">
            <text:p>0.103533333333333</text:p>
          </table:table-cell>
          <table:table-cell table:style-name="ce1" office:value-type="float" office:value="0.320733333333333" calcext:value-type="float">
            <text:p>0.320733333333333</text:p>
          </table:table-cell>
          <table:table-cell table:style-name="ce1" office:value-type="float" office:value="1.07606666666667" calcext:value-type="float">
            <text:p>1.07606666666667</text:p>
          </table:table-cell>
          <table:table-cell table:style-name="ce1" office:value-type="float" office:value="0.192866666666667" calcext:value-type="float">
            <text:p>0.192866666666667</text:p>
          </table:table-cell>
          <table:table-cell table:style-name="ce1" office:value-type="float" office:value="0.2236" calcext:value-type="float">
            <text:p>0.2236</text:p>
          </table:table-cell>
          <table:table-cell table:style-name="ce1" office:value-type="float" office:value="7.04693333333333" calcext:value-type="float">
            <text:p>7.04693333333333</text:p>
          </table:table-cell>
          <table:table-cell table:style-name="ce1" office:value-type="float" office:value="6.64776666666667" calcext:value-type="float">
            <text:p>6.64776666666667</text:p>
          </table:table-cell>
          <table:table-cell table:style-name="ce1" office:value-type="float" office:value="0.233066666666667" calcext:value-type="float">
            <text:p>0.233066666666667</text:p>
          </table:table-cell>
          <table:table-cell table:style-name="ce1" office:value-type="float" office:value="0.0192" calcext:value-type="float">
            <text:p>0.0192</text:p>
          </table:table-cell>
          <table:table-cell table:style-name="ce1" office:value-type="float" office:value="12.7847666666667" calcext:value-type="float">
            <text:p>12.7847666666667</text:p>
          </table:table-cell>
          <table:table-cell table:style-name="ce1" office:value-type="float" office:value="1.6978" calcext:value-type="float">
            <text:p>1.697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p_P02790_HEMO</text:p>
          </table:table-cell>
          <table:table-cell table:style-name="ce1" office:value-type="float" office:value="5.57613333333333" calcext:value-type="float">
            <text:p>5.57613333333333</text:p>
          </table:table-cell>
          <table:table-cell table:style-name="ce1" office:value-type="float" office:value="1.76576666666667" calcext:value-type="float">
            <text:p>1.76576666666667</text:p>
          </table:table-cell>
          <table:table-cell table:style-name="ce1" office:value-type="float" office:value="0.0296333333333333" calcext:value-type="float">
            <text:p>0.029633333333333</text:p>
          </table:table-cell>
          <table:table-cell table:style-name="ce1" office:value-type="float" office:value="3.5937" calcext:value-type="float">
            <text:p>3.5937</text:p>
          </table:table-cell>
          <table:table-cell table:style-name="ce1" office:value-type="float" office:value="0.00466666666666667" calcext:value-type="float">
            <text:p>0.004666666666667</text:p>
          </table:table-cell>
          <table:table-cell table:style-name="ce1" office:value-type="float" office:value="0.0078" calcext:value-type="float">
            <text:p>0.0078</text:p>
          </table:table-cell>
          <table:table-cell table:style-name="ce1" office:value-type="float" office:value="0.0135" calcext:value-type="float">
            <text:p>0.0135</text:p>
          </table:table-cell>
          <table:table-cell table:style-name="ce1" office:value-type="float" office:value="0.253333333333333" calcext:value-type="float">
            <text:p>0.253333333333333</text:p>
          </table:table-cell>
          <table:table-cell table:style-name="ce1" office:value-type="float" office:value="0.00693333333333333" calcext:value-type="float">
            <text:p>0.006933333333333</text:p>
          </table:table-cell>
          <table:table-cell table:style-name="ce1" office:value-type="float" office:value="0.0276" calcext:value-type="float">
            <text:p>0.0276</text:p>
          </table:table-cell>
          <table:table-cell table:style-name="ce1" office:value-type="float" office:value="0.00386666666666667" calcext:value-type="float">
            <text:p>0.003866666666667</text:p>
          </table:table-cell>
          <table:table-cell table:style-name="ce1" office:value-type="float" office:value="0.227933333333333" calcext:value-type="float">
            <text:p>0.227933333333333</text:p>
          </table:table-cell>
          <table:table-cell table:style-name="ce1" office:value-type="float" office:value="0.0057" calcext:value-type="float">
            <text:p>0.0057</text:p>
          </table:table-cell>
          <table:table-cell table:style-name="ce1" office:value-type="float" office:value="0.230333333333333" calcext:value-type="float">
            <text:p>0.230333333333333</text:p>
          </table:table-cell>
          <table:table-cell table:style-name="ce1" office:value-type="float" office:value="0.0160666666666667" calcext:value-type="float">
            <text:p>0.016066666666667</text:p>
          </table:table-cell>
          <table:table-cell table:style-name="ce1" office:value-type="float" office:value="0.00356666666666667" calcext:value-type="float">
            <text:p>0.003566666666667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1" office:value-type="float" office:value="0.00456666666666667" calcext:value-type="float">
            <text:p>0.004566666666667</text:p>
          </table:table-cell>
          <table:table-cell table:style-name="ce1" office:value-type="float" office:value="2.0419" calcext:value-type="float">
            <text:p>2.0419</text:p>
          </table:table-cell>
          <table:table-cell table:style-name="ce1" office:value-type="float" office:value="3.78246666666667" calcext:value-type="float">
            <text:p>3.78246666666667</text:p>
          </table:table-cell>
          <table:table-cell table:style-name="ce1" office:value-type="float" office:value="0.67385" calcext:value-type="float">
            <text:p>0.67385</text:p>
          </table:table-cell>
          <table:table-cell table:style-name="ce1" office:value-type="float" office:value="0.0166666666666667" calcext:value-type="float">
            <text:p>0.016666666666667</text:p>
          </table:table-cell>
          <table:table-cell table:style-name="ce1" office:value-type="float" office:value="0.0522" calcext:value-type="float">
            <text:p>0.0522</text:p>
          </table:table-cell>
          <table:table-cell table:style-name="ce1" office:value-type="float" office:value="0.0523" calcext:value-type="float">
            <text:p>0.0523</text:p>
          </table:table-cell>
          <table:table-cell table:style-name="ce1" office:value-type="float" office:value="0.2217" calcext:value-type="float">
            <text:p>0.2217</text:p>
          </table:table-cell>
          <table:table-cell table:style-name="ce1" office:value-type="float" office:value="0.0079" calcext:value-type="float">
            <text:p>0.0079</text:p>
          </table:table-cell>
          <table:table-cell table:style-name="ce1" office:value-type="float" office:value="0.00353333333333333" calcext:value-type="float">
            <text:p>0.003533333333333</text:p>
          </table:table-cell>
          <table:table-cell table:style-name="ce1" office:value-type="float" office:value="3.23956666666667" calcext:value-type="float">
            <text:p>3.23956666666667</text:p>
          </table:table-cell>
          <table:table-cell table:style-name="ce1" office:value-type="float" office:value="1.3913" calcext:value-type="float">
            <text:p>1.3913</text:p>
          </table:table-cell>
          <table:table-cell table:style-name="ce1" office:value-type="float" office:value="0.0410333333333333" calcext:value-type="float">
            <text:p>0.041033333333333</text:p>
          </table:table-cell>
          <table:table-cell table:style-name="ce1" office:value-type="float" office:value="0.00673333333333333" calcext:value-type="float">
            <text:p>0.006733333333333</text:p>
          </table:table-cell>
          <table:table-cell table:style-name="ce1" office:value-type="float" office:value="0.1913" calcext:value-type="float">
            <text:p>0.1913</text:p>
          </table:table-cell>
          <table:table-cell table:style-name="ce1" office:value-type="float" office:value="4.236" calcext:value-type="float">
            <text:p>4.236</text:p>
          </table:table-cell>
          <table:table-cell table:number-columns-repeated="989"/>
        </table:table-row>
        <table:table-row table:style-name="ro2" table:number-rows-repeated="1048486">
          <table:table-cell table:number-columns-repeated="1023"/>
        </table:table-row>
        <table:table-row table:style-name="ro3">
          <table:table-cell table:number-columns-repeated="1023"/>
        </table:table-row>
        <table:named-expressions>
          <table:named-range table:name="_xlnm._FilterDatabase" table:base-cell-address="$Skyline_output.$A$1" table:cell-range-address="$'Peptide Expression_Henry'.$J$1:.$J$89"/>
        </table:named-expressions>
      </table:table>
      <table:named-expressions/>
      <table:database-ranges>
        <table:database-range table:name="__Anonymous_Sheet_DB__1" table:target-range-address="'Peptide Expression_Henry'.J1:'Peptide Expression_Henry'.J8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ptide_20_Expression_5f_Henry" style:display-name="PageStyle_Peptide Expression_Hen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yline_5f_output" style:display-name="PageStyle_Skyline_out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iane De Rossi</meta:initial-creator>
    <meta:creation-date>2018-08-09T13:49:57</meta:creation-date>
    <dc:date>2018-09-08T17:21:41.687417459</dc:date>
    <meta:generator>LibreOffice/6.0.3.2$Linux_X86_64 LibreOffice_project/00m0$Build-2</meta:generator>
    <meta:editing-duration>PT3M24S</meta:editing-duration>
    <meta:editing-cycles>1</meta:editing-cycles>
    <meta:document-statistic meta:table-count="2" meta:cell-count="172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